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3">
      <style:table-cell-properties fo:border="thin solid #000000"/>
    </style:style>
    <style:style style:name="ce4" style:family="table-cell" style:parent-style-name="Default" style:data-style-name="N14">
      <style:table-cell-properties fo:border="thin solid #000000"/>
    </style:style>
    <style:style style:name="ce5" style:family="table-cell" style:parent-style-name="Default" style:data-style-name="N0">
      <style:table-cell-properties fo:border="thin solid #000000" fo:background-color="transparent"/>
    </style:style>
    <style:style style:name="ce6" style:family="table-cell" style:parent-style-name="Default" style:data-style-name="N0">
      <style:table-cell-properties fo:border="thin solid #000000" fo:background-color="transparent"/>
    </style:style>
    <style:style style:name="ce7" style:family="table-cell" style:parent-style-name="Default" style:data-style-name="N3">
      <style:table-cell-properties fo:border="thin solid #000000" fo:background-color="transparent"/>
    </style:style>
    <style:style style:name="ce8" style:family="table-cell" style:parent-style-name="Default" style:data-style-name="N0">
      <style:table-cell-properties fo:border="thin solid #000000"/>
    </style:style>
    <style:style style:name="co1" style:family="table-column">
      <style:table-column-properties fo:break-before="auto" style:column-width="2.82222222222222cm"/>
    </style:style>
    <style:style style:name="co2" style:family="table-column">
      <style:table-column-properties fo:break-before="auto" style:column-width="2.92805555555556cm"/>
    </style:style>
    <style:style style:name="co3" style:family="table-column">
      <style:table-column-properties fo:break-before="auto" style:column-width="2.13430555555556cm" style:use-optimal-column-width="true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5.45041666666667cm" style:use-optimal-column-width="true"/>
    </style:style>
    <style:style style:name="co6" style:family="table-column">
      <style:table-column-properties fo:break-before="auto" style:column-width="4.23333333333333cm" style:use-optimal-column-width="true"/>
    </style:style>
    <style:style style:name="co7" style:family="table-column">
      <style:table-column-properties fo:break-before="auto" style:column-width="2.55763888888889cm" style:use-optimal-column-width="true"/>
    </style:style>
    <style:style style:name="co8" style:family="table-column">
      <style:table-column-properties fo:break-before="auto" style:column-width="2.80458333333333cm" style:use-optimal-column-width="true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Workshee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4" table:number-columns-repeated="6" table:default-cell-style-name="ce1"/>
        <table:table-column table:style-name="co7" table:default-cell-style-name="ce1"/>
        <table:table-column table:style-name="co8" table:default-cell-style-name="ce1"/>
        <table:table-column table:style-name="co7" table:default-cell-style-name="ce1"/>
        <table:table-column table:style-name="co4" table:number-columns-repeated="16368" table:default-cell-style-name="ce1"/>
        <table:table-row table:style-name="ro1">
          <table:table-cell office:value-type="string" table:number-columns-spanned="5" table:number-rows-spanned="1" table:style-name="ce8">
            <text:p>旅館名稱</text:p>
          </table:table-cell>
          <table:covered-table-cell table:number-columns-repeated="4"/>
          <table:table-cell office:value-type="string" table:style-name="ce2">
            <text:p>Hotel</text:p>
          </table:table-cell>
          <table:table-cell office:value-type="string" table:style-name="ce2">
            <text:p>Area</text:p>
          </table:table-cell>
          <table:table-cell office:value-type="string" table:style-name="ce2">
            <text:p>Room</text:p>
          </table:table-cell>
          <table:table-cell office:value-type="string" table:number-columns-spanned="2" table:number-rows-spanned="1" table:style-name="ce8">
            <text:p>Demand</text:p>
          </table:table-cell>
          <table:covered-table-cell/>
          <table:table-cell office:value-type="string" table:style-name="ce2">
            <text:p>Occupancy</text:p>
          </table:table-cell>
          <table:table-cell office:value-type="string" table:number-columns-spanned="2" table:number-rows-spanned="1" table:style-name="ce8">
            <text:p>ADR</text:p>
          </table:table-cell>
          <table:covered-table-cell/>
          <table:table-cell office:value-type="string" table:style-name="ce2">
            <text:p>Room_Revenue</text:p>
          </table:table-cell>
          <table:table-cell office:value-type="string" table:style-name="ce2">
            <text:p>F&amp;B_Revenue</text:p>
          </table:table-cell>
          <table:table-cell office:value-type="string" table:style-name="ce2">
            <text:p>Total_Revenue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圓山大飯店</text:p>
          </table:table-cell>
          <table:covered-table-cell table:number-columns-repeated="4"/>
          <table:table-cell office:value-type="string" office:string-value="圓山大飯店" table:formula="of:=SUBSTITUTE([.A2];&quot;*&quot;;&quot;&quot;)" table:style-name="ce5">
            <text:p>圓山大飯店</text:p>
          </table:table-cell>
          <table:table-cell office:value-type="string" table:style-name="ce5">
            <text:p>Taipei</text:p>
          </table:table-cell>
          <table:table-cell office:value-type="float" office:value="500" table:style-name="ce3">
            <text:p>500</text:p>
          </table:table-cell>
          <table:table-cell office:value-type="float" office:value="12855" table:number-columns-spanned="2" table:number-rows-spanned="1" table:style-name="ce7">
            <text:p>12,855</text:p>
          </table:table-cell>
          <table:covered-table-cell/>
          <table:table-cell office:value-type="percentage" office:value="0.82935483870967741" table:style-name="ce4">
            <text:p>82.94%</text:p>
          </table:table-cell>
          <table:table-cell office:value-type="float" office:value="3743.5680280046681" table:number-columns-spanned="2" table:number-rows-spanned="1" table:style-name="ce7">
            <text:p>3,744</text:p>
          </table:table-cell>
          <table:covered-table-cell/>
          <table:table-cell office:value-type="float" office:value="48123567" table:style-name="ce3">
            <text:p>48,123,567</text:p>
          </table:table-cell>
          <table:table-cell office:value-type="float" office:value="47599801" table:style-name="ce3">
            <text:p>47,599,801</text:p>
          </table:table-cell>
          <table:table-cell office:value-type="float" office:value="105220904" table:style-name="ce3">
            <text:p>105,220,904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國賓大飯店</text:p>
          </table:table-cell>
          <table:covered-table-cell table:number-columns-repeated="4"/>
          <table:table-cell office:value-type="string" office:string-value="國賓大飯店" table:formula="of:=SUBSTITUTE([.A3];&quot;*&quot;;&quot;&quot;)" table:style-name="ce5">
            <text:p>國賓大飯店</text:p>
          </table:table-cell>
          <table:table-cell office:value-type="string" table:style-name="ce5">
            <text:p>Taipei</text:p>
          </table:table-cell>
          <table:table-cell office:value-type="float" office:value="316" table:style-name="ce3">
            <text:p>316</text:p>
          </table:table-cell>
          <table:table-cell office:value-type="float" office:value="6388" table:number-columns-spanned="2" table:number-rows-spanned="1" table:style-name="ce7">
            <text:p>6,388</text:p>
          </table:table-cell>
          <table:covered-table-cell/>
          <table:table-cell office:value-type="percentage" office:value="0.65210289914250719" table:style-name="ce4">
            <text:p>65.21%</text:p>
          </table:table-cell>
          <table:table-cell office:value-type="float" office:value="3500.2554790231679" table:number-columns-spanned="2" table:number-rows-spanned="1" table:style-name="ce7">
            <text:p>3,500</text:p>
          </table:table-cell>
          <table:covered-table-cell/>
          <table:table-cell office:value-type="float" office:value="22359632" table:style-name="ce3">
            <text:p>22,359,632</text:p>
          </table:table-cell>
          <table:table-cell office:value-type="float" office:value="67839051" table:style-name="ce3">
            <text:p>67,839,051</text:p>
          </table:table-cell>
          <table:table-cell office:value-type="float" office:value="96779740" table:style-name="ce3">
            <text:p>96,779,740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台北華國大飯店</text:p>
          </table:table-cell>
          <table:covered-table-cell table:number-columns-repeated="4"/>
          <table:table-cell office:value-type="string" office:string-value="台北華國大飯店" table:formula="of:=SUBSTITUTE([.A4];&quot;*&quot;;&quot;&quot;)" table:style-name="ce5">
            <text:p>台北華國大飯店</text:p>
          </table:table-cell>
          <table:table-cell office:value-type="string" table:style-name="ce5">
            <text:p>Taipei</text:p>
          </table:table-cell>
          <table:table-cell office:value-type="float" office:value="326" table:style-name="ce3">
            <text:p>326</text:p>
          </table:table-cell>
          <table:table-cell office:value-type="float" office:value="7314" table:number-columns-spanned="2" table:number-rows-spanned="1" table:style-name="ce7">
            <text:p>7,314</text:p>
          </table:table-cell>
          <table:covered-table-cell/>
          <table:table-cell office:value-type="percentage" office:value="0.72372847813180285" table:style-name="ce4">
            <text:p>72.37%</text:p>
          </table:table-cell>
          <table:table-cell office:value-type="float" office:value="2736.6961990702762" table:number-columns-spanned="2" table:number-rows-spanned="1" table:style-name="ce7">
            <text:p>2,737</text:p>
          </table:table-cell>
          <table:covered-table-cell/>
          <table:table-cell office:value-type="float" office:value="20016196" table:style-name="ce3">
            <text:p>20,016,196</text:p>
          </table:table-cell>
          <table:table-cell office:value-type="float" office:value="8811626" table:style-name="ce3">
            <text:p>8,811,626</text:p>
          </table:table-cell>
          <table:table-cell office:value-type="float" office:value="30650348" table:style-name="ce3">
            <text:p>30,650,348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華泰王子大飯店</text:p>
          </table:table-cell>
          <table:covered-table-cell table:number-columns-repeated="4"/>
          <table:table-cell office:value-type="string" office:string-value="華泰王子大飯店" table:formula="of:=SUBSTITUTE([.A5];&quot;*&quot;;&quot;&quot;)" table:style-name="ce5">
            <text:p>華泰王子大飯店</text:p>
          </table:table-cell>
          <table:table-cell office:value-type="string" table:style-name="ce5">
            <text:p>Taipei</text:p>
          </table:table-cell>
          <table:table-cell office:value-type="float" office:value="202" table:style-name="ce3">
            <text:p>202</text:p>
          </table:table-cell>
          <table:table-cell office:value-type="float" office:value="4706" table:number-columns-spanned="2" table:number-rows-spanned="1" table:style-name="ce7">
            <text:p>4,706</text:p>
          </table:table-cell>
          <table:covered-table-cell/>
          <table:table-cell office:value-type="percentage" office:value="0.75151708719259025" table:style-name="ce4">
            <text:p>75.15%</text:p>
          </table:table-cell>
          <table:table-cell office:value-type="float" office:value="2607.842328941776" table:number-columns-spanned="2" table:number-rows-spanned="1" table:style-name="ce7">
            <text:p>2,608</text:p>
          </table:table-cell>
          <table:covered-table-cell/>
          <table:table-cell office:value-type="float" office:value="12272506" table:style-name="ce3">
            <text:p>12,272,506</text:p>
          </table:table-cell>
          <table:table-cell office:value-type="float" office:value="9518465" table:style-name="ce3">
            <text:p>9,518,465</text:p>
          </table:table-cell>
          <table:table-cell office:value-type="float" office:value="24060459" table:style-name="ce3">
            <text:p>24,060,459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豪景大酒店</text:p>
          </table:table-cell>
          <table:covered-table-cell table:number-columns-repeated="4"/>
          <table:table-cell office:value-type="string" office:string-value="豪景大酒店" table:formula="of:=SUBSTITUTE([.A6];&quot;*&quot;;&quot;&quot;)" table:style-name="ce5">
            <text:p>豪景大酒店</text:p>
          </table:table-cell>
          <table:table-cell office:value-type="string" table:style-name="ce5">
            <text:p>Taipei</text:p>
          </table:table-cell>
          <table:table-cell office:value-type="float" office:value="209" table:style-name="ce3">
            <text:p>209</text:p>
          </table:table-cell>
          <table:table-cell office:value-type="float" office:value="4772" table:number-columns-spanned="2" table:number-rows-spanned="1" table:style-name="ce7">
            <text:p>4,772</text:p>
          </table:table-cell>
          <table:covered-table-cell/>
          <table:table-cell office:value-type="percentage" office:value="0.73653341565056341" table:style-name="ce4">
            <text:p>73.65%</text:p>
          </table:table-cell>
          <table:table-cell office:value-type="float" office:value="2056.9031852472758" table:number-columns-spanned="2" table:number-rows-spanned="1" table:style-name="ce7">
            <text:p>2,057</text:p>
          </table:table-cell>
          <table:covered-table-cell/>
          <table:table-cell office:value-type="float" office:value="9815542" table:style-name="ce3">
            <text:p>9,815,542</text:p>
          </table:table-cell>
          <table:table-cell office:value-type="float" office:value="728580" table:style-name="ce3">
            <text:p>728,580</text:p>
          </table:table-cell>
          <table:table-cell office:value-type="float" office:value="10835635" table:style-name="ce3">
            <text:p>10,835,635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國王大飯店</text:p>
          </table:table-cell>
          <table:covered-table-cell table:number-columns-repeated="4"/>
          <table:table-cell office:value-type="string" office:string-value="國王大飯店" table:formula="of:=SUBSTITUTE([.A7];&quot;*&quot;;&quot;&quot;)" table:style-name="ce5">
            <text:p>國王大飯店</text:p>
          </table:table-cell>
          <table:table-cell office:value-type="string" table:style-name="ce5">
            <text:p>Taipei</text:p>
          </table:table-cell>
          <table:table-cell office:value-type="float" office:value="97" table:style-name="ce3">
            <text:p>97</text:p>
          </table:table-cell>
          <table:table-cell office:value-type="float" office:value="1912" table:number-columns-spanned="2" table:number-rows-spanned="1" table:style-name="ce7">
            <text:p>1,912</text:p>
          </table:table-cell>
          <table:covered-table-cell/>
          <table:table-cell office:value-type="percentage" office:value="0.63584968407050213" table:style-name="ce4">
            <text:p>63.58%</text:p>
          </table:table-cell>
          <table:table-cell office:value-type="float" office:value="1573.8885983263599" table:number-columns-spanned="2" table:number-rows-spanned="1" table:style-name="ce7">
            <text:p>1,574</text:p>
          </table:table-cell>
          <table:covered-table-cell/>
          <table:table-cell office:value-type="float" office:value="3009275" table:style-name="ce3">
            <text:p>3,009,275</text:p>
          </table:table-cell>
          <table:table-cell office:value-type="float" office:value="809548" table:style-name="ce3">
            <text:p>809,548</text:p>
          </table:table-cell>
          <table:table-cell office:value-type="float" office:value="3884570" table:style-name="ce3">
            <text:p>3,884,570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台北凱撒大飯店</text:p>
          </table:table-cell>
          <table:covered-table-cell table:number-columns-repeated="4"/>
          <table:table-cell office:value-type="string" office:string-value="台北凱撒大飯店" table:formula="of:=SUBSTITUTE([.A8];&quot;*&quot;;&quot;&quot;)" table:style-name="ce5">
            <text:p>台北凱撒大飯店</text:p>
          </table:table-cell>
          <table:table-cell office:value-type="string" table:style-name="ce5">
            <text:p>Taipei</text:p>
          </table:table-cell>
          <table:table-cell office:value-type="float" office:value="478" table:style-name="ce3">
            <text:p>478</text:p>
          </table:table-cell>
          <table:table-cell office:value-type="float" office:value="12554" table:number-columns-spanned="2" table:number-rows-spanned="1" table:style-name="ce7">
            <text:p>12,554</text:p>
          </table:table-cell>
          <table:covered-table-cell/>
          <table:table-cell office:value-type="percentage" office:value="0.84721284923741391" table:style-name="ce4">
            <text:p>84.72%</text:p>
          </table:table-cell>
          <table:table-cell office:value-type="float" office:value="3581.7881153417238" table:number-columns-spanned="2" table:number-rows-spanned="1" table:style-name="ce7">
            <text:p>3,582</text:p>
          </table:table-cell>
          <table:covered-table-cell/>
          <table:table-cell office:value-type="float" office:value="44965768" table:style-name="ce3">
            <text:p>44,965,768</text:p>
          </table:table-cell>
          <table:table-cell office:value-type="float" office:value="17239771" table:style-name="ce3">
            <text:p>17,239,771</text:p>
          </table:table-cell>
          <table:table-cell office:value-type="float" office:value="67358277" table:style-name="ce3">
            <text:p>67,358,277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康華大飯店</text:p>
          </table:table-cell>
          <table:covered-table-cell table:number-columns-repeated="4"/>
          <table:table-cell office:value-type="string" office:string-value="康華大飯店" table:formula="of:=SUBSTITUTE([.A9];&quot;*&quot;;&quot;&quot;)" table:style-name="ce5">
            <text:p>康華大飯店</text:p>
          </table:table-cell>
          <table:table-cell office:value-type="string" table:style-name="ce5">
            <text:p>Taipei</text:p>
          </table:table-cell>
          <table:table-cell office:value-type="float" office:value="215" table:style-name="ce3">
            <text:p>215</text:p>
          </table:table-cell>
          <table:table-cell office:value-type="float" office:value="4394" table:number-columns-spanned="2" table:number-rows-spanned="1" table:style-name="ce7">
            <text:p>4,394</text:p>
          </table:table-cell>
          <table:covered-table-cell/>
          <table:table-cell office:value-type="percentage" office:value="0.65926481620405097" table:style-name="ce4">
            <text:p>65.93%</text:p>
          </table:table-cell>
          <table:table-cell office:value-type="float" office:value="2237.3497951752388" table:number-columns-spanned="2" table:number-rows-spanned="1" table:style-name="ce7">
            <text:p>2,237</text:p>
          </table:table-cell>
          <table:covered-table-cell/>
          <table:table-cell office:value-type="float" office:value="9830915" table:style-name="ce3">
            <text:p>9,830,915</text:p>
          </table:table-cell>
          <table:table-cell office:value-type="float" office:value="10265512" table:style-name="ce3">
            <text:p>10,265,512</text:p>
          </table:table-cell>
          <table:table-cell office:value-type="float" office:value="20915621" table:style-name="ce3">
            <text:p>20,915,621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兄弟大飯店</text:p>
          </table:table-cell>
          <table:covered-table-cell table:number-columns-repeated="4"/>
          <table:table-cell office:value-type="string" office:string-value="兄弟大飯店" table:formula="of:=SUBSTITUTE([.A10];&quot;*&quot;;&quot;&quot;)" table:style-name="ce5">
            <text:p>兄弟大飯店</text:p>
          </table:table-cell>
          <table:table-cell office:value-type="string" table:style-name="ce5">
            <text:p>Taipei</text:p>
          </table:table-cell>
          <table:table-cell office:value-type="float" office:value="250" table:style-name="ce3">
            <text:p>250</text:p>
          </table:table-cell>
          <table:table-cell office:value-type="float" office:value="4732" table:number-columns-spanned="2" table:number-rows-spanned="1" table:style-name="ce7">
            <text:p>4,732</text:p>
          </table:table-cell>
          <table:covered-table-cell/>
          <table:table-cell office:value-type="percentage" office:value="0.61058064516129029" table:style-name="ce4">
            <text:p>61.06%</text:p>
          </table:table-cell>
          <table:table-cell office:value-type="float" office:value="3365.169484361792" table:number-columns-spanned="2" table:number-rows-spanned="1" table:style-name="ce7">
            <text:p>3,365</text:p>
          </table:table-cell>
          <table:covered-table-cell/>
          <table:table-cell office:value-type="float" office:value="15923982" table:style-name="ce3">
            <text:p>15,923,982</text:p>
          </table:table-cell>
          <table:table-cell office:value-type="float" office:value="38052907" table:style-name="ce3">
            <text:p>38,052,907</text:p>
          </table:table-cell>
          <table:table-cell office:value-type="float" office:value="58473911" table:style-name="ce3">
            <text:p>58,473,911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三德大飯店</text:p>
          </table:table-cell>
          <table:covered-table-cell table:number-columns-repeated="4"/>
          <table:table-cell office:value-type="string" office:string-value="三德大飯店" table:formula="of:=SUBSTITUTE([.A11];&quot;*&quot;;&quot;&quot;)" table:style-name="ce5">
            <text:p>三德大飯店</text:p>
          </table:table-cell>
          <table:table-cell office:value-type="string" table:style-name="ce5">
            <text:p>Taipei</text:p>
          </table:table-cell>
          <table:table-cell office:value-type="float" office:value="287" table:style-name="ce3">
            <text:p>287</text:p>
          </table:table-cell>
          <table:table-cell office:value-type="float" office:value="3490" table:number-columns-spanned="2" table:number-rows-spanned="1" table:style-name="ce7">
            <text:p>3,490</text:p>
          </table:table-cell>
          <table:covered-table-cell/>
          <table:table-cell office:value-type="percentage" office:value="0.39226705631111608" table:style-name="ce4">
            <text:p>39.23%</text:p>
          </table:table-cell>
          <table:table-cell office:value-type="float" office:value="1854.9839541547281" table:number-columns-spanned="2" table:number-rows-spanned="1" table:style-name="ce7">
            <text:p>1,855</text:p>
          </table:table-cell>
          <table:covered-table-cell/>
          <table:table-cell office:value-type="float" office:value="6473894" table:style-name="ce3">
            <text:p>6,473,894</text:p>
          </table:table-cell>
          <table:table-cell office:value-type="float" office:value="857350" table:style-name="ce3">
            <text:p>857,350</text:p>
          </table:table-cell>
          <table:table-cell office:value-type="float" office:value="10072752" table:style-name="ce3">
            <text:p>10,072,752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亞都麗緻大飯店</text:p>
          </table:table-cell>
          <table:covered-table-cell table:number-columns-repeated="4"/>
          <table:table-cell office:value-type="string" office:string-value="亞都麗緻大飯店" table:formula="of:=SUBSTITUTE([.A12];&quot;*&quot;;&quot;&quot;)" table:style-name="ce5">
            <text:p>亞都麗緻大飯店</text:p>
          </table:table-cell>
          <table:table-cell office:value-type="string" table:style-name="ce5">
            <text:p>Taipei</text:p>
          </table:table-cell>
          <table:table-cell office:value-type="float" office:value="209" table:style-name="ce3">
            <text:p>209</text:p>
          </table:table-cell>
          <table:table-cell office:value-type="float" office:value="4244" table:number-columns-spanned="2" table:number-rows-spanned="1" table:style-name="ce7">
            <text:p>4,244</text:p>
          </table:table-cell>
          <table:covered-table-cell/>
          <table:table-cell office:value-type="percentage" office:value="0.65503935792560586" table:style-name="ce4">
            <text:p>65.50%</text:p>
          </table:table-cell>
          <table:table-cell office:value-type="float" office:value="3831.930018850142" table:number-columns-spanned="2" table:number-rows-spanned="1" table:style-name="ce7">
            <text:p>3,832</text:p>
          </table:table-cell>
          <table:covered-table-cell/>
          <table:table-cell office:value-type="float" office:value="16262711" table:style-name="ce3">
            <text:p>16,262,711</text:p>
          </table:table-cell>
          <table:table-cell office:value-type="float" office:value="9504006" table:style-name="ce3">
            <text:p>9,504,006</text:p>
          </table:table-cell>
          <table:table-cell office:value-type="float" office:value="29341928" table:style-name="ce3">
            <text:p>29,341,928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國聯大飯店</text:p>
          </table:table-cell>
          <table:covered-table-cell table:number-columns-repeated="4"/>
          <table:table-cell office:value-type="string" office:string-value="國聯大飯店" table:formula="of:=SUBSTITUTE([.A13];&quot;*&quot;;&quot;&quot;)" table:style-name="ce5">
            <text:p>國聯大飯店</text:p>
          </table:table-cell>
          <table:table-cell office:value-type="string" table:style-name="ce5">
            <text:p>Taipei</text:p>
          </table:table-cell>
          <table:table-cell office:value-type="float" office:value="243" table:style-name="ce3">
            <text:p>243</text:p>
          </table:table-cell>
          <table:table-cell office:value-type="float" office:value="4730" table:number-columns-spanned="2" table:number-rows-spanned="1" table:style-name="ce7">
            <text:p>4,730</text:p>
          </table:table-cell>
          <table:covered-table-cell/>
          <table:table-cell office:value-type="percentage" office:value="0.6279038895526351" table:style-name="ce4">
            <text:p>62.79%</text:p>
          </table:table-cell>
          <table:table-cell office:value-type="float" office:value="2058.2551797040169" table:number-columns-spanned="2" table:number-rows-spanned="1" table:style-name="ce7">
            <text:p>2,058</text:p>
          </table:table-cell>
          <table:covered-table-cell/>
          <table:table-cell office:value-type="float" office:value="9735547" table:style-name="ce3">
            <text:p>9,735,547</text:p>
          </table:table-cell>
          <table:table-cell office:value-type="float" office:value="1283497" table:style-name="ce3">
            <text:p>1,283,497</text:p>
          </table:table-cell>
          <table:table-cell office:value-type="float" office:value="12197051" table:style-name="ce3">
            <text:p>12,197,051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台北寒舍喜來登大飯店</text:p>
          </table:table-cell>
          <table:covered-table-cell table:number-columns-repeated="4"/>
          <table:table-cell office:value-type="string" office:string-value="台北寒舍喜來登大飯店" table:formula="of:=SUBSTITUTE([.A14];&quot;*&quot;;&quot;&quot;)" table:style-name="ce5">
            <text:p>台北寒舍喜來登大飯店</text:p>
          </table:table-cell>
          <table:table-cell office:value-type="string" table:style-name="ce5">
            <text:p>Taipei</text:p>
          </table:table-cell>
          <table:table-cell office:value-type="float" office:value="688" table:style-name="ce3">
            <text:p>688</text:p>
          </table:table-cell>
          <table:table-cell office:value-type="float" office:value="14388" table:number-columns-spanned="2" table:number-rows-spanned="1" table:style-name="ce7">
            <text:p>14,388</text:p>
          </table:table-cell>
          <table:covered-table-cell/>
          <table:table-cell office:value-type="percentage" office:value="0.6746061515378845" table:style-name="ce4">
            <text:p>67.46%</text:p>
          </table:table-cell>
          <table:table-cell office:value-type="float" office:value="4939.6024464831808" table:number-columns-spanned="2" table:number-rows-spanned="1" table:style-name="ce7">
            <text:p>4,940</text:p>
          </table:table-cell>
          <table:covered-table-cell/>
          <table:table-cell office:value-type="float" office:value="71071000" table:style-name="ce3">
            <text:p>71,071,000</text:p>
          </table:table-cell>
          <table:table-cell office:value-type="float" office:value="99826926" table:style-name="ce3">
            <text:p>99,826,926</text:p>
          </table:table-cell>
          <table:table-cell office:value-type="float" office:value="191989563" table:style-name="ce3">
            <text:p>191,989,563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老爺大酒店</text:p>
          </table:table-cell>
          <table:covered-table-cell table:number-columns-repeated="4"/>
          <table:table-cell office:value-type="string" office:string-value="老爺大酒店" table:formula="of:=SUBSTITUTE([.A15];&quot;*&quot;;&quot;&quot;)" table:style-name="ce5">
            <text:p>老爺大酒店</text:p>
          </table:table-cell>
          <table:table-cell office:value-type="string" table:style-name="ce5">
            <text:p>Taipei</text:p>
          </table:table-cell>
          <table:table-cell office:value-type="float" office:value="202" table:style-name="ce3">
            <text:p>202</text:p>
          </table:table-cell>
          <table:table-cell office:value-type="float" office:value="5625" table:number-columns-spanned="2" table:number-rows-spanned="1" table:style-name="ce7">
            <text:p>5,625</text:p>
          </table:table-cell>
          <table:covered-table-cell/>
          <table:table-cell office:value-type="percentage" office:value="0.89827531140210792" table:style-name="ce4">
            <text:p>89.83%</text:p>
          </table:table-cell>
          <table:table-cell office:value-type="float" office:value="4519.347911111111" table:number-columns-spanned="2" table:number-rows-spanned="1" table:style-name="ce7">
            <text:p>4,519</text:p>
          </table:table-cell>
          <table:covered-table-cell/>
          <table:table-cell office:value-type="float" office:value="25421332" table:style-name="ce3">
            <text:p>25,421,332</text:p>
          </table:table-cell>
          <table:table-cell office:value-type="float" office:value="20960974" table:style-name="ce3">
            <text:p>20,960,974</text:p>
          </table:table-cell>
          <table:table-cell office:value-type="float" office:value="52918728" table:style-name="ce3">
            <text:p>52,918,728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福華大飯店</text:p>
          </table:table-cell>
          <table:covered-table-cell table:number-columns-repeated="4"/>
          <table:table-cell office:value-type="string" office:string-value="福華大飯店" table:formula="of:=SUBSTITUTE([.A16];&quot;*&quot;;&quot;&quot;)" table:style-name="ce5">
            <text:p>福華大飯店</text:p>
          </table:table-cell>
          <table:table-cell office:value-type="string" table:style-name="ce5">
            <text:p>Taipei</text:p>
          </table:table-cell>
          <table:table-cell office:value-type="float" office:value="606" table:style-name="ce3">
            <text:p>606</text:p>
          </table:table-cell>
          <table:table-cell office:value-type="float" office:value="12036" table:number-columns-spanned="2" table:number-rows-spanned="1" table:style-name="ce7">
            <text:p>12,036</text:p>
          </table:table-cell>
          <table:covered-table-cell/>
          <table:table-cell office:value-type="percentage" office:value="0.64068987543915679" table:style-name="ce4">
            <text:p>64.07%</text:p>
          </table:table-cell>
          <table:table-cell office:value-type="float" office:value="3500" table:number-columns-spanned="2" table:number-rows-spanned="1" table:style-name="ce7">
            <text:p>3,500</text:p>
          </table:table-cell>
          <table:covered-table-cell/>
          <table:table-cell office:value-type="float" office:value="42126000" table:style-name="ce3">
            <text:p>42,126,000</text:p>
          </table:table-cell>
          <table:table-cell office:value-type="float" office:value="38866000" table:style-name="ce3">
            <text:p>38,866,000</text:p>
          </table:table-cell>
          <table:table-cell office:value-type="float" office:value="94578000" table:style-name="ce3">
            <text:p>94,578,000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台北君悅酒店</text:p>
          </table:table-cell>
          <table:covered-table-cell table:number-columns-repeated="4"/>
          <table:table-cell office:value-type="string" office:string-value="台北君悅酒店" table:formula="of:=SUBSTITUTE([.A17];&quot;*&quot;;&quot;&quot;)" table:style-name="ce5">
            <text:p>台北君悅酒店</text:p>
          </table:table-cell>
          <table:table-cell office:value-type="string" table:style-name="ce5">
            <text:p>Taipei</text:p>
          </table:table-cell>
          <table:table-cell office:value-type="float" office:value="850" table:style-name="ce3">
            <text:p>850</text:p>
          </table:table-cell>
          <table:table-cell office:value-type="float" office:value="17658" table:number-columns-spanned="2" table:number-rows-spanned="1" table:style-name="ce7">
            <text:p>17,658</text:p>
          </table:table-cell>
          <table:covered-table-cell/>
          <table:table-cell office:value-type="percentage" office:value="0.67013282732447821" table:style-name="ce4">
            <text:p>67.01%</text:p>
          </table:table-cell>
          <table:table-cell office:value-type="float" office:value="5532.0445124023108" table:number-columns-spanned="2" table:number-rows-spanned="1" table:style-name="ce7">
            <text:p>5,532</text:p>
          </table:table-cell>
          <table:covered-table-cell/>
          <table:table-cell office:value-type="float" office:value="97684842" table:style-name="ce3">
            <text:p>97,684,842</text:p>
          </table:table-cell>
          <table:table-cell office:value-type="float" office:value="82875373" table:style-name="ce3">
            <text:p>82,875,373</text:p>
          </table:table-cell>
          <table:table-cell office:value-type="float" office:value="204355241" table:style-name="ce3">
            <text:p>204,355,241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西華大飯店</text:p>
          </table:table-cell>
          <table:covered-table-cell table:number-columns-repeated="4"/>
          <table:table-cell office:value-type="string" office:string-value="西華大飯店" table:formula="of:=SUBSTITUTE([.A18];&quot;*&quot;;&quot;&quot;)" table:style-name="ce5">
            <text:p>西華大飯店</text:p>
          </table:table-cell>
          <table:table-cell office:value-type="string" table:style-name="ce5">
            <text:p>Taipei</text:p>
          </table:table-cell>
          <table:table-cell office:value-type="float" office:value="343" table:style-name="ce3">
            <text:p>343</text:p>
          </table:table-cell>
          <table:table-cell office:value-type="float" office:value="6873" table:number-columns-spanned="2" table:number-rows-spanned="1" table:style-name="ce7">
            <text:p>6,873</text:p>
          </table:table-cell>
          <table:covered-table-cell/>
          <table:table-cell office:value-type="percentage" office:value="0.64638389918179251" table:style-name="ce4">
            <text:p>64.64%</text:p>
          </table:table-cell>
          <table:table-cell office:value-type="float" office:value="4227.6343663611233" table:number-columns-spanned="2" table:number-rows-spanned="1" table:style-name="ce7">
            <text:p>4,228</text:p>
          </table:table-cell>
          <table:covered-table-cell/>
          <table:table-cell office:value-type="float" office:value="29056531" table:style-name="ce3">
            <text:p>29,056,531</text:p>
          </table:table-cell>
          <table:table-cell office:value-type="float" office:value="14170172" table:style-name="ce3">
            <text:p>14,170,172</text:p>
          </table:table-cell>
          <table:table-cell office:value-type="float" office:value="47656937" table:style-name="ce3">
            <text:p>47,656,937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晶華酒店</text:p>
          </table:table-cell>
          <table:covered-table-cell table:number-columns-repeated="4"/>
          <table:table-cell office:value-type="string" office:string-value="晶華酒店" table:formula="of:=SUBSTITUTE([.A19];&quot;*&quot;;&quot;&quot;)" table:style-name="ce5">
            <text:p>晶華酒店</text:p>
          </table:table-cell>
          <table:table-cell office:value-type="string" table:style-name="ce5">
            <text:p>Taipei</text:p>
          </table:table-cell>
          <table:table-cell office:value-type="float" office:value="538" table:style-name="ce3">
            <text:p>538</text:p>
          </table:table-cell>
          <table:table-cell office:value-type="float" office:value="13018" table:number-columns-spanned="2" table:number-rows-spanned="1" table:style-name="ce7">
            <text:p>13,018</text:p>
          </table:table-cell>
          <table:covered-table-cell/>
          <table:table-cell office:value-type="percentage" office:value="0.78054922652596237" table:style-name="ce4">
            <text:p>78.05%</text:p>
          </table:table-cell>
          <table:table-cell office:value-type="float" office:value="5387.8521278230146" table:number-columns-spanned="2" table:number-rows-spanned="1" table:style-name="ce7">
            <text:p>5,388</text:p>
          </table:table-cell>
          <table:covered-table-cell/>
          <table:table-cell office:value-type="float" office:value="70139059" table:style-name="ce3">
            <text:p>70,139,059</text:p>
          </table:table-cell>
          <table:table-cell office:value-type="float" office:value="129791107" table:style-name="ce3">
            <text:p>129,791,107</text:p>
          </table:table-cell>
          <table:table-cell office:value-type="float" office:value="257851379" table:style-name="ce3">
            <text:p>257,851,379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香格里拉台北遠東國際大飯店</text:p>
          </table:table-cell>
          <table:covered-table-cell table:number-columns-repeated="4"/>
          <table:table-cell office:value-type="string" office:string-value="香格里拉台北遠東國際大飯店" table:formula="of:=SUBSTITUTE([.A20];&quot;*&quot;;&quot;&quot;)" table:style-name="ce5">
            <text:p>香格里拉台北遠東國際大飯店</text:p>
          </table:table-cell>
          <table:table-cell office:value-type="string" table:style-name="ce5">
            <text:p>Taipei</text:p>
          </table:table-cell>
          <table:table-cell office:value-type="float" office:value="420" table:style-name="ce3">
            <text:p>420</text:p>
          </table:table-cell>
          <table:table-cell office:value-type="float" office:value="8943" table:number-columns-spanned="2" table:number-rows-spanned="1" table:style-name="ce7">
            <text:p>8,943</text:p>
          </table:table-cell>
          <table:covered-table-cell/>
          <table:table-cell office:value-type="percentage" office:value="0.68686635944700458" table:style-name="ce4">
            <text:p>68.69%</text:p>
          </table:table-cell>
          <table:table-cell office:value-type="float" office:value="5873.2889410712287" table:number-columns-spanned="2" table:number-rows-spanned="1" table:style-name="ce7">
            <text:p>5,873</text:p>
          </table:table-cell>
          <table:covered-table-cell/>
          <table:table-cell office:value-type="float" office:value="52524823" table:style-name="ce3">
            <text:p>52,524,823</text:p>
          </table:table-cell>
          <table:table-cell office:value-type="float" office:value="46231520" table:style-name="ce3">
            <text:p>46,231,520</text:p>
          </table:table-cell>
          <table:table-cell office:value-type="float" office:value="114964508" table:style-name="ce3">
            <text:p>114,964,508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神旺大飯店</text:p>
          </table:table-cell>
          <table:covered-table-cell table:number-columns-repeated="4"/>
          <table:table-cell office:value-type="string" office:string-value="神旺大飯店" table:formula="of:=SUBSTITUTE([.A21];&quot;*&quot;;&quot;&quot;)" table:style-name="ce5">
            <text:p>神旺大飯店</text:p>
          </table:table-cell>
          <table:table-cell office:value-type="string" table:style-name="ce5">
            <text:p>Taipei</text:p>
          </table:table-cell>
          <table:table-cell office:value-type="float" office:value="268" table:style-name="ce3">
            <text:p>268</text:p>
          </table:table-cell>
          <table:table-cell office:value-type="float" office:value="7145" table:number-columns-spanned="2" table:number-rows-spanned="1" table:style-name="ce7">
            <text:p>7,145</text:p>
          </table:table-cell>
          <table:covered-table-cell/>
          <table:table-cell office:value-type="percentage" office:value="0.86001444390948478" table:style-name="ce4">
            <text:p>86.00%</text:p>
          </table:table-cell>
          <table:table-cell office:value-type="float" office:value="2066.4026592022392" table:number-columns-spanned="2" table:number-rows-spanned="1" table:style-name="ce7">
            <text:p>2,066</text:p>
          </table:table-cell>
          <table:covered-table-cell/>
          <table:table-cell office:value-type="float" office:value="14764447" table:style-name="ce3">
            <text:p>14,764,447</text:p>
          </table:table-cell>
          <table:table-cell office:value-type="float" office:value="25642721" table:style-name="ce3">
            <text:p>25,642,721</text:p>
          </table:table-cell>
          <table:table-cell office:value-type="float" office:value="43568038" table:style-name="ce3">
            <text:p>43,568,038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美麗信花園酒店</text:p>
          </table:table-cell>
          <table:covered-table-cell table:number-columns-repeated="4"/>
          <table:table-cell office:value-type="string" office:string-value="美麗信花園酒店" table:formula="of:=SUBSTITUTE([.A22];&quot;*&quot;;&quot;&quot;)" table:style-name="ce5">
            <text:p>美麗信花園酒店</text:p>
          </table:table-cell>
          <table:table-cell office:value-type="string" table:style-name="ce5">
            <text:p>Taipei</text:p>
          </table:table-cell>
          <table:table-cell office:value-type="float" office:value="203" table:style-name="ce3">
            <text:p>203</text:p>
          </table:table-cell>
          <table:table-cell office:value-type="float" office:value="5666" table:number-columns-spanned="2" table:number-rows-spanned="1" table:style-name="ce7">
            <text:p>5,666</text:p>
          </table:table-cell>
          <table:covered-table-cell/>
          <table:table-cell office:value-type="percentage" office:value="0.90036548546003492" table:style-name="ce4">
            <text:p>90.04%</text:p>
          </table:table-cell>
          <table:table-cell office:value-type="float" office:value="2052.774091069537" table:number-columns-spanned="2" table:number-rows-spanned="1" table:style-name="ce7">
            <text:p>2,053</text:p>
          </table:table-cell>
          <table:covered-table-cell/>
          <table:table-cell office:value-type="float" office:value="11631018" table:style-name="ce3">
            <text:p>11,631,018</text:p>
          </table:table-cell>
          <table:table-cell office:value-type="float" office:value="6374586" table:style-name="ce3">
            <text:p>6,374,586</text:p>
          </table:table-cell>
          <table:table-cell office:value-type="float" office:value="24495246" table:style-name="ce3">
            <text:p>24,495,246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台北寒舍艾美酒店</text:p>
          </table:table-cell>
          <table:covered-table-cell table:number-columns-repeated="4"/>
          <table:table-cell office:value-type="string" office:string-value="台北寒舍艾美酒店" table:formula="of:=SUBSTITUTE([.A23];&quot;*&quot;;&quot;&quot;)" table:style-name="ce5">
            <text:p>台北寒舍艾美酒店</text:p>
          </table:table-cell>
          <table:table-cell office:value-type="string" table:style-name="ce5">
            <text:p>Taipei</text:p>
          </table:table-cell>
          <table:table-cell office:value-type="float" office:value="160" table:style-name="ce3">
            <text:p>160</text:p>
          </table:table-cell>
          <table:table-cell office:value-type="float" office:value="3831" table:number-columns-spanned="2" table:number-rows-spanned="1" table:style-name="ce7">
            <text:p>3,831</text:p>
          </table:table-cell>
          <table:covered-table-cell/>
          <table:table-cell office:value-type="percentage" office:value="0.77237903225806448" table:style-name="ce4">
            <text:p>77.24%</text:p>
          </table:table-cell>
          <table:table-cell office:value-type="float" office:value="8459.8974158183246" table:number-columns-spanned="2" table:number-rows-spanned="1" table:style-name="ce7">
            <text:p>8,460</text:p>
          </table:table-cell>
          <table:covered-table-cell/>
          <table:table-cell office:value-type="float" office:value="32409867" table:style-name="ce3">
            <text:p>32,409,867</text:p>
          </table:table-cell>
          <table:table-cell office:value-type="float" office:value="51022559" table:style-name="ce3">
            <text:p>51,022,559</text:p>
          </table:table-cell>
          <table:table-cell office:value-type="float" office:value="97272465" table:style-name="ce3">
            <text:p>97,272,465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台北W飯店</text:p>
          </table:table-cell>
          <table:covered-table-cell table:number-columns-repeated="4"/>
          <table:table-cell office:value-type="string" office:string-value="台北W飯店" table:formula="of:=SUBSTITUTE([.A24];&quot;*&quot;;&quot;&quot;)" table:style-name="ce5">
            <text:p>台北W飯店</text:p>
          </table:table-cell>
          <table:table-cell office:value-type="string" table:style-name="ce5">
            <text:p>Taipei</text:p>
          </table:table-cell>
          <table:table-cell office:value-type="float" office:value="405" table:style-name="ce3">
            <text:p>405</text:p>
          </table:table-cell>
          <table:table-cell office:value-type="float" office:value="10614" table:number-columns-spanned="2" table:number-rows-spanned="1" table:style-name="ce7">
            <text:p>10,614</text:p>
          </table:table-cell>
          <table:covered-table-cell/>
          <table:table-cell office:value-type="percentage" office:value="0.84540023894862604" table:style-name="ce4">
            <text:p>84.54%</text:p>
          </table:table-cell>
          <table:table-cell office:value-type="float" office:value="8523.2849067269635" table:number-columns-spanned="2" table:number-rows-spanned="1" table:style-name="ce7">
            <text:p>8,523</text:p>
          </table:table-cell>
          <table:covered-table-cell/>
          <table:table-cell office:value-type="float" office:value="90466146" table:style-name="ce3">
            <text:p>90,466,146</text:p>
          </table:table-cell>
          <table:table-cell office:value-type="float" office:value="46597527" table:style-name="ce3">
            <text:p>46,597,527</text:p>
          </table:table-cell>
          <table:table-cell office:value-type="float" office:value="154895759" table:style-name="ce3">
            <text:p>154,895,759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台北萬豪酒店</text:p>
          </table:table-cell>
          <table:covered-table-cell table:number-columns-repeated="4"/>
          <table:table-cell office:value-type="string" office:string-value="台北萬豪酒店" table:formula="of:=SUBSTITUTE([.A25];&quot;*&quot;;&quot;&quot;)" table:style-name="ce5">
            <text:p>台北萬豪酒店</text:p>
          </table:table-cell>
          <table:table-cell office:value-type="string" table:style-name="ce5">
            <text:p>Taipei</text:p>
          </table:table-cell>
          <table:table-cell office:value-type="float" office:value="318" table:style-name="ce3">
            <text:p>318</text:p>
          </table:table-cell>
          <table:table-cell office:value-type="float" office:value="8143" table:number-columns-spanned="2" table:number-rows-spanned="1" table:style-name="ce7">
            <text:p>8,143</text:p>
          </table:table-cell>
          <table:covered-table-cell/>
          <table:table-cell office:value-type="percentage" office:value="0.82602962061270035" table:style-name="ce4">
            <text:p>82.60%</text:p>
          </table:table-cell>
          <table:table-cell office:value-type="float" office:value="5660.3901510499818" table:number-columns-spanned="2" table:number-rows-spanned="1" table:style-name="ce7">
            <text:p>5,660</text:p>
          </table:table-cell>
          <table:covered-table-cell/>
          <table:table-cell office:value-type="float" office:value="46092557" table:style-name="ce3">
            <text:p>46,092,557</text:p>
          </table:table-cell>
          <table:table-cell office:value-type="float" office:value="55583417" table:style-name="ce3">
            <text:p>55,583,417</text:p>
          </table:table-cell>
          <table:table-cell office:value-type="float" office:value="134443593" table:style-name="ce3">
            <text:p>134,443,593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台北美福大飯店</text:p>
          </table:table-cell>
          <table:covered-table-cell table:number-columns-repeated="4"/>
          <table:table-cell office:value-type="string" office:string-value="台北美福大飯店" table:formula="of:=SUBSTITUTE([.A26];&quot;*&quot;;&quot;&quot;)" table:style-name="ce5">
            <text:p>台北美福大飯店</text:p>
          </table:table-cell>
          <table:table-cell office:value-type="string" table:style-name="ce5">
            <text:p>Taipei</text:p>
          </table:table-cell>
          <table:table-cell office:value-type="float" office:value="146" table:style-name="ce3">
            <text:p>146</text:p>
          </table:table-cell>
          <table:table-cell office:value-type="float" office:value="2197" table:number-columns-spanned="2" table:number-rows-spanned="1" table:style-name="ce7">
            <text:p>2,197</text:p>
          </table:table-cell>
          <table:covered-table-cell/>
          <table:table-cell office:value-type="percentage" office:value="0.48541758727353068" table:style-name="ce4">
            <text:p>48.54%</text:p>
          </table:table-cell>
          <table:table-cell office:value-type="float" office:value="6335.1533909877107" table:number-columns-spanned="2" table:number-rows-spanned="1" table:style-name="ce7">
            <text:p>6,335</text:p>
          </table:table-cell>
          <table:covered-table-cell/>
          <table:table-cell office:value-type="float" office:value="13918332" table:style-name="ce3">
            <text:p>13,918,332</text:p>
          </table:table-cell>
          <table:table-cell office:value-type="float" office:value="43188236" table:style-name="ce3">
            <text:p>43,188,236</text:p>
          </table:table-cell>
          <table:table-cell office:value-type="float" office:value="61772811" table:style-name="ce3">
            <text:p>61,772,811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亞士都飯店</text:p>
          </table:table-cell>
          <table:covered-table-cell table:number-columns-repeated="4"/>
          <table:table-cell office:value-type="string" office:string-value="亞士都飯店" table:formula="of:=SUBSTITUTE([.A27];&quot;*&quot;;&quot;&quot;)" table:style-name="ce5">
            <text:p>亞士都飯店</text:p>
          </table:table-cell>
          <table:table-cell office:value-type="string" table:style-name="ce5">
            <text:p>Taipei</text:p>
          </table:table-cell>
          <table:table-cell office:value-type="float" office:value="40" table:style-name="ce3">
            <text:p>40</text:p>
          </table:table-cell>
          <table:table-cell office:value-type="float" office:value="479" table:number-columns-spanned="2" table:number-rows-spanned="1" table:style-name="ce7">
            <text:p>479</text:p>
          </table:table-cell>
          <table:covered-table-cell/>
          <table:table-cell office:value-type="percentage" office:value="0.38629032258064522" table:style-name="ce4">
            <text:p>38.63%</text:p>
          </table:table-cell>
          <table:table-cell office:value-type="float" office:value="2315.5741127348638" table:number-columns-spanned="2" table:number-rows-spanned="1" table:style-name="ce7">
            <text:p>2,316</text:p>
          </table:table-cell>
          <table:covered-table-cell/>
          <table:table-cell office:value-type="float" office:value="1109160" table:style-name="ce3">
            <text:p>1,109,160</text:p>
          </table:table-cell>
          <table:table-cell office:value-type="float" office:value="0" table:style-name="ce3">
            <text:p>0</text:p>
          </table:table-cell>
          <table:table-cell office:value-type="float" office:value="1109160" table:style-name="ce3">
            <text:p>1,109,160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天成大飯店</text:p>
          </table:table-cell>
          <table:covered-table-cell table:number-columns-repeated="4"/>
          <table:table-cell office:value-type="string" office:string-value="天成大飯店" table:formula="of:=SUBSTITUTE([.A28];&quot;*&quot;;&quot;&quot;)" table:style-name="ce5">
            <text:p>天成大飯店</text:p>
          </table:table-cell>
          <table:table-cell office:value-type="string" table:style-name="ce5">
            <text:p>Taipei</text:p>
          </table:table-cell>
          <table:table-cell office:value-type="float" office:value="225" table:style-name="ce3">
            <text:p>225</text:p>
          </table:table-cell>
          <table:table-cell office:value-type="float" office:value="6433" table:number-columns-spanned="2" table:number-rows-spanned="1" table:style-name="ce7">
            <text:p>6,433</text:p>
          </table:table-cell>
          <table:covered-table-cell/>
          <table:table-cell office:value-type="percentage" office:value="0.92229390681003587" table:style-name="ce4">
            <text:p>92.23%</text:p>
          </table:table-cell>
          <table:table-cell office:value-type="float" office:value="2984.7372920876728" table:number-columns-spanned="2" table:number-rows-spanned="1" table:style-name="ce7">
            <text:p>2,985</text:p>
          </table:table-cell>
          <table:covered-table-cell/>
          <table:table-cell office:value-type="float" office:value="19200815" table:style-name="ce3">
            <text:p>19,200,815</text:p>
          </table:table-cell>
          <table:table-cell office:value-type="float" office:value="18118687" table:style-name="ce3">
            <text:p>18,118,687</text:p>
          </table:table-cell>
          <table:table-cell office:value-type="float" office:value="39397749" table:style-name="ce3">
            <text:p>39,397,749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六福客棧</text:p>
          </table:table-cell>
          <table:covered-table-cell table:number-columns-repeated="4"/>
          <table:table-cell office:value-type="string" office:string-value="六福客棧" table:formula="of:=SUBSTITUTE([.A29];&quot;*&quot;;&quot;&quot;)" table:style-name="ce5">
            <text:p>六福客棧</text:p>
          </table:table-cell>
          <table:table-cell office:value-type="string" table:style-name="ce5">
            <text:p>Taipei</text:p>
          </table:table-cell>
          <table:table-cell office:value-type="float" office:value="230" table:style-name="ce3">
            <text:p>230</text:p>
          </table:table-cell>
          <table:table-cell office:value-type="float" office:value="4738" table:number-columns-spanned="2" table:number-rows-spanned="1" table:style-name="ce7">
            <text:p>4,738</text:p>
          </table:table-cell>
          <table:covered-table-cell/>
          <table:table-cell office:value-type="percentage" office:value="0.6645161290322581" table:style-name="ce4">
            <text:p>66.45%</text:p>
          </table:table-cell>
          <table:table-cell office:value-type="float" office:value="1310.4238075137191" table:number-columns-spanned="2" table:number-rows-spanned="1" table:style-name="ce7">
            <text:p>1,310</text:p>
          </table:table-cell>
          <table:covered-table-cell/>
          <table:table-cell office:value-type="float" office:value="6208788" table:style-name="ce3">
            <text:p>6,208,788</text:p>
          </table:table-cell>
          <table:table-cell office:value-type="float" office:value="7579265" table:style-name="ce3">
            <text:p>7,579,265</text:p>
          </table:table-cell>
          <table:table-cell office:value-type="float" office:value="14239439" table:style-name="ce3">
            <text:p>14,239,439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第一大飯店</text:p>
          </table:table-cell>
          <table:covered-table-cell table:number-columns-repeated="4"/>
          <table:table-cell office:value-type="string" office:string-value="第一大飯店" table:formula="of:=SUBSTITUTE([.A30];&quot;*&quot;;&quot;&quot;)" table:style-name="ce5">
            <text:p>第一大飯店</text:p>
          </table:table-cell>
          <table:table-cell office:value-type="string" table:style-name="ce5">
            <text:p>Taipei</text:p>
          </table:table-cell>
          <table:table-cell office:value-type="float" office:value="176" table:style-name="ce3">
            <text:p>176</text:p>
          </table:table-cell>
          <table:table-cell office:value-type="float" office:value="4400" table:number-columns-spanned="2" table:number-rows-spanned="1" table:style-name="ce7">
            <text:p>4,400</text:p>
          </table:table-cell>
          <table:covered-table-cell/>
          <table:table-cell office:value-type="percentage" office:value="0.80645161290322576" table:style-name="ce4">
            <text:p>80.65%</text:p>
          </table:table-cell>
          <table:table-cell office:value-type="float" office:value="1580.4543181818181" table:number-columns-spanned="2" table:number-rows-spanned="1" table:style-name="ce7">
            <text:p>1,580</text:p>
          </table:table-cell>
          <table:covered-table-cell/>
          <table:table-cell office:value-type="float" office:value="6953999" table:style-name="ce3">
            <text:p>6,953,999</text:p>
          </table:table-cell>
          <table:table-cell office:value-type="float" office:value="3050764" table:style-name="ce3">
            <text:p>3,050,764</text:p>
          </table:table-cell>
          <table:table-cell office:value-type="float" office:value="29575038" table:style-name="ce3">
            <text:p>29,575,038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慶泰大飯店</text:p>
          </table:table-cell>
          <table:covered-table-cell table:number-columns-repeated="4"/>
          <table:table-cell office:value-type="string" office:string-value="慶泰大飯店" table:formula="of:=SUBSTITUTE([.A31];&quot;*&quot;;&quot;&quot;)" table:style-name="ce5">
            <text:p>慶泰大飯店</text:p>
          </table:table-cell>
          <table:table-cell office:value-type="string" table:style-name="ce5">
            <text:p>Taipei</text:p>
          </table:table-cell>
          <table:table-cell office:value-type="float" office:value="150" table:style-name="ce3">
            <text:p>150</text:p>
          </table:table-cell>
          <table:table-cell office:value-type="float" office:value="3846" table:number-columns-spanned="2" table:number-rows-spanned="1" table:style-name="ce7">
            <text:p>3,846</text:p>
          </table:table-cell>
          <table:covered-table-cell/>
          <table:table-cell office:value-type="percentage" office:value="0.82709677419354843" table:style-name="ce4">
            <text:p>82.71%</text:p>
          </table:table-cell>
          <table:table-cell office:value-type="float" office:value="2606.5829433177332" table:number-columns-spanned="2" table:number-rows-spanned="1" table:style-name="ce7">
            <text:p>2,607</text:p>
          </table:table-cell>
          <table:covered-table-cell/>
          <table:table-cell office:value-type="float" office:value="10024918" table:style-name="ce3">
            <text:p>10,024,918</text:p>
          </table:table-cell>
          <table:table-cell office:value-type="float" office:value="5950690" table:style-name="ce3">
            <text:p>5,950,690</text:p>
          </table:table-cell>
          <table:table-cell office:value-type="float" office:value="16501977" table:style-name="ce3">
            <text:p>16,501,977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洛碁大飯店花華本館</text:p>
          </table:table-cell>
          <table:covered-table-cell table:number-columns-repeated="4"/>
          <table:table-cell office:value-type="string" office:string-value="洛碁大飯店花華本館" table:formula="of:=SUBSTITUTE([.A32];&quot;*&quot;;&quot;&quot;)" table:style-name="ce5">
            <text:p>洛碁大飯店花華本館</text:p>
          </table:table-cell>
          <table:table-cell office:value-type="string" table:style-name="ce5">
            <text:p>Taipei</text:p>
          </table:table-cell>
          <table:table-cell office:value-type="float" office:value="112" table:style-name="ce3">
            <text:p>112</text:p>
          </table:table-cell>
          <table:table-cell office:value-type="float" office:value="2861" table:number-columns-spanned="2" table:number-rows-spanned="1" table:style-name="ce7">
            <text:p>2,861</text:p>
          </table:table-cell>
          <table:covered-table-cell/>
          <table:table-cell office:value-type="percentage" office:value="0.82402073732718895" table:style-name="ce4">
            <text:p>82.40%</text:p>
          </table:table-cell>
          <table:table-cell office:value-type="float" office:value="1718.0062915064659" table:number-columns-spanned="2" table:number-rows-spanned="1" table:style-name="ce7">
            <text:p>1,718</text:p>
          </table:table-cell>
          <table:covered-table-cell/>
          <table:table-cell office:value-type="float" office:value="4915216" table:style-name="ce3">
            <text:p>4,915,216</text:p>
          </table:table-cell>
          <table:table-cell office:value-type="float" office:value="0" table:style-name="ce3">
            <text:p>0</text:p>
          </table:table-cell>
          <table:table-cell office:value-type="float" office:value="4915216" table:style-name="ce3">
            <text:p>4,915,216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歐華酒店</text:p>
          </table:table-cell>
          <table:covered-table-cell table:number-columns-repeated="4"/>
          <table:table-cell office:value-type="string" office:string-value="歐華酒店" table:formula="of:=SUBSTITUTE([.A33];&quot;*&quot;;&quot;&quot;)" table:style-name="ce5">
            <text:p>歐華酒店</text:p>
          </table:table-cell>
          <table:table-cell office:value-type="string" table:style-name="ce5">
            <text:p>Taipei</text:p>
          </table:table-cell>
          <table:table-cell office:value-type="float" office:value="112" table:style-name="ce3">
            <text:p>112</text:p>
          </table:table-cell>
          <table:table-cell office:value-type="float" office:value="1367" table:number-columns-spanned="2" table:number-rows-spanned="1" table:style-name="ce7">
            <text:p>1,367</text:p>
          </table:table-cell>
          <table:covered-table-cell/>
          <table:table-cell office:value-type="percentage" office:value="0.39372119815668211" table:style-name="ce4">
            <text:p>39.37%</text:p>
          </table:table-cell>
          <table:table-cell office:value-type="float" office:value="3187.0614484272128" table:number-columns-spanned="2" table:number-rows-spanned="1" table:style-name="ce7">
            <text:p>3,187</text:p>
          </table:table-cell>
          <table:covered-table-cell/>
          <table:table-cell office:value-type="float" office:value="4356713" table:style-name="ce3">
            <text:p>4,356,713</text:p>
          </table:table-cell>
          <table:table-cell office:value-type="float" office:value="4438223" table:style-name="ce3">
            <text:p>4,438,223</text:p>
          </table:table-cell>
          <table:table-cell office:value-type="float" office:value="9805463" table:style-name="ce3">
            <text:p>9,805,463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福容大飯店 <text:s/>台北一館</text:p>
          </table:table-cell>
          <table:covered-table-cell table:number-columns-repeated="4"/>
          <table:table-cell office:value-type="string" office:string-value="福容大飯店  台北一館" table:formula="of:=SUBSTITUTE([.A34];&quot;*&quot;;&quot;&quot;)" table:style-name="ce5">
            <text:p>福容大飯店 <text:s/>台北一館</text:p>
          </table:table-cell>
          <table:table-cell office:value-type="string" table:style-name="ce5">
            <text:p>Taipei</text:p>
          </table:table-cell>
          <table:table-cell office:value-type="float" office:value="120" table:style-name="ce3">
            <text:p>120</text:p>
          </table:table-cell>
          <table:table-cell office:value-type="float" office:value="1854" table:number-columns-spanned="2" table:number-rows-spanned="1" table:style-name="ce7">
            <text:p>1,854</text:p>
          </table:table-cell>
          <table:covered-table-cell/>
          <table:table-cell office:value-type="percentage" office:value="0.49838709677419363" table:style-name="ce4">
            <text:p>49.84%</text:p>
          </table:table-cell>
          <table:table-cell office:value-type="float" office:value="3066.0760517799349" table:number-columns-spanned="2" table:number-rows-spanned="1" table:style-name="ce7">
            <text:p>3,066</text:p>
          </table:table-cell>
          <table:covered-table-cell/>
          <table:table-cell office:value-type="float" office:value="5684505" table:style-name="ce3">
            <text:p>5,684,505</text:p>
          </table:table-cell>
          <table:table-cell office:value-type="float" office:value="9022170" table:style-name="ce3">
            <text:p>9,022,170</text:p>
          </table:table-cell>
          <table:table-cell office:value-type="float" office:value="15820770" table:style-name="ce3">
            <text:p>15,820,770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首都大飯店</text:p>
          </table:table-cell>
          <table:covered-table-cell table:number-columns-repeated="4"/>
          <table:table-cell office:value-type="string" office:string-value="首都大飯店" table:formula="of:=SUBSTITUTE([.A35];&quot;*&quot;;&quot;&quot;)" table:style-name="ce5">
            <text:p>首都大飯店</text:p>
          </table:table-cell>
          <table:table-cell office:value-type="string" table:style-name="ce5">
            <text:p>Taipei</text:p>
          </table:table-cell>
          <table:table-cell office:value-type="float" office:value="129" table:style-name="ce3">
            <text:p>129</text:p>
          </table:table-cell>
          <table:table-cell office:value-type="float" office:value="2648" table:number-columns-spanned="2" table:number-rows-spanned="1" table:style-name="ce7">
            <text:p>2,648</text:p>
          </table:table-cell>
          <table:covered-table-cell/>
          <table:table-cell office:value-type="percentage" office:value="0.66216554138534633" table:style-name="ce4">
            <text:p>66.22%</text:p>
          </table:table-cell>
          <table:table-cell office:value-type="float" office:value="2950.155966767371" table:number-columns-spanned="2" table:number-rows-spanned="1" table:style-name="ce7">
            <text:p>2,950</text:p>
          </table:table-cell>
          <table:covered-table-cell/>
          <table:table-cell office:value-type="float" office:value="7812013" table:style-name="ce3">
            <text:p>7,812,013</text:p>
          </table:table-cell>
          <table:table-cell office:value-type="float" office:value="2224781" table:style-name="ce3">
            <text:p>2,224,781</text:p>
          </table:table-cell>
          <table:table-cell office:value-type="float" office:value="10667056" table:style-name="ce3">
            <text:p>10,667,056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台北君品大酒店</text:p>
          </table:table-cell>
          <table:covered-table-cell table:number-columns-repeated="4"/>
          <table:table-cell office:value-type="string" office:string-value="台北君品大酒店" table:formula="of:=SUBSTITUTE([.A36];&quot;*&quot;;&quot;&quot;)" table:style-name="ce5">
            <text:p>台北君品大酒店</text:p>
          </table:table-cell>
          <table:table-cell office:value-type="string" table:style-name="ce5">
            <text:p>Taipei</text:p>
          </table:table-cell>
          <table:table-cell office:value-type="float" office:value="286" table:style-name="ce3">
            <text:p>286</text:p>
          </table:table-cell>
          <table:table-cell office:value-type="float" office:value="6716" table:number-columns-spanned="2" table:number-rows-spanned="1" table:style-name="ce7">
            <text:p>6,716</text:p>
          </table:table-cell>
          <table:covered-table-cell/>
          <table:table-cell office:value-type="percentage" office:value="0.75750056395217691" table:style-name="ce4">
            <text:p>75.75%</text:p>
          </table:table-cell>
          <table:table-cell office:value-type="float" office:value="4690.6177784395477" table:number-columns-spanned="2" table:number-rows-spanned="1" table:style-name="ce7">
            <text:p>4,691</text:p>
          </table:table-cell>
          <table:covered-table-cell/>
          <table:table-cell office:value-type="float" office:value="31502189" table:style-name="ce3">
            <text:p>31,502,189</text:p>
          </table:table-cell>
          <table:table-cell office:value-type="float" office:value="52759755" table:style-name="ce3">
            <text:p>52,759,755</text:p>
          </table:table-cell>
          <table:table-cell office:value-type="float" office:value="88515610" table:style-name="ce3">
            <text:p>88,515,610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台北花園大酒店</text:p>
          </table:table-cell>
          <table:covered-table-cell table:number-columns-repeated="4"/>
          <table:table-cell office:value-type="string" office:string-value="台北花園大酒店" table:formula="of:=SUBSTITUTE([.A37];&quot;*&quot;;&quot;&quot;)" table:style-name="ce5">
            <text:p>台北花園大酒店</text:p>
          </table:table-cell>
          <table:table-cell office:value-type="string" table:style-name="ce5">
            <text:p>Taipei</text:p>
          </table:table-cell>
          <table:table-cell office:value-type="float" office:value="241" table:style-name="ce3">
            <text:p>241</text:p>
          </table:table-cell>
          <table:table-cell office:value-type="float" office:value="6902" table:number-columns-spanned="2" table:number-rows-spanned="1" table:style-name="ce7">
            <text:p>6,902</text:p>
          </table:table-cell>
          <table:covered-table-cell/>
          <table:table-cell office:value-type="percentage" office:value="0.92383884352830947" table:style-name="ce4">
            <text:p>92.38%</text:p>
          </table:table-cell>
          <table:table-cell office:value-type="float" office:value="2327.0934511735732" table:number-columns-spanned="2" table:number-rows-spanned="1" table:style-name="ce7">
            <text:p>2,327</text:p>
          </table:table-cell>
          <table:covered-table-cell/>
          <table:table-cell office:value-type="float" office:value="16061599" table:style-name="ce3">
            <text:p>16,061,599</text:p>
          </table:table-cell>
          <table:table-cell office:value-type="float" office:value="21165072" table:style-name="ce3">
            <text:p>21,165,072</text:p>
          </table:table-cell>
          <table:table-cell office:value-type="float" office:value="40789730" table:style-name="ce3">
            <text:p>40,789,730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日勝生加賀屋國際溫泉飯店</text:p>
          </table:table-cell>
          <table:covered-table-cell table:number-columns-repeated="4"/>
          <table:table-cell office:value-type="string" office:string-value="日勝生加賀屋國際溫泉飯店" table:formula="of:=SUBSTITUTE([.A38];&quot;*&quot;;&quot;&quot;)" table:style-name="ce5">
            <text:p>日勝生加賀屋國際溫泉飯店</text:p>
          </table:table-cell>
          <table:table-cell office:value-type="string" table:style-name="ce5">
            <text:p>Taipei</text:p>
          </table:table-cell>
          <table:table-cell office:value-type="float" office:value="90" table:style-name="ce3">
            <text:p>90</text:p>
          </table:table-cell>
          <table:table-cell office:value-type="float" office:value="1336" table:number-columns-spanned="2" table:number-rows-spanned="1" table:style-name="ce7">
            <text:p>1,336</text:p>
          </table:table-cell>
          <table:covered-table-cell/>
          <table:table-cell office:value-type="percentage" office:value="0.47885304659498212" table:style-name="ce4">
            <text:p>47.89%</text:p>
          </table:table-cell>
          <table:table-cell office:value-type="float" office:value="5715.8458083832338" table:number-columns-spanned="2" table:number-rows-spanned="1" table:style-name="ce7">
            <text:p>5,716</text:p>
          </table:table-cell>
          <table:covered-table-cell/>
          <table:table-cell office:value-type="float" office:value="7636370" table:style-name="ce3">
            <text:p>7,636,370</text:p>
          </table:table-cell>
          <table:table-cell office:value-type="float" office:value="7234323" table:style-name="ce3">
            <text:p>7,234,323</text:p>
          </table:table-cell>
          <table:table-cell office:value-type="float" office:value="17843266" table:style-name="ce3">
            <text:p>17,843,266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北投麗禧溫泉酒店</text:p>
          </table:table-cell>
          <table:covered-table-cell table:number-columns-repeated="4"/>
          <table:table-cell office:value-type="string" office:string-value="北投麗禧溫泉酒店" table:formula="of:=SUBSTITUTE([.A39];&quot;*&quot;;&quot;&quot;)" table:style-name="ce5">
            <text:p>北投麗禧溫泉酒店</text:p>
          </table:table-cell>
          <table:table-cell office:value-type="string" table:style-name="ce5">
            <text:p>Taipei</text:p>
          </table:table-cell>
          <table:table-cell office:value-type="float" office:value="66" table:style-name="ce3">
            <text:p>66</text:p>
          </table:table-cell>
          <table:table-cell office:value-type="float" office:value="888" table:number-columns-spanned="2" table:number-rows-spanned="1" table:style-name="ce7">
            <text:p>888</text:p>
          </table:table-cell>
          <table:covered-table-cell/>
          <table:table-cell office:value-type="percentage" office:value="0.43401759530791789" table:style-name="ce4">
            <text:p>43.40%</text:p>
          </table:table-cell>
          <table:table-cell office:value-type="float" office:value="12580.46171171171" table:number-columns-spanned="2" table:number-rows-spanned="1" table:style-name="ce7">
            <text:p>12,580</text:p>
          </table:table-cell>
          <table:covered-table-cell/>
          <table:table-cell office:value-type="float" office:value="11171450" table:style-name="ce3">
            <text:p>11,171,450</text:p>
          </table:table-cell>
          <table:table-cell office:value-type="float" office:value="5268031" table:style-name="ce3">
            <text:p>5,268,031</text:p>
          </table:table-cell>
          <table:table-cell office:value-type="float" office:value="19293468" table:style-name="ce3">
            <text:p>19,293,468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寒舍艾麗酒店</text:p>
          </table:table-cell>
          <table:covered-table-cell table:number-columns-repeated="4"/>
          <table:table-cell office:value-type="string" office:string-value="寒舍艾麗酒店" table:formula="of:=SUBSTITUTE([.A40];&quot;*&quot;;&quot;&quot;)" table:style-name="ce5">
            <text:p>寒舍艾麗酒店</text:p>
          </table:table-cell>
          <table:table-cell office:value-type="string" table:style-name="ce5">
            <text:p>Taipei</text:p>
          </table:table-cell>
          <table:table-cell office:value-type="float" office:value="235" table:style-name="ce3">
            <text:p>235</text:p>
          </table:table-cell>
          <table:table-cell office:value-type="float" office:value="5777" table:number-columns-spanned="2" table:number-rows-spanned="1" table:style-name="ce7">
            <text:p>5,777</text:p>
          </table:table-cell>
          <table:covered-table-cell/>
          <table:table-cell office:value-type="percentage" office:value="0.79299931365820175" table:style-name="ce4">
            <text:p>79.30%</text:p>
          </table:table-cell>
          <table:table-cell office:value-type="float" office:value="6145.4036697247702" table:number-columns-spanned="2" table:number-rows-spanned="1" table:style-name="ce7">
            <text:p>6,145</text:p>
          </table:table-cell>
          <table:covered-table-cell/>
          <table:table-cell office:value-type="float" office:value="35501997" table:style-name="ce3">
            <text:p>35,501,997</text:p>
          </table:table-cell>
          <table:table-cell office:value-type="float" office:value="15856495" table:style-name="ce3">
            <text:p>15,856,495</text:p>
          </table:table-cell>
          <table:table-cell office:value-type="float" office:value="56872245" table:style-name="ce3">
            <text:p>56,872,245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北投老爺酒店</text:p>
          </table:table-cell>
          <table:covered-table-cell table:number-columns-repeated="4"/>
          <table:table-cell office:value-type="string" office:string-value="北投老爺酒店" table:formula="of:=SUBSTITUTE([.A41];&quot;*&quot;;&quot;&quot;)" table:style-name="ce5">
            <text:p>北投老爺酒店</text:p>
          </table:table-cell>
          <table:table-cell office:value-type="string" table:style-name="ce5">
            <text:p>Taipei</text:p>
          </table:table-cell>
          <table:table-cell office:value-type="float" office:value="50" table:style-name="ce3">
            <text:p>50</text:p>
          </table:table-cell>
          <table:table-cell office:value-type="float" office:value="668" table:number-columns-spanned="2" table:number-rows-spanned="1" table:style-name="ce7">
            <text:p>668</text:p>
          </table:table-cell>
          <table:covered-table-cell/>
          <table:table-cell office:value-type="percentage" office:value="0.43096774193548387" table:style-name="ce4">
            <text:p>43.10%</text:p>
          </table:table-cell>
          <table:table-cell office:value-type="float" office:value="4961.8473053892212" table:number-columns-spanned="2" table:number-rows-spanned="1" table:style-name="ce7">
            <text:p>4,962</text:p>
          </table:table-cell>
          <table:covered-table-cell/>
          <table:table-cell office:value-type="float" office:value="3314514" table:style-name="ce3">
            <text:p>3,314,514</text:p>
          </table:table-cell>
          <table:table-cell office:value-type="float" office:value="1980463" table:style-name="ce3">
            <text:p>1,980,463</text:p>
          </table:table-cell>
          <table:table-cell office:value-type="float" office:value="6090598" table:style-name="ce3">
            <text:p>6,090,598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台北有園飯店</text:p>
          </table:table-cell>
          <table:covered-table-cell table:number-columns-repeated="4"/>
          <table:table-cell office:value-type="string" office:string-value="台北有園飯店" table:formula="of:=SUBSTITUTE([.A42];&quot;*&quot;;&quot;&quot;)" table:style-name="ce5">
            <text:p>台北有園飯店</text:p>
          </table:table-cell>
          <table:table-cell office:value-type="string" table:style-name="ce5">
            <text:p>Taipei</text:p>
          </table:table-cell>
          <table:table-cell office:value-type="float" office:value="56" table:style-name="ce3">
            <text:p>56</text:p>
          </table:table-cell>
          <table:table-cell office:value-type="float" office:value="1515" table:number-columns-spanned="2" table:number-rows-spanned="1" table:style-name="ce7">
            <text:p>1,515</text:p>
          </table:table-cell>
          <table:covered-table-cell/>
          <table:table-cell office:value-type="percentage" office:value="0.87269585253456217" table:style-name="ce4">
            <text:p>87.27%</text:p>
          </table:table-cell>
          <table:table-cell office:value-type="float" office:value="2586.6990099009899" table:number-columns-spanned="2" table:number-rows-spanned="1" table:style-name="ce7">
            <text:p>2,587</text:p>
          </table:table-cell>
          <table:covered-table-cell/>
          <table:table-cell office:value-type="float" office:value="3918849" table:style-name="ce3">
            <text:p>3,918,849</text:p>
          </table:table-cell>
          <table:table-cell office:value-type="float" office:value="426295" table:style-name="ce3">
            <text:p>426,295</text:p>
          </table:table-cell>
          <table:table-cell office:value-type="float" office:value="4451018" table:style-name="ce3">
            <text:p>4,451,018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合尊酒店 S Hotel</text:p>
          </table:table-cell>
          <table:covered-table-cell table:number-columns-repeated="4"/>
          <table:table-cell office:value-type="string" office:string-value="合尊酒店 S Hotel" table:formula="of:=SUBSTITUTE([.A43];&quot;*&quot;;&quot;&quot;)" table:style-name="ce5">
            <text:p>合尊酒店 S Hotel</text:p>
          </table:table-cell>
          <table:table-cell office:value-type="string" table:style-name="ce5">
            <text:p>Taipei</text:p>
          </table:table-cell>
          <table:table-cell office:value-type="float" office:value="101" table:style-name="ce3">
            <text:p>101</text:p>
          </table:table-cell>
          <table:table-cell office:value-type="float" office:value="2289" table:number-columns-spanned="2" table:number-rows-spanned="1" table:style-name="ce7">
            <text:p>2,289</text:p>
          </table:table-cell>
          <table:covered-table-cell/>
          <table:table-cell office:value-type="percentage" office:value="0.73107633343979561" table:style-name="ce4">
            <text:p>73.11%</text:p>
          </table:table-cell>
          <table:table-cell office:value-type="float" office:value="3634.2446483180429" table:number-columns-spanned="2" table:number-rows-spanned="1" table:style-name="ce7">
            <text:p>3,634</text:p>
          </table:table-cell>
          <table:covered-table-cell/>
          <table:table-cell office:value-type="float" office:value="8318786" table:style-name="ce3">
            <text:p>8,318,786</text:p>
          </table:table-cell>
          <table:table-cell office:value-type="float" office:value="3474774" table:style-name="ce3">
            <text:p>3,474,774</text:p>
          </table:table-cell>
          <table:table-cell office:value-type="float" office:value="13025675" table:style-name="ce3">
            <text:p>13,025,675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台北中山雅樂軒酒店</text:p>
          </table:table-cell>
          <table:covered-table-cell table:number-columns-repeated="4"/>
          <table:table-cell office:value-type="string" office:string-value="台北中山雅樂軒酒店" table:formula="of:=SUBSTITUTE([.A44];&quot;*&quot;;&quot;&quot;)" table:style-name="ce5">
            <text:p>台北中山雅樂軒酒店</text:p>
          </table:table-cell>
          <table:table-cell office:value-type="string" table:style-name="ce5">
            <text:p>Taipei</text:p>
          </table:table-cell>
          <table:table-cell office:value-type="float" office:value="88" table:style-name="ce3">
            <text:p>88</text:p>
          </table:table-cell>
          <table:table-cell office:value-type="float" office:value="2244" table:number-columns-spanned="2" table:number-rows-spanned="1" table:style-name="ce7">
            <text:p>2,244</text:p>
          </table:table-cell>
          <table:covered-table-cell/>
          <table:table-cell office:value-type="percentage" office:value="0.82258064516129037" table:style-name="ce4">
            <text:p>82.26%</text:p>
          </table:table-cell>
          <table:table-cell office:value-type="float" office:value="4040.739750445633" table:number-columns-spanned="2" table:number-rows-spanned="1" table:style-name="ce7">
            <text:p>4,041</text:p>
          </table:table-cell>
          <table:covered-table-cell/>
          <table:table-cell office:value-type="float" office:value="9067420" table:style-name="ce3">
            <text:p>9,067,420</text:p>
          </table:table-cell>
          <table:table-cell office:value-type="float" office:value="872964" table:style-name="ce3">
            <text:p>872,964</text:p>
          </table:table-cell>
          <table:table-cell office:value-type="float" office:value="11020406" table:style-name="ce3">
            <text:p>11,020,406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義華酒店</text:p>
          </table:table-cell>
          <table:covered-table-cell table:number-columns-repeated="4"/>
          <table:table-cell office:value-type="string" office:string-value="義華酒店" table:formula="of:=SUBSTITUTE([.A45];&quot;*&quot;;&quot;&quot;)" table:style-name="ce5">
            <text:p>義華酒店</text:p>
          </table:table-cell>
          <table:table-cell office:value-type="string" table:style-name="ce5">
            <text:p>Taipei</text:p>
          </table:table-cell>
          <table:table-cell office:value-type="float" office:value="149" table:style-name="ce3">
            <text:p>149</text:p>
          </table:table-cell>
          <table:table-cell office:value-type="float" office:value="1282" table:number-columns-spanned="2" table:number-rows-spanned="1" table:style-name="ce7">
            <text:p>1,282</text:p>
          </table:table-cell>
          <table:covered-table-cell/>
          <table:table-cell office:value-type="percentage" office:value="0.27754925308508333" table:style-name="ce4">
            <text:p>27.75%</text:p>
          </table:table-cell>
          <table:table-cell office:value-type="float" office:value="4040" table:number-columns-spanned="2" table:number-rows-spanned="1" table:style-name="ce7">
            <text:p>4,040</text:p>
          </table:table-cell>
          <table:covered-table-cell/>
          <table:table-cell office:value-type="float" office:value="5179280" table:style-name="ce3">
            <text:p>5,179,280</text:p>
          </table:table-cell>
          <table:table-cell office:value-type="float" office:value="155842" table:style-name="ce3">
            <text:p>155,842</text:p>
          </table:table-cell>
          <table:table-cell office:value-type="float" office:value="8504417" table:style-name="ce3">
            <text:p>8,504,417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華園大飯店</text:p>
          </table:table-cell>
          <table:covered-table-cell table:number-columns-repeated="4"/>
          <table:table-cell office:value-type="string" office:string-value="華園大飯店" table:formula="of:=SUBSTITUTE([.A46];&quot;*&quot;;&quot;&quot;)" table:style-name="ce5">
            <text:p>華園大飯店</text:p>
          </table:table-cell>
          <table:table-cell office:value-type="string" table:style-name="ce5">
            <text:p>Kaohsiung</text:p>
          </table:table-cell>
          <table:table-cell office:value-type="float" office:value="269" table:style-name="ce3">
            <text:p>269</text:p>
          </table:table-cell>
          <table:table-cell office:value-type="float" office:value="6529" table:number-columns-spanned="2" table:number-rows-spanned="1" table:style-name="ce7">
            <text:p>6,529</text:p>
          </table:table-cell>
          <table:covered-table-cell/>
          <table:table-cell office:value-type="percentage" office:value="0.78294759563496819" table:style-name="ce4">
            <text:p>78.29%</text:p>
          </table:table-cell>
          <table:table-cell office:value-type="float" office:value="1415.887884821565" table:number-columns-spanned="2" table:number-rows-spanned="1" table:style-name="ce7">
            <text:p>1,416</text:p>
          </table:table-cell>
          <table:covered-table-cell/>
          <table:table-cell office:value-type="float" office:value="9244332" table:style-name="ce3">
            <text:p>9,244,332</text:p>
          </table:table-cell>
          <table:table-cell office:value-type="float" office:value="2519765" table:style-name="ce3">
            <text:p>2,519,765</text:p>
          </table:table-cell>
          <table:table-cell office:value-type="float" office:value="12568813" table:style-name="ce3">
            <text:p>12,568,813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華王大飯店</text:p>
          </table:table-cell>
          <table:covered-table-cell table:number-columns-repeated="4"/>
          <table:table-cell office:value-type="string" office:string-value="華王大飯店" table:formula="of:=SUBSTITUTE([.A47];&quot;*&quot;;&quot;&quot;)" table:style-name="ce5">
            <text:p>華王大飯店</text:p>
          </table:table-cell>
          <table:table-cell office:value-type="string" table:style-name="ce5">
            <text:p>Kaohsiung</text:p>
          </table:table-cell>
          <table:table-cell office:value-type="float" office:value="297" table:style-name="ce3">
            <text:p>297</text:p>
          </table:table-cell>
          <table:table-cell office:value-type="float" office:value="2701" table:number-columns-spanned="2" table:number-rows-spanned="1" table:style-name="ce7">
            <text:p>2,701</text:p>
          </table:table-cell>
          <table:covered-table-cell/>
          <table:table-cell office:value-type="percentage" office:value="0.29336374497664819" table:style-name="ce4">
            <text:p>29.34%</text:p>
          </table:table-cell>
          <table:table-cell office:value-type="float" office:value="1442.6586449463159" table:number-columns-spanned="2" table:number-rows-spanned="1" table:style-name="ce7">
            <text:p>1,443</text:p>
          </table:table-cell>
          <table:covered-table-cell/>
          <table:table-cell office:value-type="float" office:value="3896621" table:style-name="ce3">
            <text:p>3,896,621</text:p>
          </table:table-cell>
          <table:table-cell office:value-type="float" office:value="1639294" table:style-name="ce3">
            <text:p>1,639,294</text:p>
          </table:table-cell>
          <table:table-cell office:value-type="float" office:value="5543305" table:style-name="ce3">
            <text:p>5,543,305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高雄國賓大飯店</text:p>
          </table:table-cell>
          <table:covered-table-cell table:number-columns-repeated="4"/>
          <table:table-cell office:value-type="string" office:string-value="高雄國賓大飯店" table:formula="of:=SUBSTITUTE([.A48];&quot;*&quot;;&quot;&quot;)" table:style-name="ce5">
            <text:p>高雄國賓大飯店</text:p>
          </table:table-cell>
          <table:table-cell office:value-type="string" table:style-name="ce5">
            <text:p>Kaohsiung</text:p>
          </table:table-cell>
          <table:table-cell office:value-type="float" office:value="453" table:style-name="ce3">
            <text:p>453</text:p>
          </table:table-cell>
          <table:table-cell office:value-type="float" office:value="12520" table:number-columns-spanned="2" table:number-rows-spanned="1" table:style-name="ce7">
            <text:p>12,520</text:p>
          </table:table-cell>
          <table:covered-table-cell/>
          <table:table-cell office:value-type="percentage" office:value="0.89154739015879803" table:style-name="ce4">
            <text:p>89.15%</text:p>
          </table:table-cell>
          <table:table-cell office:value-type="float" office:value="1959.908226837061" table:number-columns-spanned="2" table:number-rows-spanned="1" table:style-name="ce7">
            <text:p>1,960</text:p>
          </table:table-cell>
          <table:covered-table-cell/>
          <table:table-cell office:value-type="float" office:value="24538051" table:style-name="ce3">
            <text:p>24,538,051</text:p>
          </table:table-cell>
          <table:table-cell office:value-type="float" office:value="37183058" table:style-name="ce3">
            <text:p>37,183,058</text:p>
          </table:table-cell>
          <table:table-cell office:value-type="float" office:value="63694888" table:style-name="ce3">
            <text:p>63,694,888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漢來大飯店</text:p>
          </table:table-cell>
          <table:covered-table-cell table:number-columns-repeated="4"/>
          <table:table-cell office:value-type="string" office:string-value="漢來大飯店" table:formula="of:=SUBSTITUTE([.A49];&quot;*&quot;;&quot;&quot;)" table:style-name="ce5">
            <text:p>漢來大飯店</text:p>
          </table:table-cell>
          <table:table-cell office:value-type="string" table:style-name="ce5">
            <text:p>Kaohsiung</text:p>
          </table:table-cell>
          <table:table-cell office:value-type="float" office:value="535" table:style-name="ce3">
            <text:p>535</text:p>
          </table:table-cell>
          <table:table-cell office:value-type="float" office:value="12391" table:number-columns-spanned="2" table:number-rows-spanned="1" table:style-name="ce7">
            <text:p>12,391</text:p>
          </table:table-cell>
          <table:covered-table-cell/>
          <table:table-cell office:value-type="percentage" office:value="0.74712089237262591" table:style-name="ce4">
            <text:p>74.71%</text:p>
          </table:table-cell>
          <table:table-cell office:value-type="float" office:value="3093.0982164474221" table:number-columns-spanned="2" table:number-rows-spanned="1" table:style-name="ce7">
            <text:p>3,093</text:p>
          </table:table-cell>
          <table:covered-table-cell/>
          <table:table-cell office:value-type="float" office:value="38326580" table:style-name="ce3">
            <text:p>38,326,580</text:p>
          </table:table-cell>
          <table:table-cell office:value-type="float" office:value="65504199" table:style-name="ce3">
            <text:p>65,504,199</text:p>
          </table:table-cell>
          <table:table-cell office:value-type="float" office:value="119456730" table:style-name="ce3">
            <text:p>119,456,730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高雄福華大飯店</text:p>
          </table:table-cell>
          <table:covered-table-cell table:number-columns-repeated="4"/>
          <table:table-cell office:value-type="string" office:string-value="高雄福華大飯店" table:formula="of:=SUBSTITUTE([.A50];&quot;*&quot;;&quot;&quot;)" table:style-name="ce5">
            <text:p>高雄福華大飯店</text:p>
          </table:table-cell>
          <table:table-cell office:value-type="string" table:style-name="ce5">
            <text:p>Kaohsiung</text:p>
          </table:table-cell>
          <table:table-cell office:value-type="float" office:value="271" table:style-name="ce3">
            <text:p>271</text:p>
          </table:table-cell>
          <table:table-cell office:value-type="float" office:value="6800" table:number-columns-spanned="2" table:number-rows-spanned="1" table:style-name="ce7">
            <text:p>6,800</text:p>
          </table:table-cell>
          <table:covered-table-cell/>
          <table:table-cell office:value-type="percentage" office:value="0.80942744911320086" table:style-name="ce4">
            <text:p>80.94%</text:p>
          </table:table-cell>
          <table:table-cell office:value-type="float" office:value="2188.8383823529412" table:number-columns-spanned="2" table:number-rows-spanned="1" table:style-name="ce7">
            <text:p>2,189</text:p>
          </table:table-cell>
          <table:covered-table-cell/>
          <table:table-cell office:value-type="float" office:value="14884101" table:style-name="ce3">
            <text:p>14,884,101</text:p>
          </table:table-cell>
          <table:table-cell office:value-type="float" office:value="16691505" table:style-name="ce3">
            <text:p>16,691,505</text:p>
          </table:table-cell>
          <table:table-cell office:value-type="float" office:value="35015124" table:style-name="ce3">
            <text:p>35,015,124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寒軒國際大飯店</text:p>
          </table:table-cell>
          <table:covered-table-cell table:number-columns-repeated="4"/>
          <table:table-cell office:value-type="string" office:string-value="寒軒國際大飯店" table:formula="of:=SUBSTITUTE([.A51];&quot;*&quot;;&quot;&quot;)" table:style-name="ce5">
            <text:p>寒軒國際大飯店</text:p>
          </table:table-cell>
          <table:table-cell office:value-type="string" table:style-name="ce5">
            <text:p>Kaohsiung</text:p>
          </table:table-cell>
          <table:table-cell office:value-type="float" office:value="380" table:style-name="ce3">
            <text:p>380</text:p>
          </table:table-cell>
          <table:table-cell office:value-type="float" office:value="8994" table:number-columns-spanned="2" table:number-rows-spanned="1" table:style-name="ce7">
            <text:p>8,994</text:p>
          </table:table-cell>
          <table:covered-table-cell/>
          <table:table-cell office:value-type="percentage" office:value="0.76349745331069607" table:style-name="ce4">
            <text:p>76.35%</text:p>
          </table:table-cell>
          <table:table-cell office:value-type="float" office:value="1811.4202801867909" table:number-columns-spanned="2" table:number-rows-spanned="1" table:style-name="ce7">
            <text:p>1,811</text:p>
          </table:table-cell>
          <table:covered-table-cell/>
          <table:table-cell office:value-type="float" office:value="16291914" table:style-name="ce3">
            <text:p>16,291,914</text:p>
          </table:table-cell>
          <table:table-cell office:value-type="float" office:value="14779456" table:style-name="ce3">
            <text:p>14,779,456</text:p>
          </table:table-cell>
          <table:table-cell office:value-type="float" office:value="32361494" table:style-name="ce3">
            <text:p>32,361,494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麗尊大酒店</text:p>
          </table:table-cell>
          <table:covered-table-cell table:number-columns-repeated="4"/>
          <table:table-cell office:value-type="string" office:string-value="麗尊大酒店" table:formula="of:=SUBSTITUTE([.A52];&quot;*&quot;;&quot;&quot;)" table:style-name="ce5">
            <text:p>麗尊大酒店</text:p>
          </table:table-cell>
          <table:table-cell office:value-type="string" table:style-name="ce5">
            <text:p>Kaohsiung</text:p>
          </table:table-cell>
          <table:table-cell office:value-type="float" office:value="198" table:style-name="ce3">
            <text:p>198</text:p>
          </table:table-cell>
          <table:table-cell office:value-type="float" office:value="4511" table:number-columns-spanned="2" table:number-rows-spanned="1" table:style-name="ce7">
            <text:p>4,511</text:p>
          </table:table-cell>
          <table:covered-table-cell/>
          <table:table-cell office:value-type="percentage" office:value="0.73492994460736394" table:style-name="ce4">
            <text:p>73.49%</text:p>
          </table:table-cell>
          <table:table-cell office:value-type="float" office:value="2180.2077144757259" table:number-columns-spanned="2" table:number-rows-spanned="1" table:style-name="ce7">
            <text:p>2,180</text:p>
          </table:table-cell>
          <table:covered-table-cell/>
          <table:table-cell office:value-type="float" office:value="9834917" table:style-name="ce3">
            <text:p>9,834,917</text:p>
          </table:table-cell>
          <table:table-cell office:value-type="float" office:value="14886894" table:style-name="ce3">
            <text:p>14,886,894</text:p>
          </table:table-cell>
          <table:table-cell office:value-type="float" office:value="26040126" table:style-name="ce3">
            <text:p>26,040,126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義大皇家酒店</text:p>
          </table:table-cell>
          <table:covered-table-cell table:number-columns-repeated="4"/>
          <table:table-cell office:value-type="string" office:string-value="義大皇家酒店" table:formula="of:=SUBSTITUTE([.A53];&quot;*&quot;;&quot;&quot;)" table:style-name="ce5">
            <text:p>義大皇家酒店</text:p>
          </table:table-cell>
          <table:table-cell office:value-type="string" table:style-name="ce5">
            <text:p>Kaohsiung</text:p>
          </table:table-cell>
          <table:table-cell office:value-type="float" office:value="656" table:style-name="ce3">
            <text:p>656</text:p>
          </table:table-cell>
          <table:table-cell office:value-type="float" office:value="14162" table:number-columns-spanned="2" table:number-rows-spanned="1" table:style-name="ce7">
            <text:p>14,162</text:p>
          </table:table-cell>
          <table:covered-table-cell/>
          <table:table-cell office:value-type="percentage" office:value="0.69640047206923683" table:style-name="ce4">
            <text:p>69.64%</text:p>
          </table:table-cell>
          <table:table-cell office:value-type="float" office:value="2966" table:number-columns-spanned="2" table:number-rows-spanned="1" table:style-name="ce7">
            <text:p>2,966</text:p>
          </table:table-cell>
          <table:covered-table-cell/>
          <table:table-cell office:value-type="float" office:value="42004492" table:style-name="ce3">
            <text:p>42,004,492</text:p>
          </table:table-cell>
          <table:table-cell office:value-type="float" office:value="25179097" table:style-name="ce3">
            <text:p>25,179,097</text:p>
          </table:table-cell>
          <table:table-cell office:value-type="float" office:value="71206922" table:style-name="ce3">
            <text:p>71,206,922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福容大飯店 高雄</text:p>
          </table:table-cell>
          <table:covered-table-cell table:number-columns-repeated="4"/>
          <table:table-cell office:value-type="string" office:string-value="福容大飯店 高雄" table:formula="of:=SUBSTITUTE([.A54];&quot;*&quot;;&quot;&quot;)" table:style-name="ce5">
            <text:p>福容大飯店 高雄</text:p>
          </table:table-cell>
          <table:table-cell office:value-type="string" table:style-name="ce5">
            <text:p>Kaohsiung</text:p>
          </table:table-cell>
          <table:table-cell office:value-type="float" office:value="250" table:style-name="ce3">
            <text:p>250</text:p>
          </table:table-cell>
          <table:table-cell office:value-type="float" office:value="5843" table:number-columns-spanned="2" table:number-rows-spanned="1" table:style-name="ce7">
            <text:p>5,843</text:p>
          </table:table-cell>
          <table:covered-table-cell/>
          <table:table-cell office:value-type="percentage" office:value="0.75393548387096776" table:style-name="ce4">
            <text:p>75.39%</text:p>
          </table:table-cell>
          <table:table-cell office:value-type="float" office:value="1639.5249015916479" table:number-columns-spanned="2" table:number-rows-spanned="1" table:style-name="ce7">
            <text:p>1,640</text:p>
          </table:table-cell>
          <table:covered-table-cell/>
          <table:table-cell office:value-type="float" office:value="9579744" table:style-name="ce3">
            <text:p>9,579,744</text:p>
          </table:table-cell>
          <table:table-cell office:value-type="float" office:value="3296834" table:style-name="ce3">
            <text:p>3,296,834</text:p>
          </table:table-cell>
          <table:table-cell office:value-type="float" office:value="14313509" table:style-name="ce3">
            <text:p>14,313,509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晶英國際行館</text:p>
          </table:table-cell>
          <table:covered-table-cell table:number-columns-repeated="4"/>
          <table:table-cell office:value-type="string" office:string-value="晶英國際行館" table:formula="of:=SUBSTITUTE([.A55];&quot;*&quot;;&quot;&quot;)" table:style-name="ce5">
            <text:p>晶英國際行館</text:p>
          </table:table-cell>
          <table:table-cell office:value-type="string" table:style-name="ce5">
            <text:p>Kaohsiung</text:p>
          </table:table-cell>
          <table:table-cell office:value-type="float" office:value="147" table:style-name="ce3">
            <text:p>147</text:p>
          </table:table-cell>
          <table:table-cell office:value-type="float" office:value="893" table:number-columns-spanned="2" table:number-rows-spanned="1" table:style-name="ce7">
            <text:p>893</text:p>
          </table:table-cell>
          <table:covered-table-cell/>
          <table:table-cell office:value-type="percentage" office:value="0.19596225587009" table:style-name="ce4">
            <text:p>19.60%</text:p>
          </table:table-cell>
          <table:table-cell office:value-type="float" office:value="6427.7950727883544" table:number-columns-spanned="2" table:number-rows-spanned="1" table:style-name="ce7">
            <text:p>6,428</text:p>
          </table:table-cell>
          <table:covered-table-cell/>
          <table:table-cell office:value-type="float" office:value="5740021" table:style-name="ce3">
            <text:p>5,740,021</text:p>
          </table:table-cell>
          <table:table-cell office:value-type="float" office:value="8791013" table:style-name="ce3">
            <text:p>8,791,013</text:p>
          </table:table-cell>
          <table:table-cell office:value-type="float" office:value="16976478" table:style-name="ce3">
            <text:p>16,976,478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全國大飯店</text:p>
          </table:table-cell>
          <table:covered-table-cell table:number-columns-repeated="4"/>
          <table:table-cell office:value-type="string" office:string-value="全國大飯店" table:formula="of:=SUBSTITUTE([.A56];&quot;*&quot;;&quot;&quot;)" table:style-name="ce5">
            <text:p>全國大飯店</text:p>
          </table:table-cell>
          <table:table-cell office:value-type="string" table:style-name="ce5">
            <text:p>Taichung</text:p>
          </table:table-cell>
          <table:table-cell office:value-type="float" office:value="178" table:style-name="ce3">
            <text:p>178</text:p>
          </table:table-cell>
          <table:table-cell office:value-type="float" office:value="3550" table:number-columns-spanned="2" table:number-rows-spanned="1" table:style-name="ce7">
            <text:p>3,550</text:p>
          </table:table-cell>
          <table:covered-table-cell/>
          <table:table-cell office:value-type="percentage" office:value="0.64334903950706779" table:style-name="ce4">
            <text:p>64.33%</text:p>
          </table:table-cell>
          <table:table-cell office:value-type="float" office:value="2012.8219718309861" table:number-columns-spanned="2" table:number-rows-spanned="1" table:style-name="ce7">
            <text:p>2,013</text:p>
          </table:table-cell>
          <table:covered-table-cell/>
          <table:table-cell office:value-type="float" office:value="7145518" table:style-name="ce3">
            <text:p>7,145,518</text:p>
          </table:table-cell>
          <table:table-cell office:value-type="float" office:value="12659738" table:style-name="ce3">
            <text:p>12,659,738</text:p>
          </table:table-cell>
          <table:table-cell office:value-type="float" office:value="22223662" table:style-name="ce3">
            <text:p>22,223,662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長榮桂冠酒店(台中)</text:p>
          </table:table-cell>
          <table:covered-table-cell table:number-columns-repeated="4"/>
          <table:table-cell office:value-type="string" office:string-value="長榮桂冠酒店(台中)" table:formula="of:=SUBSTITUTE([.A57];&quot;*&quot;;&quot;&quot;)" table:style-name="ce5">
            <text:p>長榮桂冠酒店(台中)</text:p>
          </table:table-cell>
          <table:table-cell office:value-type="string" table:style-name="ce5">
            <text:p>Taichung</text:p>
          </table:table-cell>
          <table:table-cell office:value-type="float" office:value="354" table:style-name="ce3">
            <text:p>354</text:p>
          </table:table-cell>
          <table:table-cell office:value-type="float" office:value="7382" table:number-columns-spanned="2" table:number-rows-spanned="1" table:style-name="ce7">
            <text:p>7,382</text:p>
          </table:table-cell>
          <table:covered-table-cell/>
          <table:table-cell office:value-type="percentage" office:value="0.67268088208492804" table:style-name="ce4">
            <text:p>67.27%</text:p>
          </table:table-cell>
          <table:table-cell office:value-type="float" office:value="2296.5377946356002" table:number-columns-spanned="2" table:number-rows-spanned="1" table:style-name="ce7">
            <text:p>2,297</text:p>
          </table:table-cell>
          <table:covered-table-cell/>
          <table:table-cell office:value-type="float" office:value="16953042" table:style-name="ce3">
            <text:p>16,953,042</text:p>
          </table:table-cell>
          <table:table-cell office:value-type="float" office:value="20075137" table:style-name="ce3">
            <text:p>20,075,137</text:p>
          </table:table-cell>
          <table:table-cell office:value-type="float" office:value="41696220" table:style-name="ce3">
            <text:p>41,696,220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台中福華大飯店</text:p>
          </table:table-cell>
          <table:covered-table-cell table:number-columns-repeated="4"/>
          <table:table-cell office:value-type="string" office:string-value="台中福華大飯店" table:formula="of:=SUBSTITUTE([.A58];&quot;*&quot;;&quot;&quot;)" table:style-name="ce5">
            <text:p>台中福華大飯店</text:p>
          </table:table-cell>
          <table:table-cell office:value-type="string" table:style-name="ce5">
            <text:p>Taichung</text:p>
          </table:table-cell>
          <table:table-cell office:value-type="float" office:value="155" table:style-name="ce3">
            <text:p>155</text:p>
          </table:table-cell>
          <table:table-cell office:value-type="float" office:value="3381" table:number-columns-spanned="2" table:number-rows-spanned="1" table:style-name="ce7">
            <text:p>3,381</text:p>
          </table:table-cell>
          <table:covered-table-cell/>
          <table:table-cell office:value-type="percentage" office:value="0.70364203954214355" table:style-name="ce4">
            <text:p>70.36%</text:p>
          </table:table-cell>
          <table:table-cell office:value-type="float" office:value="2622.1685891748002" table:number-columns-spanned="2" table:number-rows-spanned="1" table:style-name="ce7">
            <text:p>2,622</text:p>
          </table:table-cell>
          <table:covered-table-cell/>
          <table:table-cell office:value-type="float" office:value="8865552" table:style-name="ce3">
            <text:p>8,865,552</text:p>
          </table:table-cell>
          <table:table-cell office:value-type="float" office:value="8223871" table:style-name="ce3">
            <text:p>8,223,871</text:p>
          </table:table-cell>
          <table:table-cell office:value-type="float" office:value="19834918" table:style-name="ce3">
            <text:p>19,834,918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台中金典酒店</text:p>
          </table:table-cell>
          <table:covered-table-cell table:number-columns-repeated="4"/>
          <table:table-cell office:value-type="string" office:string-value="台中金典酒店" table:formula="of:=SUBSTITUTE([.A59];&quot;*&quot;;&quot;&quot;)" table:style-name="ce5">
            <text:p>台中金典酒店</text:p>
          </table:table-cell>
          <table:table-cell office:value-type="string" table:style-name="ce5">
            <text:p>Taichung</text:p>
          </table:table-cell>
          <table:table-cell office:value-type="float" office:value="222" table:style-name="ce3">
            <text:p>222</text:p>
          </table:table-cell>
          <table:table-cell office:value-type="float" office:value="5438" table:number-columns-spanned="2" table:number-rows-spanned="1" table:style-name="ce7">
            <text:p>5,438</text:p>
          </table:table-cell>
          <table:covered-table-cell/>
          <table:table-cell office:value-type="percentage" office:value="0.79017727404824178" table:style-name="ce4">
            <text:p>79.02%</text:p>
          </table:table-cell>
          <table:table-cell office:value-type="float" office:value="2933.3793674144908" table:number-columns-spanned="2" table:number-rows-spanned="1" table:style-name="ce7">
            <text:p>2,933</text:p>
          </table:table-cell>
          <table:covered-table-cell/>
          <table:table-cell office:value-type="float" office:value="15951717" table:style-name="ce3">
            <text:p>15,951,717</text:p>
          </table:table-cell>
          <table:table-cell office:value-type="float" office:value="18884543" table:style-name="ce3">
            <text:p>18,884,543</text:p>
          </table:table-cell>
          <table:table-cell office:value-type="float" office:value="48259036" table:style-name="ce3">
            <text:p>48,259,036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海灣藝術酒店</text:p>
          </table:table-cell>
          <table:covered-table-cell table:number-columns-repeated="4"/>
          <table:table-cell office:value-type="string" office:string-value="海灣藝術酒店" table:formula="of:=SUBSTITUTE([.A60];&quot;*&quot;;&quot;&quot;)" table:style-name="ce5">
            <text:p>海灣藝術酒店</text:p>
          </table:table-cell>
          <table:table-cell office:value-type="string" table:style-name="ce5">
            <text:p>Taichung</text:p>
          </table:table-cell>
          <table:table-cell office:value-type="float" office:value="226" table:style-name="ce3">
            <text:p>226</text:p>
          </table:table-cell>
          <table:table-cell office:value-type="float" office:value="2110" table:number-columns-spanned="2" table:number-rows-spanned="1" table:style-name="ce7">
            <text:p>2,110</text:p>
          </table:table-cell>
          <table:covered-table-cell/>
          <table:table-cell office:value-type="percentage" office:value="0.30117042534970018" table:style-name="ce4">
            <text:p>30.12%</text:p>
          </table:table-cell>
          <table:table-cell office:value-type="float" office:value="1478.729857819905" table:number-columns-spanned="2" table:number-rows-spanned="1" table:style-name="ce7">
            <text:p>1,479</text:p>
          </table:table-cell>
          <table:covered-table-cell/>
          <table:table-cell office:value-type="float" office:value="3120120" table:style-name="ce3">
            <text:p>3,120,120</text:p>
          </table:table-cell>
          <table:table-cell office:value-type="float" office:value="293800" table:style-name="ce3">
            <text:p>293,800</text:p>
          </table:table-cell>
          <table:table-cell office:value-type="float" office:value="3476810" table:style-name="ce3">
            <text:p>3,476,810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裕元花園酒店</text:p>
          </table:table-cell>
          <table:covered-table-cell table:number-columns-repeated="4"/>
          <table:table-cell office:value-type="string" office:string-value="裕元花園酒店" table:formula="of:=SUBSTITUTE([.A61];&quot;*&quot;;&quot;&quot;)" table:style-name="ce5">
            <text:p>裕元花園酒店</text:p>
          </table:table-cell>
          <table:table-cell office:value-type="string" table:style-name="ce5">
            <text:p>Taichung</text:p>
          </table:table-cell>
          <table:table-cell office:value-type="float" office:value="149" table:style-name="ce3">
            <text:p>149</text:p>
          </table:table-cell>
          <table:table-cell office:value-type="float" office:value="3565" table:number-columns-spanned="2" table:number-rows-spanned="1" table:style-name="ce7">
            <text:p>3,565</text:p>
          </table:table-cell>
          <table:covered-table-cell/>
          <table:table-cell office:value-type="percentage" office:value="0.77181208053691275" table:style-name="ce4">
            <text:p>77.18%</text:p>
          </table:table-cell>
          <table:table-cell office:value-type="float" office:value="3151.713604488079" table:number-columns-spanned="2" table:number-rows-spanned="1" table:style-name="ce7">
            <text:p>3,152</text:p>
          </table:table-cell>
          <table:covered-table-cell/>
          <table:table-cell office:value-type="float" office:value="11235859" table:style-name="ce3">
            <text:p>11,235,859</text:p>
          </table:table-cell>
          <table:table-cell office:value-type="float" office:value="26260338" table:style-name="ce3">
            <text:p>26,260,338</text:p>
          </table:table-cell>
          <table:table-cell office:value-type="float" office:value="42536054" table:style-name="ce3">
            <text:p>42,536,054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台中港酒店</text:p>
          </table:table-cell>
          <table:covered-table-cell table:number-columns-repeated="4"/>
          <table:table-cell office:value-type="string" office:string-value="台中港酒店" table:formula="of:=SUBSTITUTE([.A62];&quot;*&quot;;&quot;&quot;)" table:style-name="ce5">
            <text:p>台中港酒店</text:p>
          </table:table-cell>
          <table:table-cell office:value-type="string" table:style-name="ce5">
            <text:p>Taichung</text:p>
          </table:table-cell>
          <table:table-cell office:value-type="float" office:value="200" table:style-name="ce3">
            <text:p>200</text:p>
          </table:table-cell>
          <table:table-cell office:value-type="float" office:value="4429" table:number-columns-spanned="2" table:number-rows-spanned="1" table:style-name="ce7">
            <text:p>4,429</text:p>
          </table:table-cell>
          <table:covered-table-cell/>
          <table:table-cell office:value-type="percentage" office:value="0.71435483870967742" table:style-name="ce4">
            <text:p>71.44%</text:p>
          </table:table-cell>
          <table:table-cell office:value-type="float" office:value="2586.997516369383" table:number-columns-spanned="2" table:number-rows-spanned="1" table:style-name="ce7">
            <text:p>2,587</text:p>
          </table:table-cell>
          <table:covered-table-cell/>
          <table:table-cell office:value-type="float" office:value="11457812" table:style-name="ce3">
            <text:p>11,457,812</text:p>
          </table:table-cell>
          <table:table-cell office:value-type="float" office:value="2977456" table:style-name="ce3">
            <text:p>2,977,456</text:p>
          </table:table-cell>
          <table:table-cell office:value-type="float" office:value="15535870" table:style-name="ce3">
            <text:p>15,535,870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花蓮亞士都飯店</text:p>
          </table:table-cell>
          <table:covered-table-cell table:number-columns-repeated="4"/>
          <table:table-cell office:value-type="string" office:string-value="花蓮亞士都飯店" table:formula="of:=SUBSTITUTE([.A63];&quot;*&quot;;&quot;&quot;)" table:style-name="ce5">
            <text:p>花蓮亞士都飯店</text:p>
          </table:table-cell>
          <table:table-cell office:value-type="string" table:style-name="ce5">
            <text:p>Hualien</text:p>
          </table:table-cell>
          <table:table-cell office:value-type="float" office:value="167" table:style-name="ce3">
            <text:p>167</text:p>
          </table:table-cell>
          <table:table-cell office:value-type="float" office:value="2405" table:number-columns-spanned="2" table:number-rows-spanned="1" table:style-name="ce7">
            <text:p>2,405</text:p>
          </table:table-cell>
          <table:covered-table-cell/>
          <table:table-cell office:value-type="percentage" office:value="0.46455476144485219" table:style-name="ce4">
            <text:p>46.46%</text:p>
          </table:table-cell>
          <table:table-cell office:value-type="float" office:value="1023.405405405405" table:number-columns-spanned="2" table:number-rows-spanned="1" table:style-name="ce7">
            <text:p>1,023</text:p>
          </table:table-cell>
          <table:covered-table-cell/>
          <table:table-cell office:value-type="float" office:value="2461290" table:style-name="ce3">
            <text:p>2,461,290</text:p>
          </table:table-cell>
          <table:table-cell office:value-type="float" office:value="850000" table:style-name="ce3">
            <text:p>850,000</text:p>
          </table:table-cell>
          <table:table-cell office:value-type="float" office:value="3325150" table:style-name="ce3">
            <text:p>3,325,150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花蓮翰品酒店</text:p>
          </table:table-cell>
          <table:covered-table-cell table:number-columns-repeated="4"/>
          <table:table-cell office:value-type="string" office:string-value="花蓮翰品酒店" table:formula="of:=SUBSTITUTE([.A64];&quot;*&quot;;&quot;&quot;)" table:style-name="ce5">
            <text:p>花蓮翰品酒店</text:p>
          </table:table-cell>
          <table:table-cell office:value-type="string" table:style-name="ce5">
            <text:p>Hualien</text:p>
          </table:table-cell>
          <table:table-cell office:value-type="float" office:value="197" table:style-name="ce3">
            <text:p>197</text:p>
          </table:table-cell>
          <table:table-cell office:value-type="float" office:value="5148" table:number-columns-spanned="2" table:number-rows-spanned="1" table:style-name="ce7">
            <text:p>5,148</text:p>
          </table:table-cell>
          <table:covered-table-cell/>
          <table:table-cell office:value-type="percentage" office:value="0.84296708694940237" table:style-name="ce4">
            <text:p>84.30%</text:p>
          </table:table-cell>
          <table:table-cell office:value-type="float" office:value="2998.1981351981349" table:number-columns-spanned="2" table:number-rows-spanned="1" table:style-name="ce7">
            <text:p>2,998</text:p>
          </table:table-cell>
          <table:covered-table-cell/>
          <table:table-cell office:value-type="float" office:value="15434724" table:style-name="ce3">
            <text:p>15,434,724</text:p>
          </table:table-cell>
          <table:table-cell office:value-type="float" office:value="11096053" table:style-name="ce3">
            <text:p>11,096,053</text:p>
          </table:table-cell>
          <table:table-cell office:value-type="float" office:value="27470076" table:style-name="ce3">
            <text:p>27,470,076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美侖大飯店</text:p>
          </table:table-cell>
          <table:covered-table-cell table:number-columns-repeated="4"/>
          <table:table-cell office:value-type="string" office:string-value="美侖大飯店" table:formula="of:=SUBSTITUTE([.A65];&quot;*&quot;;&quot;&quot;)" table:style-name="ce5">
            <text:p>美侖大飯店</text:p>
          </table:table-cell>
          <table:table-cell office:value-type="string" table:style-name="ce5">
            <text:p>Hualien</text:p>
          </table:table-cell>
          <table:table-cell office:value-type="float" office:value="343" table:style-name="ce3">
            <text:p>343</text:p>
          </table:table-cell>
          <table:table-cell office:value-type="float" office:value="9427" table:number-columns-spanned="2" table:number-rows-spanned="1" table:style-name="ce7">
            <text:p>9,427</text:p>
          </table:table-cell>
          <table:covered-table-cell/>
          <table:table-cell office:value-type="percentage" office:value="0.88657951659926648" table:style-name="ce4">
            <text:p>88.66%</text:p>
          </table:table-cell>
          <table:table-cell office:value-type="float" office:value="2514.5943566351971" table:number-columns-spanned="2" table:number-rows-spanned="1" table:style-name="ce7">
            <text:p>2,515</text:p>
          </table:table-cell>
          <table:covered-table-cell/>
          <table:table-cell office:value-type="float" office:value="23705081" table:style-name="ce3">
            <text:p>23,705,081</text:p>
          </table:table-cell>
          <table:table-cell office:value-type="float" office:value="10498036" table:style-name="ce3">
            <text:p>10,498,036</text:p>
          </table:table-cell>
          <table:table-cell office:value-type="float" office:value="35503164" table:style-name="ce3">
            <text:p>35,503,164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遠雄悅來大飯店</text:p>
          </table:table-cell>
          <table:covered-table-cell table:number-columns-repeated="4"/>
          <table:table-cell office:value-type="string" office:string-value="遠雄悅來大飯店" table:formula="of:=SUBSTITUTE([.A66];&quot;*&quot;;&quot;&quot;)" table:style-name="ce5">
            <text:p>遠雄悅來大飯店</text:p>
          </table:table-cell>
          <table:table-cell office:value-type="string" table:style-name="ce5">
            <text:p>Hualien</text:p>
          </table:table-cell>
          <table:table-cell office:value-type="float" office:value="381" table:style-name="ce3">
            <text:p>381</text:p>
          </table:table-cell>
          <table:table-cell office:value-type="float" office:value="7573" table:number-columns-spanned="2" table:number-rows-spanned="1" table:style-name="ce7">
            <text:p>7,573</text:p>
          </table:table-cell>
          <table:covered-table-cell/>
          <table:table-cell office:value-type="percentage" office:value="0.64118194903056469" table:style-name="ce4">
            <text:p>64.12%</text:p>
          </table:table-cell>
          <table:table-cell office:value-type="float" office:value="3991.356265680708" table:number-columns-spanned="2" table:number-rows-spanned="1" table:style-name="ce7">
            <text:p>3,991</text:p>
          </table:table-cell>
          <table:covered-table-cell/>
          <table:table-cell office:value-type="float" office:value="30226541" table:style-name="ce3">
            <text:p>30,226,541</text:p>
          </table:table-cell>
          <table:table-cell office:value-type="float" office:value="16506196" table:style-name="ce3">
            <text:p>16,506,196</text:p>
          </table:table-cell>
          <table:table-cell office:value-type="float" office:value="57298768" table:style-name="ce3">
            <text:p>57,298,768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瑞穗天合國際觀光酒店</text:p>
          </table:table-cell>
          <table:covered-table-cell table:number-columns-repeated="4"/>
          <table:table-cell office:value-type="string" office:string-value="瑞穗天合國際觀光酒店" table:formula="of:=SUBSTITUTE([.A67];&quot;*&quot;;&quot;&quot;)" table:style-name="ce5">
            <text:p>瑞穗天合國際觀光酒店</text:p>
          </table:table-cell>
          <table:table-cell office:value-type="string" table:style-name="ce5">
            <text:p>Hualien</text:p>
          </table:table-cell>
          <table:table-cell office:value-type="float" office:value="198" table:style-name="ce3">
            <text:p>198</text:p>
          </table:table-cell>
          <table:table-cell office:value-type="float" office:value="3981" table:number-columns-spanned="2" table:number-rows-spanned="1" table:style-name="ce7">
            <text:p>3,981</text:p>
          </table:table-cell>
          <table:covered-table-cell/>
          <table:table-cell office:value-type="percentage" office:value="0.6485826001955034" table:style-name="ce4">
            <text:p>64.86%</text:p>
          </table:table-cell>
          <table:table-cell office:value-type="float" office:value="8022.9949761366488" table:number-columns-spanned="2" table:number-rows-spanned="1" table:style-name="ce7">
            <text:p>8,023</text:p>
          </table:table-cell>
          <table:covered-table-cell/>
          <table:table-cell office:value-type="float" office:value="31939543" table:style-name="ce3">
            <text:p>31,939,543</text:p>
          </table:table-cell>
          <table:table-cell office:value-type="float" office:value="13801420" table:style-name="ce3">
            <text:p>13,801,420</text:p>
          </table:table-cell>
          <table:table-cell office:value-type="float" office:value="51931329" table:style-name="ce3">
            <text:p>51,931,329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晶悅國際飯店</text:p>
          </table:table-cell>
          <table:covered-table-cell table:number-columns-repeated="4"/>
          <table:table-cell office:value-type="string" office:string-value="晶悅國際飯店" table:formula="of:=SUBSTITUTE([.A68];&quot;*&quot;;&quot;&quot;)" table:style-name="ce5">
            <text:p>晶悅國際飯店</text:p>
          </table:table-cell>
          <table:table-cell office:value-type="string" table:style-name="ce5">
            <text:p>Taoyuan-Hsinchu-Miaoli</text:p>
          </table:table-cell>
          <table:table-cell office:value-type="float" office:value="388" table:style-name="ce3">
            <text:p>388</text:p>
          </table:table-cell>
          <table:table-cell office:value-type="float" office:value="6596" table:number-columns-spanned="2" table:number-rows-spanned="1" table:style-name="ce7">
            <text:p>6,596</text:p>
          </table:table-cell>
          <table:covered-table-cell/>
          <table:table-cell office:value-type="percentage" office:value="0.54838709677419351" table:style-name="ce4">
            <text:p>54.84%</text:p>
          </table:table-cell>
          <table:table-cell office:value-type="float" office:value="1679.833080654942" table:number-columns-spanned="2" table:number-rows-spanned="1" table:style-name="ce7">
            <text:p>1,680</text:p>
          </table:table-cell>
          <table:covered-table-cell/>
          <table:table-cell office:value-type="float" office:value="11080179" table:style-name="ce3">
            <text:p>11,080,179</text:p>
          </table:table-cell>
          <table:table-cell office:value-type="float" office:value="4527135" table:style-name="ce3">
            <text:p>4,527,135</text:p>
          </table:table-cell>
          <table:table-cell office:value-type="float" office:value="16532595" table:style-name="ce3">
            <text:p>16,532,595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尊爵天際大飯店</text:p>
          </table:table-cell>
          <table:covered-table-cell table:number-columns-repeated="4"/>
          <table:table-cell office:value-type="string" office:string-value="尊爵天際大飯店" table:formula="of:=SUBSTITUTE([.A69];&quot;*&quot;;&quot;&quot;)" table:style-name="ce5">
            <text:p>尊爵天際大飯店</text:p>
          </table:table-cell>
          <table:table-cell office:value-type="string" table:style-name="ce5">
            <text:p>Taoyuan-Hsinchu-Miaoli</text:p>
          </table:table-cell>
          <table:table-cell office:value-type="float" office:value="250" table:style-name="ce3">
            <text:p>250</text:p>
          </table:table-cell>
          <table:table-cell office:value-type="float" office:value="5972" table:number-columns-spanned="2" table:number-rows-spanned="1" table:style-name="ce7">
            <text:p>5,972</text:p>
          </table:table-cell>
          <table:covered-table-cell/>
          <table:table-cell office:value-type="percentage" office:value="0.77058064516129032" table:style-name="ce4">
            <text:p>77.06%</text:p>
          </table:table-cell>
          <table:table-cell office:value-type="float" office:value="2265.32367716008" table:number-columns-spanned="2" table:number-rows-spanned="1" table:style-name="ce7">
            <text:p>2,265</text:p>
          </table:table-cell>
          <table:covered-table-cell/>
          <table:table-cell office:value-type="float" office:value="13528513" table:style-name="ce3">
            <text:p>13,528,513</text:p>
          </table:table-cell>
          <table:table-cell office:value-type="float" office:value="17156323" table:style-name="ce3">
            <text:p>17,156,323</text:p>
          </table:table-cell>
          <table:table-cell office:value-type="float" office:value="30976314" table:style-name="ce3">
            <text:p>30,976,314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南方莊園渡假飯店</text:p>
          </table:table-cell>
          <table:covered-table-cell table:number-columns-repeated="4"/>
          <table:table-cell office:value-type="string" office:string-value="南方莊園渡假飯店" table:formula="of:=SUBSTITUTE([.A70];&quot;*&quot;;&quot;&quot;)" table:style-name="ce5">
            <text:p>南方莊園渡假飯店</text:p>
          </table:table-cell>
          <table:table-cell office:value-type="string" table:style-name="ce5">
            <text:p>Taoyuan-Hsinchu-Miaoli</text:p>
          </table:table-cell>
          <table:table-cell office:value-type="float" office:value="111" table:style-name="ce3">
            <text:p>111</text:p>
          </table:table-cell>
          <table:table-cell office:value-type="float" office:value="2535" table:number-columns-spanned="2" table:number-rows-spanned="1" table:style-name="ce7">
            <text:p>2,535</text:p>
          </table:table-cell>
          <table:covered-table-cell/>
          <table:table-cell office:value-type="percentage" office:value="0.73670444638186572" table:style-name="ce4">
            <text:p>73.67%</text:p>
          </table:table-cell>
          <table:table-cell office:value-type="float" office:value="4213.6410256410254" table:number-columns-spanned="2" table:number-rows-spanned="1" table:style-name="ce7">
            <text:p>4,214</text:p>
          </table:table-cell>
          <table:covered-table-cell/>
          <table:table-cell office:value-type="float" office:value="10681580" table:style-name="ce3">
            <text:p>10,681,580</text:p>
          </table:table-cell>
          <table:table-cell office:value-type="float" office:value="10287297" table:style-name="ce3">
            <text:p>10,287,297</text:p>
          </table:table-cell>
          <table:table-cell office:value-type="float" office:value="26242047" table:style-name="ce3">
            <text:p>26,242,047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台北諾富特華航桃園機場飯店</text:p>
          </table:table-cell>
          <table:covered-table-cell table:number-columns-repeated="4"/>
          <table:table-cell office:value-type="string" office:string-value="台北諾富特華航桃園機場飯店" table:formula="of:=SUBSTITUTE([.A71];&quot;*&quot;;&quot;&quot;)" table:style-name="ce5">
            <text:p>台北諾富特華航桃園機場飯店</text:p>
          </table:table-cell>
          <table:table-cell office:value-type="string" table:style-name="ce5">
            <text:p>Taoyuan-Hsinchu-Miaoli</text:p>
          </table:table-cell>
          <table:table-cell office:value-type="float" office:value="516" table:style-name="ce3">
            <text:p>516</text:p>
          </table:table-cell>
          <table:table-cell office:value-type="float" office:value="9786" table:number-columns-spanned="2" table:number-rows-spanned="1" table:style-name="ce7">
            <text:p>9,786</text:p>
          </table:table-cell>
          <table:covered-table-cell/>
          <table:table-cell office:value-type="percentage" office:value="0.61177794448612155" table:style-name="ce4">
            <text:p>61.18%</text:p>
          </table:table-cell>
          <table:table-cell office:value-type="float" office:value="2766.2419783363989" table:number-columns-spanned="2" table:number-rows-spanned="1" table:style-name="ce7">
            <text:p>2,766</text:p>
          </table:table-cell>
          <table:covered-table-cell/>
          <table:table-cell office:value-type="float" office:value="27070444" table:style-name="ce3">
            <text:p>27,070,444</text:p>
          </table:table-cell>
          <table:table-cell office:value-type="float" office:value="10016279" table:style-name="ce3">
            <text:p>10,016,279</text:p>
          </table:table-cell>
          <table:table-cell office:value-type="float" office:value="41608973" table:style-name="ce3">
            <text:p>41,608,973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桃園喜來登酒店</text:p>
          </table:table-cell>
          <table:covered-table-cell table:number-columns-repeated="4"/>
          <table:table-cell office:value-type="string" office:string-value="桃園喜來登酒店" table:formula="of:=SUBSTITUTE([.A72];&quot;*&quot;;&quot;&quot;)" table:style-name="ce5">
            <text:p>桃園喜來登酒店</text:p>
          </table:table-cell>
          <table:table-cell office:value-type="string" table:style-name="ce5">
            <text:p>Taoyuan-Hsinchu-Miaoli</text:p>
          </table:table-cell>
          <table:table-cell office:value-type="float" office:value="187" table:style-name="ce3">
            <text:p>187</text:p>
          </table:table-cell>
          <table:table-cell office:value-type="float" office:value="1089" table:number-columns-spanned="2" table:number-rows-spanned="1" table:style-name="ce7">
            <text:p>1,089</text:p>
          </table:table-cell>
          <table:covered-table-cell/>
          <table:table-cell office:value-type="percentage" office:value="0.18785578747628079" table:style-name="ce4">
            <text:p>18.79%</text:p>
          </table:table-cell>
          <table:table-cell office:value-type="float" office:value="3132.9917355371899" table:number-columns-spanned="2" table:number-rows-spanned="1" table:style-name="ce7">
            <text:p>3,133</text:p>
          </table:table-cell>
          <table:covered-table-cell/>
          <table:table-cell office:value-type="float" office:value="3411828" table:style-name="ce3">
            <text:p>3,411,828</text:p>
          </table:table-cell>
          <table:table-cell office:value-type="float" office:value="8395554" table:style-name="ce3">
            <text:p>8,395,554</text:p>
          </table:table-cell>
          <table:table-cell office:value-type="float" office:value="13095863" table:style-name="ce3">
            <text:p>13,095,863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新竹喜來登大飯店</text:p>
          </table:table-cell>
          <table:covered-table-cell table:number-columns-repeated="4"/>
          <table:table-cell office:value-type="string" office:string-value="新竹喜來登大飯店" table:formula="of:=SUBSTITUTE([.A73];&quot;*&quot;;&quot;&quot;)" table:style-name="ce5">
            <text:p>新竹喜來登大飯店</text:p>
          </table:table-cell>
          <table:table-cell office:value-type="string" table:style-name="ce5">
            <text:p>Taoyuan-Hsinchu-Miaoli</text:p>
          </table:table-cell>
          <table:table-cell office:value-type="float" office:value="386" table:style-name="ce3">
            <text:p>386</text:p>
          </table:table-cell>
          <table:table-cell office:value-type="float" office:value="9842" table:number-columns-spanned="2" table:number-rows-spanned="1" table:style-name="ce7">
            <text:p>9,842</text:p>
          </table:table-cell>
          <table:covered-table-cell/>
          <table:table-cell office:value-type="percentage" office:value="0.82249707504596359" table:style-name="ce4">
            <text:p>82.25%</text:p>
          </table:table-cell>
          <table:table-cell office:value-type="float" office:value="3660.4141434667749" table:number-columns-spanned="2" table:number-rows-spanned="1" table:style-name="ce7">
            <text:p>3,660</text:p>
          </table:table-cell>
          <table:covered-table-cell/>
          <table:table-cell office:value-type="float" office:value="36025796" table:style-name="ce3">
            <text:p>36,025,796</text:p>
          </table:table-cell>
          <table:table-cell office:value-type="float" office:value="38180788" table:style-name="ce3">
            <text:p>38,180,788</text:p>
          </table:table-cell>
          <table:table-cell office:value-type="float" office:value="84098684" table:style-name="ce3">
            <text:p>84,098,684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新竹老爺大酒店</text:p>
          </table:table-cell>
          <table:covered-table-cell table:number-columns-repeated="4"/>
          <table:table-cell office:value-type="string" office:string-value="新竹老爺大酒店" table:formula="of:=SUBSTITUTE([.A74];&quot;*&quot;;&quot;&quot;)" table:style-name="ce5">
            <text:p>新竹老爺大酒店</text:p>
          </table:table-cell>
          <table:table-cell office:value-type="string" table:style-name="ce5">
            <text:p>Taoyuan-Hsinchu-Miaoli</text:p>
          </table:table-cell>
          <table:table-cell office:value-type="float" office:value="208" table:style-name="ce3">
            <text:p>208</text:p>
          </table:table-cell>
          <table:table-cell office:value-type="float" office:value="4391" table:number-columns-spanned="2" table:number-rows-spanned="1" table:style-name="ce7">
            <text:p>4,391</text:p>
          </table:table-cell>
          <table:covered-table-cell/>
          <table:table-cell office:value-type="percentage" office:value="0.68098635235732008" table:style-name="ce4">
            <text:p>68.10%</text:p>
          </table:table-cell>
          <table:table-cell office:value-type="float" office:value="3050.385789114097" table:number-columns-spanned="2" table:number-rows-spanned="1" table:style-name="ce7">
            <text:p>3,050</text:p>
          </table:table-cell>
          <table:covered-table-cell/>
          <table:table-cell office:value-type="float" office:value="13394244" table:style-name="ce3">
            <text:p>13,394,244</text:p>
          </table:table-cell>
          <table:table-cell office:value-type="float" office:value="11834198" table:style-name="ce3">
            <text:p>11,834,198</text:p>
          </table:table-cell>
          <table:table-cell office:value-type="float" office:value="26646444" table:style-name="ce3">
            <text:p>26,646,444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新竹國賓大飯店</text:p>
          </table:table-cell>
          <table:covered-table-cell table:number-columns-repeated="4"/>
          <table:table-cell office:value-type="string" office:string-value="新竹國賓大飯店" table:formula="of:=SUBSTITUTE([.A75];&quot;*&quot;;&quot;&quot;)" table:style-name="ce5">
            <text:p>新竹國賓大飯店</text:p>
          </table:table-cell>
          <table:table-cell office:value-type="string" table:style-name="ce5">
            <text:p>Taoyuan-Hsinchu-Miaoli</text:p>
          </table:table-cell>
          <table:table-cell office:value-type="float" office:value="257" table:style-name="ce3">
            <text:p>257</text:p>
          </table:table-cell>
          <table:table-cell office:value-type="float" office:value="6331" table:number-columns-spanned="2" table:number-rows-spanned="1" table:style-name="ce7">
            <text:p>6,331</text:p>
          </table:table-cell>
          <table:covered-table-cell/>
          <table:table-cell office:value-type="percentage" office:value="0.79465294339148984" table:style-name="ce4">
            <text:p>79.47%</text:p>
          </table:table-cell>
          <table:table-cell office:value-type="float" office:value="3032.936029063339" table:number-columns-spanned="2" table:number-rows-spanned="1" table:style-name="ce7">
            <text:p>3,033</text:p>
          </table:table-cell>
          <table:covered-table-cell/>
          <table:table-cell office:value-type="float" office:value="19201518" table:style-name="ce3">
            <text:p>19,201,518</text:p>
          </table:table-cell>
          <table:table-cell office:value-type="float" office:value="30401045" table:style-name="ce3">
            <text:p>30,401,045</text:p>
          </table:table-cell>
          <table:table-cell office:value-type="float" office:value="53985187" table:style-name="ce3">
            <text:p>53,985,187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尊爵大飯店</text:p>
          </table:table-cell>
          <table:covered-table-cell table:number-columns-repeated="4"/>
          <table:table-cell office:value-type="string" office:string-value="尊爵大飯店" table:formula="of:=SUBSTITUTE([.A76];&quot;*&quot;;&quot;&quot;)" table:style-name="ce5">
            <text:p>尊爵大飯店</text:p>
          </table:table-cell>
          <table:table-cell office:value-type="string" table:style-name="ce5">
            <text:p>Taoyuan-Hsinchu-Miaoli</text:p>
          </table:table-cell>
          <table:table-cell office:value-type="float" office:value="231" table:style-name="ce3">
            <text:p>231</text:p>
          </table:table-cell>
          <table:table-cell office:value-type="float" office:value="4062" table:number-columns-spanned="2" table:number-rows-spanned="1" table:style-name="ce7">
            <text:p>4,062</text:p>
          </table:table-cell>
          <table:covered-table-cell/>
          <table:table-cell office:value-type="percentage" office:value="0.56723921240050268" table:style-name="ce4">
            <text:p>56.72%</text:p>
          </table:table-cell>
          <table:table-cell office:value-type="float" office:value="2360.642048252093" table:number-columns-spanned="2" table:number-rows-spanned="1" table:style-name="ce7">
            <text:p>2,361</text:p>
          </table:table-cell>
          <table:covered-table-cell/>
          <table:table-cell office:value-type="float" office:value="9588928" table:style-name="ce3">
            <text:p>9,588,928</text:p>
          </table:table-cell>
          <table:table-cell office:value-type="float" office:value="11979532" table:style-name="ce3">
            <text:p>11,979,532</text:p>
          </table:table-cell>
          <table:table-cell office:value-type="float" office:value="23585348" table:style-name="ce3">
            <text:p>23,585,348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古華花園飯店</text:p>
          </table:table-cell>
          <table:covered-table-cell table:number-columns-repeated="4"/>
          <table:table-cell office:value-type="string" office:string-value="古華花園飯店" table:formula="of:=SUBSTITUTE([.A77];&quot;*&quot;;&quot;&quot;)" table:style-name="ce5">
            <text:p>古華花園飯店</text:p>
          </table:table-cell>
          <table:table-cell office:value-type="string" table:style-name="ce5">
            <text:p>Taoyuan-Hsinchu-Miaoli</text:p>
          </table:table-cell>
          <table:table-cell office:value-type="float" office:value="255" table:style-name="ce3">
            <text:p>255</text:p>
          </table:table-cell>
          <table:table-cell office:value-type="float" office:value="6982" table:number-columns-spanned="2" table:number-rows-spanned="1" table:style-name="ce7">
            <text:p>6,982</text:p>
          </table:table-cell>
          <table:covered-table-cell/>
          <table:table-cell office:value-type="percentage" office:value="0.88323845667299172" table:style-name="ce4">
            <text:p>88.32%</text:p>
          </table:table-cell>
          <table:table-cell office:value-type="float" office:value="2915.9769407046688" table:number-columns-spanned="2" table:number-rows-spanned="1" table:style-name="ce7">
            <text:p>2,916</text:p>
          </table:table-cell>
          <table:covered-table-cell/>
          <table:table-cell office:value-type="float" office:value="20359351" table:style-name="ce3">
            <text:p>20,359,351</text:p>
          </table:table-cell>
          <table:table-cell office:value-type="float" office:value="17622108" table:style-name="ce3">
            <text:p>17,622,108</text:p>
          </table:table-cell>
          <table:table-cell office:value-type="float" office:value="40140416" table:style-name="ce3">
            <text:p>40,140,416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福容大飯店 <text:s text:c="2"/>桃園</text:p>
          </table:table-cell>
          <table:covered-table-cell table:number-columns-repeated="4"/>
          <table:table-cell office:value-type="string" office:string-value="福容大飯店   桃園" table:formula="of:=SUBSTITUTE([.A78];&quot;*&quot;;&quot;&quot;)" table:style-name="ce5">
            <text:p>福容大飯店 <text:s text:c="2"/>桃園</text:p>
          </table:table-cell>
          <table:table-cell office:value-type="string" table:style-name="ce5">
            <text:p>Taoyuan-Hsinchu-Miaoli</text:p>
          </table:table-cell>
          <table:table-cell office:value-type="float" office:value="182" table:style-name="ce3">
            <text:p>182</text:p>
          </table:table-cell>
          <table:table-cell office:value-type="float" office:value="4243" table:number-columns-spanned="2" table:number-rows-spanned="1" table:style-name="ce7">
            <text:p>4,243</text:p>
          </table:table-cell>
          <table:covered-table-cell/>
          <table:table-cell office:value-type="percentage" office:value="0.75203828429634878" table:style-name="ce4">
            <text:p>75.20%</text:p>
          </table:table-cell>
          <table:table-cell office:value-type="float" office:value="1904.027810511431" table:number-columns-spanned="2" table:number-rows-spanned="1" table:style-name="ce7">
            <text:p>1,904</text:p>
          </table:table-cell>
          <table:covered-table-cell/>
          <table:table-cell office:value-type="float" office:value="8078790" table:style-name="ce3">
            <text:p>8,078,790</text:p>
          </table:table-cell>
          <table:table-cell office:value-type="float" office:value="4879996" table:style-name="ce3">
            <text:p>4,879,996</text:p>
          </table:table-cell>
          <table:table-cell office:value-type="float" office:value="13513804" table:style-name="ce3">
            <text:p>13,513,804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福容大飯店 林口</text:p>
          </table:table-cell>
          <table:covered-table-cell table:number-columns-repeated="4"/>
          <table:table-cell office:value-type="string" office:string-value="福容大飯店 林口" table:formula="of:=SUBSTITUTE([.A79];&quot;*&quot;;&quot;&quot;)" table:style-name="ce5">
            <text:p>福容大飯店 林口</text:p>
          </table:table-cell>
          <table:table-cell office:value-type="string" table:style-name="ce5">
            <text:p>Taoyuan-Hsinchu-Miaoli</text:p>
          </table:table-cell>
          <table:table-cell office:value-type="float" office:value="149" table:style-name="ce3">
            <text:p>149</text:p>
          </table:table-cell>
          <table:table-cell office:value-type="float" office:value="4619" table:number-columns-spanned="2" table:number-rows-spanned="1" table:style-name="ce7">
            <text:p>4,619</text:p>
          </table:table-cell>
          <table:covered-table-cell/>
          <table:table-cell office:value-type="percentage" office:value="1" table:style-name="ce4">
            <text:p>100.00%</text:p>
          </table:table-cell>
          <table:table-cell office:value-type="float" office:value="1801.489716388829" table:number-columns-spanned="2" table:number-rows-spanned="1" table:style-name="ce7">
            <text:p>1,801</text:p>
          </table:table-cell>
          <table:covered-table-cell/>
          <table:table-cell office:value-type="float" office:value="8321081" table:style-name="ce3">
            <text:p>8,321,081</text:p>
          </table:table-cell>
          <table:table-cell office:value-type="float" office:value="2979586" table:style-name="ce3">
            <text:p>2,979,586</text:p>
          </table:table-cell>
          <table:table-cell office:value-type="float" office:value="11356514" table:style-name="ce3">
            <text:p>11,356,514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豐邑喜來登大飯店</text:p>
          </table:table-cell>
          <table:covered-table-cell table:number-columns-repeated="4"/>
          <table:table-cell office:value-type="string" office:string-value="豐邑喜來登大飯店" table:formula="of:=SUBSTITUTE([.A80];&quot;*&quot;;&quot;&quot;)" table:style-name="ce5">
            <text:p>豐邑喜來登大飯店</text:p>
          </table:table-cell>
          <table:table-cell office:value-type="string" table:style-name="ce5">
            <text:p>Taoyuan-Hsinchu-Miaoli</text:p>
          </table:table-cell>
          <table:table-cell office:value-type="float" office:value="384" table:style-name="ce3">
            <text:p>384</text:p>
          </table:table-cell>
          <table:table-cell office:value-type="float" office:value="2461" table:number-columns-spanned="2" table:number-rows-spanned="1" table:style-name="ce7">
            <text:p>2,461</text:p>
          </table:table-cell>
          <table:covered-table-cell/>
          <table:table-cell office:value-type="percentage" office:value="0.20673723118279569" table:style-name="ce4">
            <text:p>20.67%</text:p>
          </table:table-cell>
          <table:table-cell office:value-type="float" office:value="3659.6704591629418" table:number-columns-spanned="2" table:number-rows-spanned="1" table:style-name="ce7">
            <text:p>3,660</text:p>
          </table:table-cell>
          <table:covered-table-cell/>
          <table:table-cell office:value-type="float" office:value="9006449" table:style-name="ce3">
            <text:p>9,006,449</text:p>
          </table:table-cell>
          <table:table-cell office:value-type="float" office:value="5056451" table:style-name="ce3">
            <text:p>5,056,451</text:p>
          </table:table-cell>
          <table:table-cell office:value-type="float" office:value="15320641" table:style-name="ce3">
            <text:p>15,320,641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馥藝金鬱金香酒店</text:p>
          </table:table-cell>
          <table:covered-table-cell table:number-columns-repeated="4"/>
          <table:table-cell office:value-type="string" office:string-value="馥藝金鬱金香酒店" table:formula="of:=SUBSTITUTE([.A81];&quot;*&quot;;&quot;&quot;)" table:style-name="ce5">
            <text:p>馥藝金鬱金香酒店</text:p>
          </table:table-cell>
          <table:table-cell office:value-type="string" table:style-name="ce5">
            <text:p>Taoyuan-Hsinchu-Miaoli</text:p>
          </table:table-cell>
          <table:table-cell office:value-type="float" office:value="191" table:style-name="ce3">
            <text:p>191</text:p>
          </table:table-cell>
          <table:table-cell office:value-type="float" office:value="4153" table:number-columns-spanned="2" table:number-rows-spanned="1" table:style-name="ce7">
            <text:p>4,153</text:p>
          </table:table-cell>
          <table:covered-table-cell/>
          <table:table-cell office:value-type="percentage" office:value="0.70140179023813543" table:style-name="ce4">
            <text:p>70.14%</text:p>
          </table:table-cell>
          <table:table-cell office:value-type="float" office:value="1881.9015169756799" table:number-columns-spanned="2" table:number-rows-spanned="1" table:style-name="ce7">
            <text:p>1,882</text:p>
          </table:table-cell>
          <table:covered-table-cell/>
          <table:table-cell office:value-type="float" office:value="7815537" table:style-name="ce3">
            <text:p>7,815,537</text:p>
          </table:table-cell>
          <table:table-cell office:value-type="float" office:value="4254588" table:style-name="ce3">
            <text:p>4,254,588</text:p>
          </table:table-cell>
          <table:table-cell office:value-type="float" office:value="12318621" table:style-name="ce3">
            <text:p>12,318,621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陽明山中國麗緻大飯店</text:p>
          </table:table-cell>
          <table:covered-table-cell table:number-columns-repeated="4"/>
          <table:table-cell office:value-type="string" office:string-value="陽明山中國麗緻大飯店" table:formula="of:=SUBSTITUTE([.A82];&quot;*&quot;;&quot;&quot;)" table:style-name="ce5">
            <text:p>陽明山中國麗緻大飯店</text:p>
          </table:table-cell>
          <table:table-cell office:value-type="string" table:style-name="ce5">
            <text:p>Scenery</text:p>
          </table:table-cell>
          <table:table-cell office:value-type="float" office:value="47" table:style-name="ce3">
            <text:p>47</text:p>
          </table:table-cell>
          <table:table-cell office:value-type="float" office:value="446" table:number-columns-spanned="2" table:number-rows-spanned="1" table:style-name="ce7">
            <text:p>446</text:p>
          </table:table-cell>
          <table:covered-table-cell/>
          <table:table-cell office:value-type="percentage" office:value="0.30610844200411808" table:style-name="ce4">
            <text:p>30.61%</text:p>
          </table:table-cell>
          <table:table-cell office:value-type="float" office:value="4092.1973094170398" table:number-columns-spanned="2" table:number-rows-spanned="1" table:style-name="ce7">
            <text:p>4,092</text:p>
          </table:table-cell>
          <table:covered-table-cell/>
          <table:table-cell office:value-type="float" office:value="1825120" table:style-name="ce3">
            <text:p>1,825,120</text:p>
          </table:table-cell>
          <table:table-cell office:value-type="float" office:value="1561206" table:style-name="ce3">
            <text:p>1,561,206</text:p>
          </table:table-cell>
          <table:table-cell office:value-type="float" office:value="5205114" table:style-name="ce3">
            <text:p>5,205,114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趣淘漫旅</text:p>
          </table:table-cell>
          <table:covered-table-cell table:number-columns-repeated="4"/>
          <table:table-cell office:value-type="string" office:string-value="趣淘漫旅" table:formula="of:=SUBSTITUTE([.A83];&quot;*&quot;;&quot;&quot;)" table:style-name="ce5">
            <text:p>趣淘漫旅</text:p>
          </table:table-cell>
          <table:table-cell office:value-type="string" table:style-name="ce5">
            <text:p>Scenery</text:p>
          </table:table-cell>
          <table:table-cell office:value-type="float" office:value="198" table:style-name="ce3">
            <text:p>198</text:p>
          </table:table-cell>
          <table:table-cell office:value-type="float" office:value="4129" table:number-columns-spanned="2" table:number-rows-spanned="1" table:style-name="ce7">
            <text:p>4,129</text:p>
          </table:table-cell>
          <table:covered-table-cell/>
          <table:table-cell office:value-type="percentage" office:value="0.67269468882372108" table:style-name="ce4">
            <text:p>67.27%</text:p>
          </table:table-cell>
          <table:table-cell office:value-type="float" office:value="3032.081375635747" table:number-columns-spanned="2" table:number-rows-spanned="1" table:style-name="ce7">
            <text:p>3,032</text:p>
          </table:table-cell>
          <table:covered-table-cell/>
          <table:table-cell office:value-type="float" office:value="12519464" table:style-name="ce3">
            <text:p>12,519,464</text:p>
          </table:table-cell>
          <table:table-cell office:value-type="float" office:value="6008509" table:style-name="ce3">
            <text:p>6,008,509</text:p>
          </table:table-cell>
          <table:table-cell office:value-type="float" office:value="20823993" table:style-name="ce3">
            <text:p>20,823,993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高雄圓山大飯店</text:p>
          </table:table-cell>
          <table:covered-table-cell table:number-columns-repeated="4"/>
          <table:table-cell office:value-type="string" office:string-value="高雄圓山大飯店" table:formula="of:=SUBSTITUTE([.A84];&quot;*&quot;;&quot;&quot;)" table:style-name="ce5">
            <text:p>高雄圓山大飯店</text:p>
          </table:table-cell>
          <table:table-cell office:value-type="string" table:style-name="ce5">
            <text:p>Scenery</text:p>
          </table:table-cell>
          <table:table-cell office:value-type="float" office:value="107" table:style-name="ce3">
            <text:p>107</text:p>
          </table:table-cell>
          <table:table-cell office:value-type="float" office:value="1863" table:number-columns-spanned="2" table:number-rows-spanned="1" table:style-name="ce7">
            <text:p>1,863</text:p>
          </table:table-cell>
          <table:covered-table-cell/>
          <table:table-cell office:value-type="percentage" office:value="0.56165209526680737" table:style-name="ce4">
            <text:p>56.17%</text:p>
          </table:table-cell>
          <table:table-cell office:value-type="float" office:value="2436.3097155126138" table:number-columns-spanned="2" table:number-rows-spanned="1" table:style-name="ce7">
            <text:p>2,436</text:p>
          </table:table-cell>
          <table:covered-table-cell/>
          <table:table-cell office:value-type="float" office:value="4538845" table:style-name="ce3">
            <text:p>4,538,845</text:p>
          </table:table-cell>
          <table:table-cell office:value-type="float" office:value="8358344" table:style-name="ce3">
            <text:p>8,358,344</text:p>
          </table:table-cell>
          <table:table-cell office:value-type="float" office:value="13682410" table:style-name="ce3">
            <text:p>13,682,410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礁溪老爺大酒店</text:p>
          </table:table-cell>
          <table:covered-table-cell table:number-columns-repeated="4"/>
          <table:table-cell office:value-type="string" office:string-value="礁溪老爺大酒店" table:formula="of:=SUBSTITUTE([.A85];&quot;*&quot;;&quot;&quot;)" table:style-name="ce5">
            <text:p>礁溪老爺大酒店</text:p>
          </table:table-cell>
          <table:table-cell office:value-type="string" table:style-name="ce5">
            <text:p>Scenery</text:p>
          </table:table-cell>
          <table:table-cell office:value-type="float" office:value="193" table:style-name="ce3">
            <text:p>193</text:p>
          </table:table-cell>
          <table:table-cell office:value-type="float" office:value="4880" table:number-columns-spanned="2" table:number-rows-spanned="1" table:style-name="ce7">
            <text:p>4,880</text:p>
          </table:table-cell>
          <table:covered-table-cell/>
          <table:table-cell office:value-type="percentage" office:value="0.81564432558916933" table:style-name="ce4">
            <text:p>81.56%</text:p>
          </table:table-cell>
          <table:table-cell office:value-type="float" office:value="6882.6750000000002" table:number-columns-spanned="2" table:number-rows-spanned="1" table:style-name="ce7">
            <text:p>6,883</text:p>
          </table:table-cell>
          <table:covered-table-cell/>
          <table:table-cell office:value-type="float" office:value="33587454" table:style-name="ce3">
            <text:p>33,587,454</text:p>
          </table:table-cell>
          <table:table-cell office:value-type="float" office:value="23968955" table:style-name="ce3">
            <text:p>23,968,955</text:p>
          </table:table-cell>
          <table:table-cell office:value-type="float" office:value="69660251" table:style-name="ce3">
            <text:p>69,660,251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涵碧樓大飯店</text:p>
          </table:table-cell>
          <table:covered-table-cell table:number-columns-repeated="4"/>
          <table:table-cell office:value-type="string" office:string-value="涵碧樓大飯店" table:formula="of:=SUBSTITUTE([.A86];&quot;*&quot;;&quot;&quot;)" table:style-name="ce5">
            <text:p>涵碧樓大飯店</text:p>
          </table:table-cell>
          <table:table-cell office:value-type="string" table:style-name="ce5">
            <text:p>Scenery</text:p>
          </table:table-cell>
          <table:table-cell office:value-type="float" office:value="96" table:style-name="ce3">
            <text:p>96</text:p>
          </table:table-cell>
          <table:table-cell office:value-type="float" office:value="2497" table:number-columns-spanned="2" table:number-rows-spanned="1" table:style-name="ce7">
            <text:p>2,497</text:p>
          </table:table-cell>
          <table:covered-table-cell/>
          <table:table-cell office:value-type="percentage" office:value="0.83904569892473113" table:style-name="ce4">
            <text:p>83.90%</text:p>
          </table:table-cell>
          <table:table-cell office:value-type="float" office:value="14187.81978374049" table:number-columns-spanned="2" table:number-rows-spanned="1" table:style-name="ce7">
            <text:p>14,188</text:p>
          </table:table-cell>
          <table:covered-table-cell/>
          <table:table-cell office:value-type="float" office:value="35426986" table:style-name="ce3">
            <text:p>35,426,986</text:p>
          </table:table-cell>
          <table:table-cell office:value-type="float" office:value="3809709" table:style-name="ce3">
            <text:p>3,809,709</text:p>
          </table:table-cell>
          <table:table-cell office:value-type="float" office:value="42107818" table:style-name="ce3">
            <text:p>42,107,818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雲品溫泉酒店日月潭</text:p>
          </table:table-cell>
          <table:covered-table-cell table:number-columns-repeated="4"/>
          <table:table-cell office:value-type="string" office:string-value="雲品溫泉酒店日月潭" table:formula="of:=SUBSTITUTE([.A87];&quot;*&quot;;&quot;&quot;)" table:style-name="ce5">
            <text:p>雲品溫泉酒店日月潭</text:p>
          </table:table-cell>
          <table:table-cell office:value-type="string" table:style-name="ce5">
            <text:p>Scenery</text:p>
          </table:table-cell>
          <table:table-cell office:value-type="float" office:value="211" table:style-name="ce3">
            <text:p>211</text:p>
          </table:table-cell>
          <table:table-cell office:value-type="float" office:value="4721" table:number-columns-spanned="2" table:number-rows-spanned="1" table:style-name="ce7">
            <text:p>4,721</text:p>
          </table:table-cell>
          <table:covered-table-cell/>
          <table:table-cell office:value-type="percentage" office:value="0.72175508332059313" table:style-name="ce4">
            <text:p>72.18%</text:p>
          </table:table-cell>
          <table:table-cell office:value-type="float" office:value="8559.6235966956156" table:number-columns-spanned="2" table:number-rows-spanned="1" table:style-name="ce7">
            <text:p>8,560</text:p>
          </table:table-cell>
          <table:covered-table-cell/>
          <table:table-cell office:value-type="float" office:value="40409983" table:style-name="ce3">
            <text:p>40,409,983</text:p>
          </table:table-cell>
          <table:table-cell office:value-type="float" office:value="22563479" table:style-name="ce3">
            <text:p>22,563,479</text:p>
          </table:table-cell>
          <table:table-cell office:value-type="float" office:value="67424058" table:style-name="ce3">
            <text:p>67,424,058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日月行館</text:p>
          </table:table-cell>
          <table:covered-table-cell table:number-columns-repeated="4"/>
          <table:table-cell office:value-type="string" office:string-value="日月行館" table:formula="of:=SUBSTITUTE([.A88];&quot;*&quot;;&quot;&quot;)" table:style-name="ce5">
            <text:p>日月行館</text:p>
          </table:table-cell>
          <table:table-cell office:value-type="string" table:style-name="ce5">
            <text:p>Scenery</text:p>
          </table:table-cell>
          <table:table-cell office:value-type="float" office:value="92" table:style-name="ce3">
            <text:p>92</text:p>
          </table:table-cell>
          <table:table-cell office:value-type="float" office:value="743" table:number-columns-spanned="2" table:number-rows-spanned="1" table:style-name="ce7">
            <text:p>743</text:p>
          </table:table-cell>
          <table:covered-table-cell/>
          <table:table-cell office:value-type="percentage" office:value="0.26051893408134641" table:style-name="ce4">
            <text:p>26.05%</text:p>
          </table:table-cell>
          <table:table-cell office:value-type="float" office:value="10009.42126514132" table:number-columns-spanned="2" table:number-rows-spanned="1" table:style-name="ce7">
            <text:p>10,009</text:p>
          </table:table-cell>
          <table:covered-table-cell/>
          <table:table-cell office:value-type="float" office:value="7437000" table:style-name="ce3">
            <text:p>7,437,000</text:p>
          </table:table-cell>
          <table:table-cell office:value-type="float" office:value="2849302" table:style-name="ce3">
            <text:p>2,849,302</text:p>
          </table:table-cell>
          <table:table-cell office:value-type="float" office:value="10405387" table:style-name="ce3">
            <text:p>10,405,387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凱撒大飯店</text:p>
          </table:table-cell>
          <table:covered-table-cell table:number-columns-repeated="4"/>
          <table:table-cell office:value-type="string" office:string-value="凱撒大飯店" table:formula="of:=SUBSTITUTE([.A89];&quot;*&quot;;&quot;&quot;)" table:style-name="ce5">
            <text:p>凱撒大飯店</text:p>
          </table:table-cell>
          <table:table-cell office:value-type="string" table:style-name="ce5">
            <text:p>Scenery</text:p>
          </table:table-cell>
          <table:table-cell office:value-type="float" office:value="281" table:style-name="ce3">
            <text:p>281</text:p>
          </table:table-cell>
          <table:table-cell office:value-type="float" office:value="8257" table:number-columns-spanned="2" table:number-rows-spanned="1" table:style-name="ce7">
            <text:p>8,257</text:p>
          </table:table-cell>
          <table:covered-table-cell/>
          <table:table-cell office:value-type="percentage" office:value="0.94788198829066694" table:style-name="ce4">
            <text:p>94.79%</text:p>
          </table:table-cell>
          <table:table-cell office:value-type="float" office:value="7230.2911469056562" table:number-columns-spanned="2" table:number-rows-spanned="1" table:style-name="ce7">
            <text:p>7,230</text:p>
          </table:table-cell>
          <table:covered-table-cell/>
          <table:table-cell office:value-type="float" office:value="59700514" table:style-name="ce3">
            <text:p>59,700,514</text:p>
          </table:table-cell>
          <table:table-cell office:value-type="float" office:value="9420812" table:style-name="ce3">
            <text:p>9,420,812</text:p>
          </table:table-cell>
          <table:table-cell office:value-type="float" office:value="71901122" table:style-name="ce3">
            <text:p>71,901,122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墾丁福華渡假飯店</text:p>
          </table:table-cell>
          <table:covered-table-cell table:number-columns-repeated="4"/>
          <table:table-cell office:value-type="string" office:string-value="墾丁福華渡假飯店" table:formula="of:=SUBSTITUTE([.A90];&quot;*&quot;;&quot;&quot;)" table:style-name="ce5">
            <text:p>墾丁福華渡假飯店</text:p>
          </table:table-cell>
          <table:table-cell office:value-type="string" table:style-name="ce5">
            <text:p>Scenery</text:p>
          </table:table-cell>
          <table:table-cell office:value-type="float" office:value="458" table:style-name="ce3">
            <text:p>458</text:p>
          </table:table-cell>
          <table:table-cell office:value-type="float" office:value="10391" table:number-columns-spanned="2" table:number-rows-spanned="1" table:style-name="ce7">
            <text:p>10,391</text:p>
          </table:table-cell>
          <table:covered-table-cell/>
          <table:table-cell office:value-type="percentage" office:value="0.73186364276658689" table:style-name="ce4">
            <text:p>73.19%</text:p>
          </table:table-cell>
          <table:table-cell office:value-type="float" office:value="4539.4757001251082" table:number-columns-spanned="2" table:number-rows-spanned="1" table:style-name="ce7">
            <text:p>4,539</text:p>
          </table:table-cell>
          <table:covered-table-cell/>
          <table:table-cell office:value-type="float" office:value="47169692" table:style-name="ce3">
            <text:p>47,169,692</text:p>
          </table:table-cell>
          <table:table-cell office:value-type="float" office:value="12544175" table:style-name="ce3">
            <text:p>12,544,175</text:p>
          </table:table-cell>
          <table:table-cell office:value-type="float" office:value="64680819" table:style-name="ce3">
            <text:p>64,680,819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東方渡假酒店</text:p>
          </table:table-cell>
          <table:covered-table-cell table:number-columns-repeated="4"/>
          <table:table-cell office:value-type="string" office:string-value="東方渡假酒店" table:formula="of:=SUBSTITUTE([.A91];&quot;*&quot;;&quot;&quot;)" table:style-name="ce5">
            <text:p>東方渡假酒店</text:p>
          </table:table-cell>
          <table:table-cell office:value-type="string" table:style-name="ce5">
            <text:p>Scenery</text:p>
          </table:table-cell>
          <table:table-cell office:value-type="float" office:value="112" table:style-name="ce3">
            <text:p>112</text:p>
          </table:table-cell>
          <table:table-cell office:value-type="float" office:value="400" table:number-columns-spanned="2" table:number-rows-spanned="1" table:style-name="ce7">
            <text:p>400</text:p>
          </table:table-cell>
          <table:covered-table-cell/>
          <table:table-cell office:value-type="percentage" office:value="0.1152073732718894" table:style-name="ce4">
            <text:p>11.52%</text:p>
          </table:table-cell>
          <table:table-cell office:value-type="float" office:value="2500.4250000000002" table:number-columns-spanned="2" table:number-rows-spanned="1" table:style-name="ce7">
            <text:p>2,500</text:p>
          </table:table-cell>
          <table:covered-table-cell/>
          <table:table-cell office:value-type="float" office:value="1000170" table:style-name="ce3">
            <text:p>1,000,170</text:p>
          </table:table-cell>
          <table:table-cell office:value-type="float" office:value="540466" table:style-name="ce3">
            <text:p>540,466</text:p>
          </table:table-cell>
          <table:table-cell office:value-type="float" office:value="1540636" table:style-name="ce3">
            <text:p>1,540,636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知本老爺大酒店</text:p>
          </table:table-cell>
          <table:covered-table-cell table:number-columns-repeated="4"/>
          <table:table-cell office:value-type="string" office:string-value="知本老爺大酒店" table:formula="of:=SUBSTITUTE([.A92];&quot;*&quot;;&quot;&quot;)" table:style-name="ce5">
            <text:p>知本老爺大酒店</text:p>
          </table:table-cell>
          <table:table-cell office:value-type="string" table:style-name="ce5">
            <text:p>Scenery</text:p>
          </table:table-cell>
          <table:table-cell office:value-type="float" office:value="182" table:style-name="ce3">
            <text:p>182</text:p>
          </table:table-cell>
          <table:table-cell office:value-type="float" office:value="4661" table:number-columns-spanned="2" table:number-rows-spanned="1" table:style-name="ce7">
            <text:p>4,661</text:p>
          </table:table-cell>
          <table:covered-table-cell/>
          <table:table-cell office:value-type="percentage" office:value="0.82612548741581004" table:style-name="ce4">
            <text:p>82.61%</text:p>
          </table:table-cell>
          <table:table-cell office:value-type="float" office:value="4216.2587427590643" table:number-columns-spanned="2" table:number-rows-spanned="1" table:style-name="ce7">
            <text:p>4,216</text:p>
          </table:table-cell>
          <table:covered-table-cell/>
          <table:table-cell office:value-type="float" office:value="19651982" table:style-name="ce3">
            <text:p>19,651,982</text:p>
          </table:table-cell>
          <table:table-cell office:value-type="float" office:value="11320381" table:style-name="ce3">
            <text:p>11,320,381</text:p>
          </table:table-cell>
          <table:table-cell office:value-type="float" office:value="35512348" table:style-name="ce3">
            <text:p>35,512,348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太魯閣晶英酒店</text:p>
          </table:table-cell>
          <table:covered-table-cell table:number-columns-repeated="4"/>
          <table:table-cell office:value-type="string" office:string-value="太魯閣晶英酒店" table:formula="of:=SUBSTITUTE([.A93];&quot;*&quot;;&quot;&quot;)" table:style-name="ce5">
            <text:p>太魯閣晶英酒店</text:p>
          </table:table-cell>
          <table:table-cell office:value-type="string" table:style-name="ce5">
            <text:p>Scenery</text:p>
          </table:table-cell>
          <table:table-cell office:value-type="float" office:value="160" table:style-name="ce3">
            <text:p>160</text:p>
          </table:table-cell>
          <table:table-cell office:value-type="float" office:value="3818" table:number-columns-spanned="2" table:number-rows-spanned="1" table:style-name="ce7">
            <text:p>3,818</text:p>
          </table:table-cell>
          <table:covered-table-cell/>
          <table:table-cell office:value-type="percentage" office:value="0.76975806451612905" table:style-name="ce4">
            <text:p>76.98%</text:p>
          </table:table-cell>
          <table:table-cell office:value-type="float" office:value="8635.3601361969613" table:number-columns-spanned="2" table:number-rows-spanned="1" table:style-name="ce7">
            <text:p>8,635</text:p>
          </table:table-cell>
          <table:covered-table-cell/>
          <table:table-cell office:value-type="float" office:value="32969805" table:style-name="ce3">
            <text:p>32,969,805</text:p>
          </table:table-cell>
          <table:table-cell office:value-type="float" office:value="10425152" table:style-name="ce3">
            <text:p>10,425,152</text:p>
          </table:table-cell>
          <table:table-cell office:value-type="float" office:value="48594944" table:style-name="ce3">
            <text:p>48,594,944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福容大飯店 福隆</text:p>
          </table:table-cell>
          <table:covered-table-cell table:number-columns-repeated="4"/>
          <table:table-cell office:value-type="string" office:string-value="福容大飯店 福隆" table:formula="of:=SUBSTITUTE([.A94];&quot;*&quot;;&quot;&quot;)" table:style-name="ce5">
            <text:p>福容大飯店 福隆</text:p>
          </table:table-cell>
          <table:table-cell office:value-type="string" table:style-name="ce5">
            <text:p>Scenery</text:p>
          </table:table-cell>
          <table:table-cell office:value-type="float" office:value="174" table:style-name="ce3">
            <text:p>174</text:p>
          </table:table-cell>
          <table:table-cell office:value-type="float" office:value="3336" table:number-columns-spanned="2" table:number-rows-spanned="1" table:style-name="ce7">
            <text:p>3,336</text:p>
          </table:table-cell>
          <table:covered-table-cell/>
          <table:table-cell office:value-type="percentage" office:value="0.6184649610678532" table:style-name="ce4">
            <text:p>61.85%</text:p>
          </table:table-cell>
          <table:table-cell office:value-type="float" office:value="5619.3564148681053" table:number-columns-spanned="2" table:number-rows-spanned="1" table:style-name="ce7">
            <text:p>5,619</text:p>
          </table:table-cell>
          <table:covered-table-cell/>
          <table:table-cell office:value-type="float" office:value="18746173" table:style-name="ce3">
            <text:p>18,746,173</text:p>
          </table:table-cell>
          <table:table-cell office:value-type="float" office:value="9864354" table:style-name="ce3">
            <text:p>9,864,354</text:p>
          </table:table-cell>
          <table:table-cell office:value-type="float" office:value="29487384" table:style-name="ce3">
            <text:p>29,487,384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龍谷大飯店</text:p>
          </table:table-cell>
          <table:covered-table-cell table:number-columns-repeated="4"/>
          <table:table-cell office:value-type="string" office:string-value="龍谷大飯店" table:formula="of:=SUBSTITUTE([.A95];&quot;*&quot;;&quot;&quot;)" table:style-name="ce5">
            <text:p>龍谷大飯店</text:p>
          </table:table-cell>
          <table:table-cell office:value-type="string" table:style-name="ce5">
            <text:p>Scenery</text:p>
          </table:table-cell>
          <table:table-cell office:value-type="float" office:value="189" table:style-name="ce3">
            <text:p>189</text:p>
          </table:table-cell>
          <table:table-cell office:value-type="float" office:value="1014" table:number-columns-spanned="2" table:number-rows-spanned="1" table:style-name="ce7">
            <text:p>1,014</text:p>
          </table:table-cell>
          <table:covered-table-cell/>
          <table:table-cell office:value-type="percentage" office:value="0.1730670762928827" table:style-name="ce4">
            <text:p>17.31%</text:p>
          </table:table-cell>
          <table:table-cell office:value-type="float" office:value="2213.6607495069029" table:number-columns-spanned="2" table:number-rows-spanned="1" table:style-name="ce7">
            <text:p>2,214</text:p>
          </table:table-cell>
          <table:covered-table-cell/>
          <table:table-cell office:value-type="float" office:value="2244652" table:style-name="ce3">
            <text:p>2,244,652</text:p>
          </table:table-cell>
          <table:table-cell office:value-type="float" office:value="699295" table:style-name="ce3">
            <text:p>699,295</text:p>
          </table:table-cell>
          <table:table-cell office:value-type="float" office:value="3336819" table:style-name="ce3">
            <text:p>3,336,819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阿里山賓館</text:p>
          </table:table-cell>
          <table:covered-table-cell table:number-columns-repeated="4"/>
          <table:table-cell office:value-type="string" office:string-value="阿里山賓館" table:formula="of:=SUBSTITUTE([.A96];&quot;*&quot;;&quot;&quot;)" table:style-name="ce5">
            <text:p>阿里山賓館</text:p>
          </table:table-cell>
          <table:table-cell office:value-type="string" table:style-name="ce5">
            <text:p>Scenery</text:p>
          </table:table-cell>
          <table:table-cell office:value-type="float" office:value="35" table:style-name="ce3">
            <text:p>35</text:p>
          </table:table-cell>
          <table:table-cell office:value-type="float" office:value="477" table:number-columns-spanned="2" table:number-rows-spanned="1" table:style-name="ce7">
            <text:p>477</text:p>
          </table:table-cell>
          <table:covered-table-cell/>
          <table:table-cell office:value-type="percentage" office:value="0.43963133640552993" table:style-name="ce4">
            <text:p>43.96%</text:p>
          </table:table-cell>
          <table:table-cell office:value-type="float" office:value="6326.3731656184482" table:number-columns-spanned="2" table:number-rows-spanned="1" table:style-name="ce7">
            <text:p>6,326</text:p>
          </table:table-cell>
          <table:covered-table-cell/>
          <table:table-cell office:value-type="float" office:value="3017680" table:style-name="ce3">
            <text:p>3,017,680</text:p>
          </table:table-cell>
          <table:table-cell office:value-type="float" office:value="0" table:style-name="ce3">
            <text:p>0</text:p>
          </table:table-cell>
          <table:table-cell office:value-type="float" office:value="3017680" table:style-name="ce3">
            <text:p>3,017,680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名都觀光渡假大飯店</text:p>
          </table:table-cell>
          <table:covered-table-cell table:number-columns-repeated="4"/>
          <table:table-cell office:value-type="string" office:string-value="名都觀光渡假大飯店" table:formula="of:=SUBSTITUTE([.A97];&quot;*&quot;;&quot;&quot;)" table:style-name="ce5">
            <text:p>名都觀光渡假大飯店</text:p>
          </table:table-cell>
          <table:table-cell office:value-type="string" table:style-name="ce5">
            <text:p>Scenery</text:p>
          </table:table-cell>
          <table:table-cell office:value-type="float" office:value="97" table:style-name="ce3">
            <text:p>97</text:p>
          </table:table-cell>
          <table:table-cell office:value-type="float" office:value="1878" table:number-columns-spanned="2" table:number-rows-spanned="1" table:style-name="ce7">
            <text:p>1,878</text:p>
          </table:table-cell>
          <table:covered-table-cell/>
          <table:table-cell office:value-type="percentage" office:value="0.62454273362154977" table:style-name="ce4">
            <text:p>62.45%</text:p>
          </table:table-cell>
          <table:table-cell office:value-type="float" office:value="877.27848775292864" table:number-columns-spanned="2" table:number-rows-spanned="1" table:style-name="ce7">
            <text:p>877</text:p>
          </table:table-cell>
          <table:covered-table-cell/>
          <table:table-cell office:value-type="float" office:value="1647529" table:style-name="ce3">
            <text:p>1,647,529</text:p>
          </table:table-cell>
          <table:table-cell office:value-type="float" office:value="3166669" table:style-name="ce3">
            <text:p>3,166,669</text:p>
          </table:table-cell>
          <table:table-cell office:value-type="float" office:value="4924879" table:style-name="ce3">
            <text:p>4,924,879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阿里山賓館(新館)</text:p>
          </table:table-cell>
          <table:covered-table-cell table:number-columns-repeated="4"/>
          <table:table-cell office:value-type="string" office:string-value="阿里山賓館(新館)" table:formula="of:=SUBSTITUTE([.A98];&quot;*&quot;;&quot;&quot;)" table:style-name="ce5">
            <text:p>阿里山賓館(新館)</text:p>
          </table:table-cell>
          <table:table-cell office:value-type="string" table:style-name="ce5">
            <text:p>Scenery</text:p>
          </table:table-cell>
          <table:table-cell office:value-type="float" office:value="102" table:style-name="ce3">
            <text:p>102</text:p>
          </table:table-cell>
          <table:table-cell office:value-type="float" office:value="2352" table:number-columns-spanned="2" table:number-rows-spanned="1" table:style-name="ce7">
            <text:p>2,352</text:p>
          </table:table-cell>
          <table:covered-table-cell/>
          <table:table-cell office:value-type="percentage" office:value="0.74383301707779881" table:style-name="ce4">
            <text:p>74.38%</text:p>
          </table:table-cell>
          <table:table-cell office:value-type="float" office:value="6264.1913265306121" table:number-columns-spanned="2" table:number-rows-spanned="1" table:style-name="ce7">
            <text:p>6,264</text:p>
          </table:table-cell>
          <table:covered-table-cell/>
          <table:table-cell office:value-type="float" office:value="14733378" table:style-name="ce3">
            <text:p>14,733,378</text:p>
          </table:table-cell>
          <table:table-cell office:value-type="float" office:value="7716914" table:style-name="ce3">
            <text:p>7,716,914</text:p>
          </table:table-cell>
          <table:table-cell office:value-type="float" office:value="23097219" table:style-name="ce3">
            <text:p>23,097,219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墾丁怡灣渡假酒店</text:p>
          </table:table-cell>
          <table:covered-table-cell table:number-columns-repeated="4"/>
          <table:table-cell office:value-type="string" office:string-value="墾丁怡灣渡假酒店" table:formula="of:=SUBSTITUTE([.A99];&quot;*&quot;;&quot;&quot;)" table:style-name="ce5">
            <text:p>墾丁怡灣渡假酒店</text:p>
          </table:table-cell>
          <table:table-cell office:value-type="string" table:style-name="ce5">
            <text:p>Scenery</text:p>
          </table:table-cell>
          <table:table-cell office:value-type="float" office:value="240" table:style-name="ce3">
            <text:p>240</text:p>
          </table:table-cell>
          <table:table-cell office:value-type="float" office:value="3594" table:number-columns-spanned="2" table:number-rows-spanned="1" table:style-name="ce7">
            <text:p>3,594</text:p>
          </table:table-cell>
          <table:covered-table-cell/>
          <table:table-cell office:value-type="percentage" office:value="0.48306451612903228" table:style-name="ce4">
            <text:p>48.31%</text:p>
          </table:table-cell>
          <table:table-cell office:value-type="float" office:value="3140.1942125765158" table:number-columns-spanned="2" table:number-rows-spanned="1" table:style-name="ce7">
            <text:p>3,140</text:p>
          </table:table-cell>
          <table:covered-table-cell/>
          <table:table-cell office:value-type="float" office:value="11285858" table:style-name="ce3">
            <text:p>11,285,858</text:p>
          </table:table-cell>
          <table:table-cell office:value-type="float" office:value="572805" table:style-name="ce3">
            <text:p>572,805</text:p>
          </table:table-cell>
          <table:table-cell office:value-type="float" office:value="12230256" table:style-name="ce3">
            <text:p>12,230,256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福容大飯店 <text:s text:c="3"/>淡水漁人碼頭</text:p>
          </table:table-cell>
          <table:covered-table-cell table:number-columns-repeated="4"/>
          <table:table-cell office:value-type="string" office:string-value="福容大飯店    淡水漁人碼頭" table:formula="of:=SUBSTITUTE([.A100];&quot;*&quot;;&quot;&quot;)" table:style-name="ce5">
            <text:p>福容大飯店 <text:s text:c="3"/>淡水漁人碼頭</text:p>
          </table:table-cell>
          <table:table-cell office:value-type="string" table:style-name="ce5">
            <text:p>Others</text:p>
          </table:table-cell>
          <table:table-cell office:value-type="float" office:value="198" table:style-name="ce3">
            <text:p>198</text:p>
          </table:table-cell>
          <table:table-cell office:value-type="float" office:value="4035" table:number-columns-spanned="2" table:number-rows-spanned="1" table:style-name="ce7">
            <text:p>4,035</text:p>
          </table:table-cell>
          <table:covered-table-cell/>
          <table:table-cell office:value-type="percentage" office:value="0.65738025415444767" table:style-name="ce4">
            <text:p>65.74%</text:p>
          </table:table-cell>
          <table:table-cell office:value-type="float" office:value="4354.7120198265184" table:number-columns-spanned="2" table:number-rows-spanned="1" table:style-name="ce7">
            <text:p>4,355</text:p>
          </table:table-cell>
          <table:covered-table-cell/>
          <table:table-cell office:value-type="float" office:value="17571263" table:style-name="ce3">
            <text:p>17,571,263</text:p>
          </table:table-cell>
          <table:table-cell office:value-type="float" office:value="19066295" table:style-name="ce3">
            <text:p>19,066,295</text:p>
          </table:table-cell>
          <table:table-cell office:value-type="float" office:value="39291143" table:style-name="ce3">
            <text:p>39,291,143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大板根渡假酒店</text:p>
          </table:table-cell>
          <table:covered-table-cell table:number-columns-repeated="4"/>
          <table:table-cell office:value-type="string" office:string-value="大板根渡假酒店" table:formula="of:=SUBSTITUTE([.A101];&quot;*&quot;;&quot;&quot;)" table:style-name="ce5">
            <text:p>大板根渡假酒店</text:p>
          </table:table-cell>
          <table:table-cell office:value-type="string" table:style-name="ce5">
            <text:p>Others</text:p>
          </table:table-cell>
          <table:table-cell office:value-type="float" office:value="95" table:style-name="ce3">
            <text:p>95</text:p>
          </table:table-cell>
          <table:table-cell office:value-type="float" office:value="2446" table:number-columns-spanned="2" table:number-rows-spanned="1" table:style-name="ce7">
            <text:p>2,446</text:p>
          </table:table-cell>
          <table:covered-table-cell/>
          <table:table-cell office:value-type="percentage" office:value="0.83056027164685908" table:style-name="ce4">
            <text:p>83.06%</text:p>
          </table:table-cell>
          <table:table-cell office:value-type="float" office:value="4655.073589533933" table:number-columns-spanned="2" table:number-rows-spanned="1" table:style-name="ce7">
            <text:p>4,655</text:p>
          </table:table-cell>
          <table:covered-table-cell/>
          <table:table-cell office:value-type="float" office:value="11386310" table:style-name="ce3">
            <text:p>11,386,310</text:p>
          </table:table-cell>
          <table:table-cell office:value-type="float" office:value="11744714" table:style-name="ce3">
            <text:p>11,744,714</text:p>
          </table:table-cell>
          <table:table-cell office:value-type="float" office:value="36038375" table:style-name="ce3">
            <text:p>36,038,375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板橋凱撒大飯店</text:p>
          </table:table-cell>
          <table:covered-table-cell table:number-columns-repeated="4"/>
          <table:table-cell office:value-type="string" office:string-value="板橋凱撒大飯店" table:formula="of:=SUBSTITUTE([.A102];&quot;*&quot;;&quot;&quot;)" table:style-name="ce5">
            <text:p>板橋凱撒大飯店</text:p>
          </table:table-cell>
          <table:table-cell office:value-type="string" table:style-name="ce5">
            <text:p>Others</text:p>
          </table:table-cell>
          <table:table-cell office:value-type="float" office:value="400" table:style-name="ce3">
            <text:p>400</text:p>
          </table:table-cell>
          <table:table-cell office:value-type="float" office:value="8806" table:number-columns-spanned="2" table:number-rows-spanned="1" table:style-name="ce7">
            <text:p>8,806</text:p>
          </table:table-cell>
          <table:covered-table-cell/>
          <table:table-cell office:value-type="percentage" office:value="0.71016129032258068" table:style-name="ce4">
            <text:p>71.02%</text:p>
          </table:table-cell>
          <table:table-cell office:value-type="float" office:value="3852.9776288893941" table:number-columns-spanned="2" table:number-rows-spanned="1" table:style-name="ce7">
            <text:p>3,853</text:p>
          </table:table-cell>
          <table:covered-table-cell/>
          <table:table-cell office:value-type="float" office:value="33929321" table:style-name="ce3">
            <text:p>33,929,321</text:p>
          </table:table-cell>
          <table:table-cell office:value-type="float" office:value="12062204" table:style-name="ce3">
            <text:p>12,062,204</text:p>
          </table:table-cell>
          <table:table-cell office:value-type="float" office:value="46090109" table:style-name="ce3">
            <text:p>46,090,109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台南大飯店</text:p>
          </table:table-cell>
          <table:covered-table-cell table:number-columns-repeated="4"/>
          <table:table-cell office:value-type="string" office:string-value="台南大飯店" table:formula="of:=SUBSTITUTE([.A103];&quot;*&quot;;&quot;&quot;)" table:style-name="ce5">
            <text:p>台南大飯店</text:p>
          </table:table-cell>
          <table:table-cell office:value-type="string" table:style-name="ce5">
            <text:p>Others</text:p>
          </table:table-cell>
          <table:table-cell office:value-type="float" office:value="152" table:style-name="ce3">
            <text:p>152</text:p>
          </table:table-cell>
          <table:table-cell office:value-type="float" office:value="2818" table:number-columns-spanned="2" table:number-rows-spanned="1" table:style-name="ce7">
            <text:p>2,818</text:p>
          </table:table-cell>
          <table:covered-table-cell/>
          <table:table-cell office:value-type="percentage" office:value="0.59804753820033951" table:style-name="ce4">
            <text:p>59.80%</text:p>
          </table:table-cell>
          <table:table-cell office:value-type="float" office:value="2047.002838892832" table:number-columns-spanned="2" table:number-rows-spanned="1" table:style-name="ce7">
            <text:p>2,047</text:p>
          </table:table-cell>
          <table:covered-table-cell/>
          <table:table-cell office:value-type="float" office:value="5768454" table:style-name="ce3">
            <text:p>5,768,454</text:p>
          </table:table-cell>
          <table:table-cell office:value-type="float" office:value="8207631" table:style-name="ce3">
            <text:p>8,207,631</text:p>
          </table:table-cell>
          <table:table-cell office:value-type="float" office:value="15024680" table:style-name="ce3">
            <text:p>15,024,680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大億麗緻酒店</text:p>
          </table:table-cell>
          <table:covered-table-cell table:number-columns-repeated="4"/>
          <table:table-cell office:value-type="string" office:string-value="大億麗緻酒店" table:formula="of:=SUBSTITUTE([.A104];&quot;*&quot;;&quot;&quot;)" table:style-name="ce5">
            <text:p>大億麗緻酒店</text:p>
          </table:table-cell>
          <table:table-cell office:value-type="string" table:style-name="ce5">
            <text:p>Others</text:p>
          </table:table-cell>
          <table:table-cell office:value-type="float" office:value="315" table:style-name="ce3">
            <text:p>315</text:p>
          </table:table-cell>
          <table:table-cell office:value-type="float" office:value="7153" table:number-columns-spanned="2" table:number-rows-spanned="1" table:style-name="ce7">
            <text:p>7,153</text:p>
          </table:table-cell>
          <table:covered-table-cell/>
          <table:table-cell office:value-type="percentage" office:value="0.73251408090117764" table:style-name="ce4">
            <text:p>73.25%</text:p>
          </table:table-cell>
          <table:table-cell office:value-type="float" office:value="3081.705298476164" table:number-columns-spanned="2" table:number-rows-spanned="1" table:style-name="ce7">
            <text:p>3,082</text:p>
          </table:table-cell>
          <table:covered-table-cell/>
          <table:table-cell office:value-type="float" office:value="22043438" table:style-name="ce3">
            <text:p>22,043,438</text:p>
          </table:table-cell>
          <table:table-cell office:value-type="float" office:value="19225537" table:style-name="ce3">
            <text:p>19,225,537</text:p>
          </table:table-cell>
          <table:table-cell office:value-type="float" office:value="45889193" table:style-name="ce3">
            <text:p>45,889,193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台糖長榮酒店(台南)</text:p>
          </table:table-cell>
          <table:covered-table-cell table:number-columns-repeated="4"/>
          <table:table-cell office:value-type="string" office:string-value="台糖長榮酒店(台南)" table:formula="of:=SUBSTITUTE([.A105];&quot;*&quot;;&quot;&quot;)" table:style-name="ce5">
            <text:p>台糖長榮酒店(台南)</text:p>
          </table:table-cell>
          <table:table-cell office:value-type="string" table:style-name="ce5">
            <text:p>Others</text:p>
          </table:table-cell>
          <table:table-cell office:value-type="float" office:value="197" table:style-name="ce3">
            <text:p>197</text:p>
          </table:table-cell>
          <table:table-cell office:value-type="float" office:value="5263" table:number-columns-spanned="2" table:number-rows-spanned="1" table:style-name="ce7">
            <text:p>5,263</text:p>
          </table:table-cell>
          <table:covered-table-cell/>
          <table:table-cell office:value-type="percentage" office:value="0.86179793679384309" table:style-name="ce4">
            <text:p>86.18%</text:p>
          </table:table-cell>
          <table:table-cell office:value-type="float" office:value="2550.4220026600801" table:number-columns-spanned="2" table:number-rows-spanned="1" table:style-name="ce7">
            <text:p>2,550</text:p>
          </table:table-cell>
          <table:covered-table-cell/>
          <table:table-cell office:value-type="float" office:value="13422871" table:style-name="ce3">
            <text:p>13,422,871</text:p>
          </table:table-cell>
          <table:table-cell office:value-type="float" office:value="19188398" table:style-name="ce3">
            <text:p>19,188,398</text:p>
          </table:table-cell>
          <table:table-cell office:value-type="float" office:value="34780258" table:style-name="ce3">
            <text:p>34,780,258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香格里拉台南遠東國際大飯店</text:p>
          </table:table-cell>
          <table:covered-table-cell table:number-columns-repeated="4"/>
          <table:table-cell office:value-type="string" office:string-value="香格里拉台南遠東國際大飯店" table:formula="of:=SUBSTITUTE([.A106];&quot;*&quot;;&quot;&quot;)" table:style-name="ce5">
            <text:p>香格里拉台南遠東國際大飯店</text:p>
          </table:table-cell>
          <table:table-cell office:value-type="string" table:style-name="ce5">
            <text:p>Others</text:p>
          </table:table-cell>
          <table:table-cell office:value-type="float" office:value="333" table:style-name="ce3">
            <text:p>333</text:p>
          </table:table-cell>
          <table:table-cell office:value-type="float" office:value="7663" table:number-columns-spanned="2" table:number-rows-spanned="1" table:style-name="ce7">
            <text:p>7,663</text:p>
          </table:table-cell>
          <table:covered-table-cell/>
          <table:table-cell office:value-type="percentage" office:value="0.74232296812941978" table:style-name="ce4">
            <text:p>74.23%</text:p>
          </table:table-cell>
          <table:table-cell office:value-type="float" office:value="3533.259819913872" table:number-columns-spanned="2" table:number-rows-spanned="1" table:style-name="ce7">
            <text:p>3,533</text:p>
          </table:table-cell>
          <table:covered-table-cell/>
          <table:table-cell office:value-type="float" office:value="27075370" table:style-name="ce3">
            <text:p>27,075,370</text:p>
          </table:table-cell>
          <table:table-cell office:value-type="float" office:value="22470289" table:style-name="ce3">
            <text:p>22,470,289</text:p>
          </table:table-cell>
          <table:table-cell office:value-type="float" office:value="55828094" table:style-name="ce3">
            <text:p>55,828,094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台南大員皇冠假日酒店</text:p>
          </table:table-cell>
          <table:covered-table-cell table:number-columns-repeated="4"/>
          <table:table-cell office:value-type="string" office:string-value="台南大員皇冠假日酒店" table:formula="of:=SUBSTITUTE([.A107];&quot;*&quot;;&quot;&quot;)" table:style-name="ce5">
            <text:p>台南大員皇冠假日酒店</text:p>
          </table:table-cell>
          <table:table-cell office:value-type="string" table:style-name="ce5">
            <text:p>Others</text:p>
          </table:table-cell>
          <table:table-cell office:value-type="float" office:value="231" table:style-name="ce3">
            <text:p>231</text:p>
          </table:table-cell>
          <table:table-cell office:value-type="float" office:value="4589" table:number-columns-spanned="2" table:number-rows-spanned="1" table:style-name="ce7">
            <text:p>4,589</text:p>
          </table:table-cell>
          <table:covered-table-cell/>
          <table:table-cell office:value-type="percentage" office:value="0.64083228599357633" table:style-name="ce4">
            <text:p>64.08%</text:p>
          </table:table-cell>
          <table:table-cell office:value-type="float" office:value="3076.4286336892569" table:number-columns-spanned="2" table:number-rows-spanned="1" table:style-name="ce7">
            <text:p>3,076</text:p>
          </table:table-cell>
          <table:covered-table-cell/>
          <table:table-cell office:value-type="float" office:value="14117731" table:style-name="ce3">
            <text:p>14,117,731</text:p>
          </table:table-cell>
          <table:table-cell office:value-type="float" office:value="13600399" table:style-name="ce3">
            <text:p>13,600,399</text:p>
          </table:table-cell>
          <table:table-cell office:value-type="float" office:value="30571000" table:style-name="ce3">
            <text:p>30,571,000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蘭城晶英酒店</text:p>
          </table:table-cell>
          <table:covered-table-cell table:number-columns-repeated="4"/>
          <table:table-cell office:value-type="string" office:string-value="蘭城晶英酒店" table:formula="of:=SUBSTITUTE([.A108];&quot;*&quot;;&quot;&quot;)" table:style-name="ce5">
            <text:p>蘭城晶英酒店</text:p>
          </table:table-cell>
          <table:table-cell office:value-type="string" table:style-name="ce5">
            <text:p>Others</text:p>
          </table:table-cell>
          <table:table-cell office:value-type="float" office:value="193" table:style-name="ce3">
            <text:p>193</text:p>
          </table:table-cell>
          <table:table-cell office:value-type="float" office:value="5265" table:number-columns-spanned="2" table:number-rows-spanned="1" table:style-name="ce7">
            <text:p>5,265</text:p>
          </table:table-cell>
          <table:covered-table-cell/>
          <table:table-cell office:value-type="percentage" office:value="0.87999331439077388" table:style-name="ce4">
            <text:p>88.00%</text:p>
          </table:table-cell>
          <table:table-cell office:value-type="float" office:value="9758.0809116809123" table:number-columns-spanned="2" table:number-rows-spanned="1" table:style-name="ce7">
            <text:p>9,758</text:p>
          </table:table-cell>
          <table:covered-table-cell/>
          <table:table-cell office:value-type="float" office:value="51376296" table:style-name="ce3">
            <text:p>51,376,296</text:p>
          </table:table-cell>
          <table:table-cell office:value-type="float" office:value="38168775" table:style-name="ce3">
            <text:p>38,168,775</text:p>
          </table:table-cell>
          <table:table-cell office:value-type="float" office:value="100218458" table:style-name="ce3">
            <text:p>100,218,458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長榮鳳凰酒店(礁溪)</text:p>
          </table:table-cell>
          <table:covered-table-cell table:number-columns-repeated="4"/>
          <table:table-cell office:value-type="string" office:string-value="長榮鳳凰酒店(礁溪)" table:formula="of:=SUBSTITUTE([.A109];&quot;*&quot;;&quot;&quot;)" table:style-name="ce5">
            <text:p>長榮鳳凰酒店(礁溪)</text:p>
          </table:table-cell>
          <table:table-cell office:value-type="string" table:style-name="ce5">
            <text:p>Others</text:p>
          </table:table-cell>
          <table:table-cell office:value-type="float" office:value="231" table:style-name="ce3">
            <text:p>231</text:p>
          </table:table-cell>
          <table:table-cell office:value-type="float" office:value="5715" table:number-columns-spanned="2" table:number-rows-spanned="1" table:style-name="ce7">
            <text:p>5,715</text:p>
          </table:table-cell>
          <table:covered-table-cell/>
          <table:table-cell office:value-type="percentage" office:value="0.79807289484708843" table:style-name="ce4">
            <text:p>79.81%</text:p>
          </table:table-cell>
          <table:table-cell office:value-type="float" office:value="5757.2710411198595" table:number-columns-spanned="2" table:number-rows-spanned="1" table:style-name="ce7">
            <text:p>5,757</text:p>
          </table:table-cell>
          <table:covered-table-cell/>
          <table:table-cell office:value-type="float" office:value="32902804" table:style-name="ce3">
            <text:p>32,902,804</text:p>
          </table:table-cell>
          <table:table-cell office:value-type="float" office:value="21374788" table:style-name="ce3">
            <text:p>21,374,788</text:p>
          </table:table-cell>
          <table:table-cell office:value-type="float" office:value="61020891" table:style-name="ce3">
            <text:p>61,020,891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綠舞國際觀光飯店</text:p>
          </table:table-cell>
          <table:covered-table-cell table:number-columns-repeated="4"/>
          <table:table-cell office:value-type="string" office:string-value="綠舞國際觀光飯店" table:formula="of:=SUBSTITUTE([.A110];&quot;*&quot;;&quot;&quot;)" table:style-name="ce5">
            <text:p>綠舞國際觀光飯店</text:p>
          </table:table-cell>
          <table:table-cell office:value-type="string" table:style-name="ce5">
            <text:p>Others</text:p>
          </table:table-cell>
          <table:table-cell office:value-type="float" office:value="104" table:style-name="ce3">
            <text:p>104</text:p>
          </table:table-cell>
          <table:table-cell office:value-type="float" office:value="1111" table:number-columns-spanned="2" table:number-rows-spanned="1" table:style-name="ce7">
            <text:p>1,111</text:p>
          </table:table-cell>
          <table:covered-table-cell/>
          <table:table-cell office:value-type="percentage" office:value="0.34460297766749381" table:style-name="ce4">
            <text:p>34.46%</text:p>
          </table:table-cell>
          <table:table-cell office:value-type="float" office:value="5998.4581458145813" table:number-columns-spanned="2" table:number-rows-spanned="1" table:style-name="ce7">
            <text:p>5,998</text:p>
          </table:table-cell>
          <table:covered-table-cell/>
          <table:table-cell office:value-type="float" office:value="6664287" table:style-name="ce3">
            <text:p>6,664,287</text:p>
          </table:table-cell>
          <table:table-cell office:value-type="float" office:value="2998452" table:style-name="ce3">
            <text:p>2,998,452</text:p>
          </table:table-cell>
          <table:table-cell office:value-type="float" office:value="10649377" table:style-name="ce3">
            <text:p>10,649,377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麒麟大飯店</text:p>
          </table:table-cell>
          <table:covered-table-cell table:number-columns-repeated="4"/>
          <table:table-cell office:value-type="string" office:string-value="麒麟大飯店" table:formula="of:=SUBSTITUTE([.A111];&quot;*&quot;;&quot;&quot;)" table:style-name="ce5">
            <text:p>麒麟大飯店</text:p>
          </table:table-cell>
          <table:table-cell office:value-type="string" table:style-name="ce5">
            <text:p>Others</text:p>
          </table:table-cell>
          <table:table-cell office:value-type="float" office:value="167" table:style-name="ce3">
            <text:p>167</text:p>
          </table:table-cell>
          <table:table-cell office:value-type="float" office:value="2161" table:number-columns-spanned="2" table:number-rows-spanned="1" table:style-name="ce7">
            <text:p>2,161</text:p>
          </table:table-cell>
          <table:covered-table-cell/>
          <table:table-cell office:value-type="percentage" office:value="0.41742321807996913" table:style-name="ce4">
            <text:p>41.74%</text:p>
          </table:table-cell>
          <table:table-cell office:value-type="float" office:value="4051.5751966682092" table:number-columns-spanned="2" table:number-rows-spanned="1" table:style-name="ce7">
            <text:p>4,052</text:p>
          </table:table-cell>
          <table:covered-table-cell/>
          <table:table-cell office:value-type="float" office:value="8755454" table:style-name="ce3">
            <text:p>8,755,454</text:p>
          </table:table-cell>
          <table:table-cell office:value-type="float" office:value="2324988" table:style-name="ce3">
            <text:p>2,324,988</text:p>
          </table:table-cell>
          <table:table-cell office:value-type="float" office:value="11330662" table:style-name="ce3">
            <text:p>11,330,662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娜路彎大酒店</text:p>
          </table:table-cell>
          <table:covered-table-cell table:number-columns-repeated="4"/>
          <table:table-cell office:value-type="string" office:string-value="娜路彎大酒店" table:formula="of:=SUBSTITUTE([.A112];&quot;*&quot;;&quot;&quot;)" table:style-name="ce5">
            <text:p>娜路彎大酒店</text:p>
          </table:table-cell>
          <table:table-cell office:value-type="string" table:style-name="ce5">
            <text:p>Others</text:p>
          </table:table-cell>
          <table:table-cell office:value-type="float" office:value="276" table:style-name="ce3">
            <text:p>276</text:p>
          </table:table-cell>
          <table:table-cell office:value-type="float" office:value="6143" table:number-columns-spanned="2" table:number-rows-spanned="1" table:style-name="ce7">
            <text:p>6,143</text:p>
          </table:table-cell>
          <table:covered-table-cell/>
          <table:table-cell office:value-type="percentage" office:value="0.71797568957456759" table:style-name="ce4">
            <text:p>71.80%</text:p>
          </table:table-cell>
          <table:table-cell office:value-type="float" office:value="4610" table:number-columns-spanned="2" table:number-rows-spanned="1" table:style-name="ce7">
            <text:p>4,610</text:p>
          </table:table-cell>
          <table:covered-table-cell/>
          <table:table-cell office:value-type="float" office:value="28319230" table:style-name="ce3">
            <text:p>28,319,230</text:p>
          </table:table-cell>
          <table:table-cell office:value-type="float" office:value="14638980" table:style-name="ce3">
            <text:p>14,638,980</text:p>
          </table:table-cell>
          <table:table-cell office:value-type="float" office:value="48178708" table:style-name="ce3">
            <text:p>48,178,708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樂樂日暉溫泉酒店</text:p>
          </table:table-cell>
          <table:covered-table-cell table:number-columns-repeated="4"/>
          <table:table-cell office:value-type="string" office:string-value="樂樂日暉溫泉酒店" table:formula="of:=SUBSTITUTE([.A113];&quot;*&quot;;&quot;&quot;)" table:style-name="ce5">
            <text:p>樂樂日暉溫泉酒店</text:p>
          </table:table-cell>
          <table:table-cell office:value-type="string" table:style-name="ce5">
            <text:p>Others</text:p>
          </table:table-cell>
          <table:table-cell office:value-type="float" office:value="48" table:style-name="ce3">
            <text:p>48</text:p>
          </table:table-cell>
          <table:table-cell office:value-type="float" office:value="0" table:number-columns-spanned="2" table:number-rows-spanned="1" table:style-name="ce7">
            <text:p>0</text:p>
          </table:table-cell>
          <table:covered-table-cell/>
          <table:table-cell office:value-type="percentage" office:value="0" table:style-name="ce4">
            <text:p>0.00%</text:p>
          </table:table-cell>
          <table:table-cell office:value-type="float" office:value="0" table:number-columns-spanned="2" table:number-rows-spanned="1" table:style-name="ce7">
            <text:p>0</text:p>
          </table:table-cell>
          <table:covered-table-cell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耐斯王子大飯店</text:p>
          </table:table-cell>
          <table:covered-table-cell table:number-columns-repeated="4"/>
          <table:table-cell office:value-type="string" office:string-value="耐斯王子大飯店" table:formula="of:=SUBSTITUTE([.A114];&quot;*&quot;;&quot;&quot;)" table:style-name="ce5">
            <text:p>耐斯王子大飯店</text:p>
          </table:table-cell>
          <table:table-cell office:value-type="string" table:style-name="ce5">
            <text:p>Others</text:p>
          </table:table-cell>
          <table:table-cell office:value-type="float" office:value="245" table:style-name="ce3">
            <text:p>245</text:p>
          </table:table-cell>
          <table:table-cell office:value-type="float" office:value="5188" table:number-columns-spanned="2" table:number-rows-spanned="1" table:style-name="ce7">
            <text:p>5,188</text:p>
          </table:table-cell>
          <table:covered-table-cell/>
          <table:table-cell office:value-type="percentage" office:value="0.68308097432521397" table:style-name="ce4">
            <text:p>68.31%</text:p>
          </table:table-cell>
          <table:table-cell office:value-type="float" office:value="2109.9425597532768" table:number-columns-spanned="2" table:number-rows-spanned="1" table:style-name="ce7">
            <text:p>2,110</text:p>
          </table:table-cell>
          <table:covered-table-cell/>
          <table:table-cell office:value-type="float" office:value="10946382" table:style-name="ce3">
            <text:p>10,946,382</text:p>
          </table:table-cell>
          <table:table-cell office:value-type="float" office:value="14823927" table:style-name="ce3">
            <text:p>14,823,927</text:p>
          </table:table-cell>
          <table:table-cell office:value-type="float" office:value="26955307" table:style-name="ce3">
            <text:p>26,955,307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澎湖福朋喜來登酒店</text:p>
          </table:table-cell>
          <table:covered-table-cell table:number-columns-repeated="4"/>
          <table:table-cell office:value-type="string" office:string-value="澎湖福朋喜來登酒店" table:formula="of:=SUBSTITUTE([.A115];&quot;*&quot;;&quot;&quot;)" table:style-name="ce5">
            <text:p>澎湖福朋喜來登酒店</text:p>
          </table:table-cell>
          <table:table-cell office:value-type="string" table:style-name="ce5">
            <text:p>Others</text:p>
          </table:table-cell>
          <table:table-cell office:value-type="float" office:value="331" table:style-name="ce3">
            <text:p>331</text:p>
          </table:table-cell>
          <table:table-cell office:value-type="float" office:value="5682" table:number-columns-spanned="2" table:number-rows-spanned="1" table:style-name="ce7">
            <text:p>5,682</text:p>
          </table:table-cell>
          <table:covered-table-cell/>
          <table:table-cell office:value-type="percentage" office:value="0.55374719812883733" table:style-name="ce4">
            <text:p>55.37%</text:p>
          </table:table-cell>
          <table:table-cell office:value-type="float" office:value="3324.3769799366419" table:number-columns-spanned="2" table:number-rows-spanned="1" table:style-name="ce7">
            <text:p>3,324</text:p>
          </table:table-cell>
          <table:covered-table-cell/>
          <table:table-cell office:value-type="float" office:value="18889110" table:style-name="ce3">
            <text:p>18,889,110</text:p>
          </table:table-cell>
          <table:table-cell office:value-type="float" office:value="18542269" table:style-name="ce3">
            <text:p>18,542,269</text:p>
          </table:table-cell>
          <table:table-cell office:value-type="float" office:value="41446639" table:style-name="ce3">
            <text:p>41,446,639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瓏山林台北中和飯店</text:p>
          </table:table-cell>
          <table:covered-table-cell table:number-columns-repeated="4"/>
          <table:table-cell office:value-type="string" office:string-value="瓏山林台北中和飯店" table:formula="of:=SUBSTITUTE([.A116];&quot;*&quot;;&quot;&quot;)" table:style-name="ce5">
            <text:p>瓏山林台北中和飯店</text:p>
          </table:table-cell>
          <table:table-cell office:value-type="string" table:style-name="ce5">
            <text:p>Others</text:p>
          </table:table-cell>
          <table:table-cell office:value-type="float" office:value="126" table:style-name="ce3">
            <text:p>126</text:p>
          </table:table-cell>
          <table:table-cell office:value-type="float" office:value="1785" table:number-columns-spanned="2" table:number-rows-spanned="1" table:style-name="ce7">
            <text:p>1,785</text:p>
          </table:table-cell>
          <table:covered-table-cell/>
          <table:table-cell office:value-type="percentage" office:value="0.45698924731182788" table:style-name="ce4">
            <text:p>45.70%</text:p>
          </table:table-cell>
          <table:table-cell office:value-type="float" office:value="2404.052661064426" table:number-columns-spanned="2" table:number-rows-spanned="1" table:style-name="ce7">
            <text:p>2,404</text:p>
          </table:table-cell>
          <table:covered-table-cell/>
          <table:table-cell office:value-type="float" office:value="4291234" table:style-name="ce3">
            <text:p>4,291,234</text:p>
          </table:table-cell>
          <table:table-cell office:value-type="float" office:value="2659875" table:style-name="ce3">
            <text:p>2,659,875</text:p>
          </table:table-cell>
          <table:table-cell office:value-type="float" office:value="8029361" table:style-name="ce3">
            <text:p>8,029,361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和昇帝景飯店</text:p>
          </table:table-cell>
          <table:covered-table-cell table:number-columns-repeated="4"/>
          <table:table-cell office:value-type="string" office:string-value="和昇帝景飯店" table:formula="of:=SUBSTITUTE([.A117];&quot;*&quot;;&quot;&quot;)" table:style-name="ce5">
            <text:p>和昇帝景飯店</text:p>
          </table:table-cell>
          <table:table-cell office:value-type="string" table:style-name="ce5">
            <text:p>Others</text:p>
          </table:table-cell>
          <table:table-cell office:value-type="float" office:value="60" table:style-name="ce3">
            <text:p>60</text:p>
          </table:table-cell>
          <table:table-cell office:value-type="float" office:value="839" table:number-columns-spanned="2" table:number-rows-spanned="1" table:style-name="ce7">
            <text:p>839</text:p>
          </table:table-cell>
          <table:covered-table-cell/>
          <table:table-cell office:value-type="percentage" office:value="0.45107526881720428" table:style-name="ce4">
            <text:p>45.11%</text:p>
          </table:table-cell>
          <table:table-cell office:value-type="float" office:value="2528.5113230035759" table:number-columns-spanned="2" table:number-rows-spanned="1" table:style-name="ce7">
            <text:p>2,529</text:p>
          </table:table-cell>
          <table:covered-table-cell/>
          <table:table-cell office:value-type="float" office:value="2121421" table:style-name="ce3">
            <text:p>2,121,421</text:p>
          </table:table-cell>
          <table:table-cell office:value-type="float" office:value="6000" table:style-name="ce3">
            <text:p>6,000</text:p>
          </table:table-cell>
          <table:table-cell office:value-type="float" office:value="2127421" table:style-name="ce3">
            <text:p>2,127,421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碧特弗大飯店</text:p>
          </table:table-cell>
          <table:covered-table-cell table:number-columns-repeated="4"/>
          <table:table-cell office:value-type="string" office:string-value="碧特弗大飯店" table:formula="of:=SUBSTITUTE([.A118];&quot;*&quot;;&quot;&quot;)" table:style-name="ce5">
            <text:p>碧特弗大飯店</text:p>
          </table:table-cell>
          <table:table-cell office:value-type="string" table:style-name="ce5">
            <text:p>Others</text:p>
          </table:table-cell>
          <table:table-cell office:value-type="float" office:value="54" table:style-name="ce3">
            <text:p>54</text:p>
          </table:table-cell>
          <table:table-cell office:value-type="float" office:value="544" table:number-columns-spanned="2" table:number-rows-spanned="1" table:style-name="ce7">
            <text:p>544</text:p>
          </table:table-cell>
          <table:covered-table-cell/>
          <table:table-cell office:value-type="percentage" office:value="0.3249701314217443" table:style-name="ce4">
            <text:p>32.50%</text:p>
          </table:table-cell>
          <table:table-cell office:value-type="float" office:value="2247.775735294118" table:number-columns-spanned="2" table:number-rows-spanned="1" table:style-name="ce7">
            <text:p>2,248</text:p>
          </table:table-cell>
          <table:covered-table-cell/>
          <table:table-cell office:value-type="float" office:value="1222790" table:style-name="ce3">
            <text:p>1,222,790</text:p>
          </table:table-cell>
          <table:table-cell office:value-type="float" office:value="170098" table:style-name="ce3">
            <text:p>170,098</text:p>
          </table:table-cell>
          <table:table-cell office:value-type="float" office:value="1392888" table:style-name="ce3">
            <text:p>1,392,888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美麗春天大飯店</text:p>
          </table:table-cell>
          <table:covered-table-cell table:number-columns-repeated="4"/>
          <table:table-cell office:value-type="string" office:string-value="美麗春天大飯店" table:formula="of:=SUBSTITUTE([.A119];&quot;*&quot;;&quot;&quot;)" table:style-name="ce5">
            <text:p>美麗春天大飯店</text:p>
          </table:table-cell>
          <table:table-cell office:value-type="string" table:style-name="ce5">
            <text:p>Others</text:p>
          </table:table-cell>
          <table:table-cell office:value-type="float" office:value="34" table:style-name="ce3">
            <text:p>34</text:p>
          </table:table-cell>
          <table:table-cell office:value-type="float" office:value="342" table:number-columns-spanned="2" table:number-rows-spanned="1" table:style-name="ce7">
            <text:p>342</text:p>
          </table:table-cell>
          <table:covered-table-cell/>
          <table:table-cell office:value-type="percentage" office:value="0.32447817836812137" table:style-name="ce4">
            <text:p>32.45%</text:p>
          </table:table-cell>
          <table:table-cell office:value-type="float" office:value="2276.3245614035091" table:number-columns-spanned="2" table:number-rows-spanned="1" table:style-name="ce7">
            <text:p>2,276</text:p>
          </table:table-cell>
          <table:covered-table-cell/>
          <table:table-cell office:value-type="float" office:value="778503" table:style-name="ce3">
            <text:p>778,503</text:p>
          </table:table-cell>
          <table:table-cell office:value-type="float" office:value="225478" table:style-name="ce3">
            <text:p>225,478</text:p>
          </table:table-cell>
          <table:table-cell office:value-type="float" office:value="1003981" table:style-name="ce3">
            <text:p>1,003,981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遠百企業觀光旅館</text:p>
          </table:table-cell>
          <table:covered-table-cell table:number-columns-repeated="4"/>
          <table:table-cell office:value-type="string" office:string-value="遠百企業觀光旅館" table:formula="of:=SUBSTITUTE([.A120];&quot;*&quot;;&quot;&quot;)" table:style-name="ce5">
            <text:p>遠百企業觀光旅館</text:p>
          </table:table-cell>
          <table:table-cell office:value-type="string" table:style-name="ce5">
            <text:p>Others</text:p>
          </table:table-cell>
          <table:table-cell office:value-type="float" office:value="40" table:style-name="ce3">
            <text:p>40</text:p>
          </table:table-cell>
          <table:table-cell office:value-type="float" office:value="70" table:number-columns-spanned="2" table:number-rows-spanned="1" table:style-name="ce7">
            <text:p>70</text:p>
          </table:table-cell>
          <table:covered-table-cell/>
          <table:table-cell office:value-type="percentage" office:value="5.6451612903225798E-2" table:style-name="ce4">
            <text:p>5.65%</text:p>
          </table:table-cell>
          <table:table-cell office:value-type="float" office:value="1000" table:number-columns-spanned="2" table:number-rows-spanned="1" table:style-name="ce7">
            <text:p>1,000</text:p>
          </table:table-cell>
          <table:covered-table-cell/>
          <table:table-cell office:value-type="float" office:value="70000" table:style-name="ce3">
            <text:p>70,000</text:p>
          </table:table-cell>
          <table:table-cell office:value-type="float" office:value="0" table:style-name="ce3">
            <text:p>0</text:p>
          </table:table-cell>
          <table:table-cell office:value-type="float" office:value="70000" table:style-name="ce3">
            <text:p>70,000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幼獅大飯店</text:p>
          </table:table-cell>
          <table:covered-table-cell table:number-columns-repeated="4"/>
          <table:table-cell office:value-type="string" office:string-value="幼獅大飯店" table:formula="of:=SUBSTITUTE([.A121];&quot;*&quot;;&quot;&quot;)" table:style-name="ce5">
            <text:p>幼獅大飯店</text:p>
          </table:table-cell>
          <table:table-cell office:value-type="string" table:style-name="ce5">
            <text:p>Others</text:p>
          </table:table-cell>
          <table:table-cell office:value-type="float" office:value="55" table:style-name="ce3">
            <text:p>55</text:p>
          </table:table-cell>
          <table:table-cell office:value-type="float" office:value="369" table:number-columns-spanned="2" table:number-rows-spanned="1" table:style-name="ce7">
            <text:p>369</text:p>
          </table:table-cell>
          <table:covered-table-cell/>
          <table:table-cell office:value-type="percentage" office:value="0.21642228739002931" table:style-name="ce4">
            <text:p>21.64%</text:p>
          </table:table-cell>
          <table:table-cell office:value-type="float" office:value="2140.0542005420052" table:number-columns-spanned="2" table:number-rows-spanned="1" table:style-name="ce7">
            <text:p>2,140</text:p>
          </table:table-cell>
          <table:covered-table-cell/>
          <table:table-cell office:value-type="float" office:value="789680" table:style-name="ce3">
            <text:p>789,680</text:p>
          </table:table-cell>
          <table:table-cell office:value-type="float" office:value="0" table:style-name="ce3">
            <text:p>0</text:p>
          </table:table-cell>
          <table:table-cell office:value-type="float" office:value="835310" table:style-name="ce3">
            <text:p>835,310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山泉大飯店</text:p>
          </table:table-cell>
          <table:covered-table-cell table:number-columns-repeated="4"/>
          <table:table-cell office:value-type="string" office:string-value="山泉大飯店" table:formula="of:=SUBSTITUTE([.A122];&quot;*&quot;;&quot;&quot;)" table:style-name="ce5">
            <text:p>山泉大飯店</text:p>
          </table:table-cell>
          <table:table-cell office:value-type="string" table:style-name="ce5">
            <text:p>Others</text:p>
          </table:table-cell>
          <table:table-cell office:value-type="float" office:value="167" table:style-name="ce3">
            <text:p>167</text:p>
          </table:table-cell>
          <table:table-cell office:value-type="float" office:value="1893" table:number-columns-spanned="2" table:number-rows-spanned="1" table:style-name="ce7">
            <text:p>1,893</text:p>
          </table:table-cell>
          <table:covered-table-cell/>
          <table:table-cell office:value-type="percentage" office:value="0.365655785203786" table:style-name="ce4">
            <text:p>36.57%</text:p>
          </table:table-cell>
          <table:table-cell office:value-type="float" office:value="2257.3718964606451" table:number-columns-spanned="2" table:number-rows-spanned="1" table:style-name="ce7">
            <text:p>2,257</text:p>
          </table:table-cell>
          <table:covered-table-cell/>
          <table:table-cell office:value-type="float" office:value="4273205" table:style-name="ce3">
            <text:p>4,273,205</text:p>
          </table:table-cell>
          <table:table-cell office:value-type="float" office:value="139237" table:style-name="ce3">
            <text:p>139,237</text:p>
          </table:table-cell>
          <table:table-cell office:value-type="float" office:value="4644677" table:style-name="ce3">
            <text:p>4,644,677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悅川酒店</text:p>
          </table:table-cell>
          <table:covered-table-cell table:number-columns-repeated="4"/>
          <table:table-cell office:value-type="string" office:string-value="悅川酒店" table:formula="of:=SUBSTITUTE([.A123];&quot;*&quot;;&quot;&quot;)" table:style-name="ce5">
            <text:p>悅川酒店</text:p>
          </table:table-cell>
          <table:table-cell office:value-type="string" table:style-name="ce5">
            <text:p>Others</text:p>
          </table:table-cell>
          <table:table-cell office:value-type="float" office:value="103" table:style-name="ce3">
            <text:p>103</text:p>
          </table:table-cell>
          <table:table-cell office:value-type="float" office:value="2494" table:number-columns-spanned="2" table:number-rows-spanned="1" table:style-name="ce7">
            <text:p>2,494</text:p>
          </table:table-cell>
          <table:covered-table-cell/>
          <table:table-cell office:value-type="percentage" office:value="0.78108362041966806" table:style-name="ce4">
            <text:p>78.11%</text:p>
          </table:table-cell>
          <table:table-cell office:value-type="float" office:value="4035.4422614274258" table:number-columns-spanned="2" table:number-rows-spanned="1" table:style-name="ce7">
            <text:p>4,035</text:p>
          </table:table-cell>
          <table:covered-table-cell/>
          <table:table-cell office:value-type="float" office:value="10064393" table:style-name="ce3">
            <text:p>10,064,393</text:p>
          </table:table-cell>
          <table:table-cell office:value-type="float" office:value="6426123" table:style-name="ce3">
            <text:p>6,426,123</text:p>
          </table:table-cell>
          <table:table-cell office:value-type="float" office:value="16490516" table:style-name="ce3">
            <text:p>16,490,516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台東桂田喜來登酒店</text:p>
          </table:table-cell>
          <table:covered-table-cell table:number-columns-repeated="4"/>
          <table:table-cell office:value-type="string" office:string-value="台東桂田喜來登酒店" table:formula="of:=SUBSTITUTE([.A124];&quot;*&quot;;&quot;&quot;)" table:style-name="ce5">
            <text:p>台東桂田喜來登酒店</text:p>
          </table:table-cell>
          <table:table-cell office:value-type="string" table:style-name="ce5">
            <text:p>Others</text:p>
          </table:table-cell>
          <table:table-cell office:value-type="float" office:value="278" table:style-name="ce3">
            <text:p>278</text:p>
          </table:table-cell>
          <table:table-cell office:value-type="float" office:value="5461" table:number-columns-spanned="2" table:number-rows-spanned="1" table:style-name="ce7">
            <text:p>5,461</text:p>
          </table:table-cell>
          <table:covered-table-cell/>
          <table:table-cell office:value-type="percentage" office:value="0.63367370619633323" table:style-name="ce4">
            <text:p>63.37%</text:p>
          </table:table-cell>
          <table:table-cell office:value-type="float" office:value="2926.067386925472" table:number-columns-spanned="2" table:number-rows-spanned="1" table:style-name="ce7">
            <text:p>2,926</text:p>
          </table:table-cell>
          <table:covered-table-cell/>
          <table:table-cell office:value-type="float" office:value="15979254" table:style-name="ce3">
            <text:p>15,979,254</text:p>
          </table:table-cell>
          <table:table-cell office:value-type="float" office:value="15580390" table:style-name="ce3">
            <text:p>15,580,390</text:p>
          </table:table-cell>
          <table:table-cell office:value-type="float" office:value="32302136" table:style-name="ce3">
            <text:p>32,302,136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長榮桂冠酒店(基隆)</text:p>
          </table:table-cell>
          <table:covered-table-cell table:number-columns-repeated="4"/>
          <table:table-cell office:value-type="string" office:string-value="長榮桂冠酒店(基隆)" table:formula="of:=SUBSTITUTE([.A125];&quot;*&quot;;&quot;&quot;)" table:style-name="ce5">
            <text:p>長榮桂冠酒店(基隆)</text:p>
          </table:table-cell>
          <table:table-cell office:value-type="string" table:style-name="ce5">
            <text:p>Others</text:p>
          </table:table-cell>
          <table:table-cell office:value-type="float" office:value="140" table:style-name="ce3">
            <text:p>140</text:p>
          </table:table-cell>
          <table:table-cell office:value-type="float" office:value="3357" table:number-columns-spanned="2" table:number-rows-spanned="1" table:style-name="ce7">
            <text:p>3,357</text:p>
          </table:table-cell>
          <table:covered-table-cell/>
          <table:table-cell office:value-type="percentage" office:value="0.77350230414746546" table:style-name="ce4">
            <text:p>77.35%</text:p>
          </table:table-cell>
          <table:table-cell office:value-type="float" office:value="3021.6508787607982" table:number-columns-spanned="2" table:number-rows-spanned="1" table:style-name="ce7">
            <text:p>3,022</text:p>
          </table:table-cell>
          <table:covered-table-cell/>
          <table:table-cell office:value-type="float" office:value="10143682" table:style-name="ce3">
            <text:p>10,143,682</text:p>
          </table:table-cell>
          <table:table-cell office:value-type="float" office:value="6125520" table:style-name="ce3">
            <text:p>6,125,520</text:p>
          </table:table-cell>
          <table:table-cell office:value-type="float" office:value="19320755" table:style-name="ce3">
            <text:p>19,320,755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鈺通大飯店</text:p>
          </table:table-cell>
          <table:covered-table-cell table:number-columns-repeated="4"/>
          <table:table-cell office:value-type="string" office:string-value="鈺通大飯店" table:formula="of:=SUBSTITUTE([.A126];&quot;*&quot;;&quot;&quot;)" table:style-name="ce5">
            <text:p>鈺通大飯店</text:p>
          </table:table-cell>
          <table:table-cell office:value-type="string" table:style-name="ce5">
            <text:p>Others</text:p>
          </table:table-cell>
          <table:table-cell office:value-type="float" office:value="120" table:style-name="ce3">
            <text:p>120</text:p>
          </table:table-cell>
          <table:table-cell office:value-type="float" office:value="1173" table:number-columns-spanned="2" table:number-rows-spanned="1" table:style-name="ce7">
            <text:p>1,173</text:p>
          </table:table-cell>
          <table:covered-table-cell/>
          <table:table-cell office:value-type="percentage" office:value="0.31532258064516128" table:style-name="ce4">
            <text:p>31.53%</text:p>
          </table:table-cell>
          <table:table-cell office:value-type="float" office:value="1624.3171355498721" table:number-columns-spanned="2" table:number-rows-spanned="1" table:style-name="ce7">
            <text:p>1,624</text:p>
          </table:table-cell>
          <table:covered-table-cell/>
          <table:table-cell office:value-type="float" office:value="1905324" table:style-name="ce3">
            <text:p>1,905,324</text:p>
          </table:table-cell>
          <table:table-cell office:value-type="float" office:value="3225323" table:style-name="ce3">
            <text:p>3,225,323</text:p>
          </table:table-cell>
          <table:table-cell office:value-type="float" office:value="5149454" table:style-name="ce3">
            <text:p>5,149,454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寶華大飯店</text:p>
          </table:table-cell>
          <table:covered-table-cell table:number-columns-repeated="4"/>
          <table:table-cell office:value-type="string" office:string-value="寶華大飯店" table:formula="of:=SUBSTITUTE([.A127];&quot;*&quot;;&quot;&quot;)" table:style-name="ce5">
            <text:p>寶華大飯店</text:p>
          </table:table-cell>
          <table:table-cell office:value-type="string" table:style-name="ce5">
            <text:p>Others</text:p>
          </table:table-cell>
          <table:table-cell office:value-type="float" office:value="78" table:style-name="ce3">
            <text:p>78</text:p>
          </table:table-cell>
          <table:table-cell office:value-type="float" office:value="875" table:number-columns-spanned="2" table:number-rows-spanned="1" table:style-name="ce7">
            <text:p>875</text:p>
          </table:table-cell>
          <table:covered-table-cell/>
          <table:table-cell office:value-type="percentage" office:value="0.36186931348221668" table:style-name="ce4">
            <text:p>36.19%</text:p>
          </table:table-cell>
          <table:table-cell office:value-type="float" office:value="1880.466285714286" table:number-columns-spanned="2" table:number-rows-spanned="1" table:style-name="ce7">
            <text:p>1,880</text:p>
          </table:table-cell>
          <table:covered-table-cell/>
          <table:table-cell office:value-type="float" office:value="1645408" table:style-name="ce3">
            <text:p>1,645,408</text:p>
          </table:table-cell>
          <table:table-cell office:value-type="float" office:value="360" table:style-name="ce3">
            <text:p>360</text:p>
          </table:table-cell>
          <table:table-cell office:value-type="float" office:value="1647768" table:style-name="ce3">
            <text:p>1,647,768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陸島酒店</text:p>
          </table:table-cell>
          <table:covered-table-cell table:number-columns-repeated="4"/>
          <table:table-cell office:value-type="string" office:string-value="陸島酒店" table:formula="of:=SUBSTITUTE([.A128];&quot;*&quot;;&quot;&quot;)" table:style-name="ce5">
            <text:p>陸島酒店</text:p>
          </table:table-cell>
          <table:table-cell office:value-type="string" table:style-name="ce5">
            <text:p>Others</text:p>
          </table:table-cell>
          <table:table-cell office:value-type="float" office:value="47" table:style-name="ce3">
            <text:p>47</text:p>
          </table:table-cell>
          <table:table-cell office:value-type="float" office:value="663" table:number-columns-spanned="2" table:number-rows-spanned="1" table:style-name="ce7">
            <text:p>663</text:p>
          </table:table-cell>
          <table:covered-table-cell/>
          <table:table-cell office:value-type="percentage" office:value="0.45504461221688403" table:style-name="ce4">
            <text:p>45.50%</text:p>
          </table:table-cell>
          <table:table-cell office:value-type="float" office:value="1636.959276018099" table:number-columns-spanned="2" table:number-rows-spanned="1" table:style-name="ce7">
            <text:p>1,637</text:p>
          </table:table-cell>
          <table:covered-table-cell/>
          <table:table-cell office:value-type="float" office:value="1085304" table:style-name="ce3">
            <text:p>1,085,304</text:p>
          </table:table-cell>
          <table:table-cell office:value-type="float" office:value="102000" table:style-name="ce3">
            <text:p>102,000</text:p>
          </table:table-cell>
          <table:table-cell office:value-type="float" office:value="1206554" table:style-name="ce3">
            <text:p>1,206,554</text:p>
          </table:table-cell>
          <table:table-cell table:number-columns-repeated="16368"/>
        </table:table-row>
        <table:table-row table:number-rows-repeated="104844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4">
      <number:number number:decimal-places="2" number:min-integer-digits="1"/>
      <number:text>%</number:text>
    </number:percentag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44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801</meta:generator>
    <dc:title>Untitled Spreadsheet</dc:title>
    <dc:description/>
    <dc:subject/>
    <meta:initial-creator>Unknown Creator</meta:initial-creator>
    <dc:creator>emmayianpan</dc:creator>
    <meta:creation-date>2021-01-12T06:47:59Z</meta:creation-date>
    <dc:date>2021-03-24T17:35:29Z</dc:date>
  </office:meta>
</office:document-meta>
</file>